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d9469" officeooo:paragraph-rsid="001d9469"/>
    </style:style>
    <style:style style:name="P2" style:family="paragraph" style:parent-style-name="Preformatted_20_Text">
      <style:text-properties officeooo:rsid="002286ce" officeooo:paragraph-rsid="002286ce"/>
    </style:style>
    <style:style style:name="P3" style:family="paragraph" style:parent-style-name="Preformatted_20_Text">
      <style:text-properties officeooo:rsid="0023ed3b" officeooo:paragraph-rsid="0023ed3b"/>
    </style:style>
    <style:style style:name="P4" style:family="paragraph" style:parent-style-name="Preformatted_20_Text">
      <style:text-properties officeooo:rsid="0027ffe3" officeooo:paragraph-rsid="0027ffe3"/>
    </style:style>
    <style:style style:name="P5" style:family="paragraph" style:parent-style-name="Preformatted_20_Text">
      <style:text-properties officeooo:rsid="0029fe14" officeooo:paragraph-rsid="0029fe14"/>
    </style:style>
    <style:style style:name="P6" style:family="paragraph" style:parent-style-name="Preformatted_20_Text">
      <style:text-properties officeooo:rsid="002b9501" officeooo:paragraph-rsid="002b9501"/>
    </style:style>
    <style:style style:name="P7" style:family="paragraph" style:parent-style-name="Preformatted_20_Text">
      <style:text-properties officeooo:rsid="002cd508" officeooo:paragraph-rsid="002cd508"/>
    </style:style>
    <style:style style:name="P8" style:family="paragraph" style:parent-style-name="Preformatted_20_Text">
      <style:text-properties officeooo:rsid="0030d2fd" officeooo:paragraph-rsid="0030d2fd"/>
    </style:style>
    <style:style style:name="P9" style:family="paragraph" style:parent-style-name="Preformatted_20_Text">
      <style:text-properties officeooo:rsid="0031a148" officeooo:paragraph-rsid="0031a148"/>
    </style:style>
    <style:style style:name="P10" style:family="paragraph" style:parent-style-name="Preformatted_20_Text">
      <style:text-properties officeooo:rsid="0032a936" officeooo:paragraph-rsid="0032a936"/>
    </style:style>
    <style:style style:name="P11" style:family="paragraph" style:parent-style-name="Preformatted_20_Text">
      <style:text-properties officeooo:rsid="0032d22e" officeooo:paragraph-rsid="0032d22e"/>
    </style:style>
    <style:style style:name="P12" style:family="paragraph" style:parent-style-name="Preformatted_20_Text">
      <style:text-properties officeooo:rsid="00349f4c" officeooo:paragraph-rsid="00349f4c"/>
    </style:style>
    <style:style style:name="P13" style:family="paragraph" style:parent-style-name="Preformatted_20_Text">
      <style:text-properties officeooo:rsid="0037d125" officeooo:paragraph-rsid="0037d125"/>
    </style:style>
    <style:style style:name="P14" style:family="paragraph" style:parent-style-name="Preformatted_20_Text">
      <style:text-properties officeooo:rsid="003ae9bc" officeooo:paragraph-rsid="003ae9bc"/>
    </style:style>
    <style:style style:name="P15" style:family="paragraph" style:parent-style-name="Preformatted_20_Text">
      <style:text-properties officeooo:rsid="003d3cac" officeooo:paragraph-rsid="003d3cac"/>
    </style:style>
    <style:style style:name="P16" style:family="paragraph" style:parent-style-name="Preformatted_20_Text">
      <style:text-properties officeooo:rsid="003e616d" officeooo:paragraph-rsid="003e616d"/>
    </style:style>
    <style:style style:name="P17" style:family="paragraph" style:parent-style-name="Preformatted_20_Text">
      <style:text-properties officeooo:rsid="003f17fb" officeooo:paragraph-rsid="003f17fb"/>
    </style:style>
    <style:style style:name="P18" style:family="paragraph" style:parent-style-name="Preformatted_20_Text">
      <style:text-properties officeooo:rsid="003ffcfb" officeooo:paragraph-rsid="003ffcfb"/>
    </style:style>
    <style:style style:name="P19" style:family="paragraph" style:parent-style-name="Preformatted_20_Text">
      <style:text-properties officeooo:rsid="00417d61" officeooo:paragraph-rsid="00417d61"/>
    </style:style>
    <style:style style:name="P20" style:family="paragraph" style:parent-style-name="Preformatted_20_Text">
      <style:text-properties officeooo:rsid="00427eda" officeooo:paragraph-rsid="00427eda"/>
    </style:style>
    <style:style style:name="P21" style:family="paragraph" style:parent-style-name="Preformatted_20_Text">
      <style:text-properties officeooo:rsid="004370b9" officeooo:paragraph-rsid="004370b9"/>
    </style:style>
    <style:style style:name="P22" style:family="paragraph" style:parent-style-name="Preformatted_20_Text">
      <style:text-properties officeooo:rsid="0044b3e4" officeooo:paragraph-rsid="0044b3e4"/>
    </style:style>
    <style:style style:name="P23" style:family="paragraph" style:parent-style-name="Preformatted_20_Text">
      <style:text-properties officeooo:rsid="00455c19" officeooo:paragraph-rsid="00455c19"/>
    </style:style>
    <style:style style:name="P24" style:family="paragraph" style:parent-style-name="Preformatted_20_Text">
      <style:text-properties officeooo:rsid="0046d8e6" officeooo:paragraph-rsid="0046d8e6"/>
    </style:style>
    <style:style style:name="P25" style:family="paragraph" style:parent-style-name="Preformatted_20_Text">
      <style:text-properties officeooo:rsid="004e20d9" officeooo:paragraph-rsid="004e20d9"/>
    </style:style>
    <style:style style:name="P26" style:family="paragraph" style:parent-style-name="Preformatted_20_Text">
      <style:text-properties officeooo:rsid="004fa461" officeooo:paragraph-rsid="004fa461"/>
    </style:style>
    <style:style style:name="P27" style:family="paragraph" style:parent-style-name="Preformatted_20_Text">
      <style:text-properties officeooo:rsid="005830b0" officeooo:paragraph-rsid="005830b0"/>
    </style:style>
    <style:style style:name="P28" style:family="paragraph" style:parent-style-name="Preformatted_20_Text">
      <style:text-properties officeooo:rsid="005affe6" officeooo:paragraph-rsid="005affe6"/>
    </style:style>
    <style:style style:name="P29" style:family="paragraph" style:parent-style-name="Preformatted_20_Text">
      <style:text-properties officeooo:rsid="005c058e" officeooo:paragraph-rsid="005c058e"/>
    </style:style>
    <style:style style:name="P30" style:family="paragraph" style:parent-style-name="Preformatted_20_Text">
      <style:text-properties officeooo:rsid="005f1916" officeooo:paragraph-rsid="005f1916"/>
    </style:style>
    <style:style style:name="P31" style:family="paragraph" style:parent-style-name="Preformatted_20_Text">
      <style:text-properties officeooo:rsid="005f58ef" officeooo:paragraph-rsid="005f58ef"/>
    </style:style>
    <style:style style:name="P32" style:family="paragraph" style:parent-style-name="Preformatted_20_Text">
      <style:text-properties officeooo:rsid="0062397e" officeooo:paragraph-rsid="0062397e"/>
    </style:style>
    <style:style style:name="P33" style:family="paragraph" style:parent-style-name="Preformatted_20_Text">
      <style:text-properties officeooo:rsid="006be2c3" officeooo:paragraph-rsid="006be2c3"/>
    </style:style>
    <style:style style:name="P34" style:family="paragraph" style:parent-style-name="Preformatted_20_Text">
      <style:text-properties officeooo:rsid="006d6114" officeooo:paragraph-rsid="006d6114"/>
    </style:style>
    <style:style style:name="P35" style:family="paragraph" style:parent-style-name="Preformatted_20_Text">
      <style:text-properties officeooo:rsid="0070ed24" officeooo:paragraph-rsid="0070ed24"/>
    </style:style>
    <style:style style:name="P36" style:family="paragraph" style:parent-style-name="Preformatted_20_Text">
      <style:text-properties officeooo:rsid="0072e397" officeooo:paragraph-rsid="0072e397"/>
    </style:style>
    <style:style style:name="P37" style:family="paragraph" style:parent-style-name="Preformatted_20_Text">
      <style:text-properties officeooo:rsid="0073467e" officeooo:paragraph-rsid="0073467e"/>
    </style:style>
    <style:style style:name="P38" style:family="paragraph" style:parent-style-name="Preformatted_20_Text">
      <style:text-properties officeooo:rsid="00748b45" officeooo:paragraph-rsid="00748b45"/>
    </style:style>
    <style:style style:name="P39" style:family="paragraph" style:parent-style-name="Preformatted_20_Text">
      <style:text-properties officeooo:rsid="007b6b01" officeooo:paragraph-rsid="007b6b01"/>
    </style:style>
    <style:style style:name="P40" style:family="paragraph" style:parent-style-name="Preformatted_20_Text">
      <style:text-properties officeooo:rsid="007bcc09" officeooo:paragraph-rsid="007bcc09"/>
    </style:style>
    <style:style style:name="P41" style:family="paragraph" style:parent-style-name="Preformatted_20_Text">
      <style:text-properties officeooo:rsid="007bfde5" officeooo:paragraph-rsid="007bfde5"/>
    </style:style>
    <style:style style:name="P42" style:family="paragraph" style:parent-style-name="Preformatted_20_Text">
      <style:text-properties officeooo:rsid="007d5ebd" officeooo:paragraph-rsid="007d5ebd"/>
    </style:style>
    <style:style style:name="P43" style:family="paragraph" style:parent-style-name="Preformatted_20_Text">
      <style:text-properties officeooo:rsid="007dc0d8" officeooo:paragraph-rsid="007dc0d8"/>
    </style:style>
    <style:style style:name="P44" style:family="paragraph" style:parent-style-name="Preformatted_20_Text">
      <style:text-properties officeooo:rsid="007f6be9" officeooo:paragraph-rsid="007f6be9"/>
    </style:style>
    <style:style style:name="P45" style:family="paragraph" style:parent-style-name="Preformatted_20_Text">
      <style:text-properties officeooo:rsid="007fe3c6" officeooo:paragraph-rsid="007fe3c6"/>
    </style:style>
    <style:style style:name="P46" style:family="paragraph" style:parent-style-name="Preformatted_20_Text">
      <style:text-properties officeooo:rsid="008130ba" officeooo:paragraph-rsid="008130ba"/>
    </style:style>
    <style:style style:name="P47" style:family="paragraph" style:parent-style-name="Preformatted_20_Text">
      <style:text-properties officeooo:rsid="0082fb62" officeooo:paragraph-rsid="0082fb62"/>
    </style:style>
    <style:style style:name="P48" style:family="paragraph" style:parent-style-name="Preformatted_20_Text">
      <style:text-properties officeooo:rsid="00848859" officeooo:paragraph-rsid="00848859"/>
    </style:style>
    <style:style style:name="P49" style:family="paragraph" style:parent-style-name="Preformatted_20_Text">
      <style:text-properties officeooo:rsid="0087c9d2" officeooo:paragraph-rsid="0087c9d2"/>
    </style:style>
    <style:style style:name="P50" style:family="paragraph" style:parent-style-name="Preformatted_20_Text">
      <style:text-properties officeooo:rsid="0089b6b8" officeooo:paragraph-rsid="0089b6b8"/>
    </style:style>
    <style:style style:name="P51" style:family="paragraph" style:parent-style-name="Preformatted_20_Text">
      <style:text-properties officeooo:rsid="008deb87" officeooo:paragraph-rsid="008deb87"/>
    </style:style>
    <style:style style:name="P52" style:family="paragraph" style:parent-style-name="Preformatted_20_Text">
      <style:text-properties officeooo:rsid="0095ea81" officeooo:paragraph-rsid="0095ea81"/>
    </style:style>
    <style:style style:name="P53" style:family="paragraph" style:parent-style-name="Preformatted_20_Text">
      <style:text-properties officeooo:rsid="0096ba93" officeooo:paragraph-rsid="0096ba93"/>
    </style:style>
    <style:style style:name="P54" style:family="paragraph" style:parent-style-name="Preformatted_20_Text">
      <style:text-properties officeooo:rsid="009f0d69" officeooo:paragraph-rsid="009f0d69"/>
    </style:style>
    <style:style style:name="P55" style:family="paragraph" style:parent-style-name="Preformatted_20_Text">
      <style:text-properties officeooo:rsid="00b10829" officeooo:paragraph-rsid="00b10829"/>
    </style:style>
    <style:style style:name="P56" style:family="paragraph" style:parent-style-name="Preformatted_20_Text">
      <style:text-properties officeooo:rsid="00b1a355" officeooo:paragraph-rsid="00b1a355"/>
    </style:style>
    <style:style style:name="P57" style:family="paragraph" style:parent-style-name="Preformatted_20_Text">
      <style:text-properties officeooo:rsid="00b9fcea" officeooo:paragraph-rsid="00b9fcea"/>
    </style:style>
    <style:style style:name="P58" style:family="paragraph" style:parent-style-name="Preformatted_20_Text">
      <style:text-properties officeooo:rsid="00baa8d7" officeooo:paragraph-rsid="00baa8d7"/>
    </style:style>
    <style:style style:name="P59" style:family="paragraph" style:parent-style-name="Preformatted_20_Text">
      <style:text-properties officeooo:rsid="00c5d024" officeooo:paragraph-rsid="00c5d024"/>
    </style:style>
    <style:style style:name="P60" style:family="paragraph" style:parent-style-name="Preformatted_20_Text">
      <style:text-properties officeooo:rsid="00c8a60a" officeooo:paragraph-rsid="00c8a60a"/>
    </style:style>
    <style:style style:name="P61" style:family="paragraph" style:parent-style-name="Preformatted_20_Text">
      <style:text-properties officeooo:rsid="00ceb3d2" officeooo:paragraph-rsid="00ceb3d2"/>
    </style:style>
    <style:style style:name="P62" style:family="paragraph" style:parent-style-name="Preformatted_20_Text">
      <style:text-properties officeooo:rsid="00d15a57" officeooo:paragraph-rsid="00d15a57"/>
    </style:style>
    <style:style style:name="P63" style:family="paragraph" style:parent-style-name="Preformatted_20_Text">
      <style:text-properties officeooo:rsid="00d3bb87" officeooo:paragraph-rsid="00d3bb87"/>
    </style:style>
    <style:style style:name="P64" style:family="paragraph" style:parent-style-name="Preformatted_20_Text">
      <style:text-properties officeooo:rsid="00dca96c" officeooo:paragraph-rsid="00dca96c"/>
    </style:style>
    <style:style style:name="P65" style:family="paragraph" style:parent-style-name="Preformatted_20_Text">
      <style:text-properties officeooo:rsid="00dd2835" officeooo:paragraph-rsid="00dd2835"/>
    </style:style>
    <style:style style:name="P66" style:family="paragraph" style:parent-style-name="Preformatted_20_Text">
      <style:text-properties officeooo:rsid="00e5a1db" officeooo:paragraph-rsid="00e5a1db"/>
    </style:style>
    <style:style style:name="P67" style:family="paragraph" style:parent-style-name="Preformatted_20_Text">
      <style:text-properties officeooo:rsid="00e5a970" officeooo:paragraph-rsid="00e5a970"/>
    </style:style>
    <style:style style:name="P68" style:family="paragraph" style:parent-style-name="Preformatted_20_Text">
      <style:text-properties officeooo:rsid="00f0b6a4" officeooo:paragraph-rsid="00f0b6a4"/>
    </style:style>
    <style:style style:name="P69" style:family="paragraph" style:parent-style-name="Preformatted_20_Text">
      <style:text-properties officeooo:rsid="00f22920" officeooo:paragraph-rsid="00f22920"/>
    </style:style>
    <style:style style:name="P70" style:family="paragraph" style:parent-style-name="Preformatted_20_Text">
      <style:text-properties officeooo:rsid="00fc7e99" officeooo:paragraph-rsid="00fc7e99"/>
    </style:style>
    <style:style style:name="P71" style:family="paragraph" style:parent-style-name="Preformatted_20_Text">
      <style:text-properties officeooo:rsid="00fd2551" officeooo:paragraph-rsid="00fd2551"/>
    </style:style>
    <style:style style:name="P72" style:family="paragraph" style:parent-style-name="Preformatted_20_Text">
      <style:text-properties officeooo:rsid="0101588f" officeooo:paragraph-rsid="0101588f"/>
    </style:style>
    <style:style style:name="P73" style:family="paragraph" style:parent-style-name="Preformatted_20_Text">
      <style:text-properties officeooo:rsid="0103470f" officeooo:paragraph-rsid="0103470f"/>
    </style:style>
    <style:style style:name="P74" style:family="paragraph" style:parent-style-name="Preformatted_20_Text">
      <style:text-properties officeooo:rsid="0108e03e" officeooo:paragraph-rsid="0108e03e"/>
    </style:style>
    <style:style style:name="P75" style:family="paragraph" style:parent-style-name="Preformatted_20_Text">
      <style:text-properties officeooo:rsid="01099f69" officeooo:paragraph-rsid="01099f69"/>
    </style:style>
    <style:style style:name="P76" style:family="paragraph" style:parent-style-name="Preformatted_20_Text">
      <style:text-properties officeooo:rsid="0110320e" officeooo:paragraph-rsid="0110320e"/>
    </style:style>
    <style:style style:name="P77" style:family="paragraph" style:parent-style-name="Preformatted_20_Text">
      <style:text-properties officeooo:rsid="0112261b" officeooo:paragraph-rsid="0112261b"/>
    </style:style>
    <style:style style:name="P78" style:family="paragraph" style:parent-style-name="Preformatted_20_Text">
      <style:text-properties officeooo:rsid="0114efd3" officeooo:paragraph-rsid="0114efd3"/>
    </style:style>
    <style:style style:name="P79" style:family="paragraph" style:parent-style-name="Preformatted_20_Text">
      <style:text-properties officeooo:rsid="01186f8a" officeooo:paragraph-rsid="01186f8a"/>
    </style:style>
    <style:style style:name="P80" style:family="paragraph" style:parent-style-name="Preformatted_20_Text">
      <style:text-properties officeooo:rsid="01189952" officeooo:paragraph-rsid="01189952"/>
    </style:style>
    <style:style style:name="P81" style:family="paragraph" style:parent-style-name="Preformatted_20_Text">
      <style:text-properties officeooo:rsid="011b0aba" officeooo:paragraph-rsid="011b0aba"/>
    </style:style>
    <style:style style:name="P82" style:family="paragraph" style:parent-style-name="Preformatted_20_Text">
      <style:text-properties officeooo:rsid="0122229d" officeooo:paragraph-rsid="0122229d"/>
    </style:style>
    <style:style style:name="P83" style:family="paragraph" style:parent-style-name="Preformatted_20_Text">
      <style:text-properties officeooo:rsid="012371c6" officeooo:paragraph-rsid="012371c6"/>
    </style:style>
    <style:style style:name="P84" style:family="paragraph" style:parent-style-name="Preformatted_20_Text">
      <style:text-properties officeooo:rsid="0124569b" officeooo:paragraph-rsid="0124569b"/>
    </style:style>
    <style:style style:name="P85" style:family="paragraph" style:parent-style-name="Preformatted_20_Text">
      <style:text-properties officeooo:rsid="012bec27" officeooo:paragraph-rsid="012bec27"/>
    </style:style>
    <style:style style:name="P86" style:family="paragraph" style:parent-style-name="Preformatted_20_Text">
      <style:text-properties officeooo:rsid="01328c76" officeooo:paragraph-rsid="01328c76"/>
    </style:style>
    <style:style style:name="P87" style:family="paragraph" style:parent-style-name="Preformatted_20_Text">
      <style:text-properties officeooo:rsid="0133a07a" officeooo:paragraph-rsid="0133a07a"/>
    </style:style>
    <style:style style:name="P88" style:family="paragraph" style:parent-style-name="Preformatted_20_Text">
      <style:text-properties officeooo:rsid="0136a857" officeooo:paragraph-rsid="0136a857"/>
    </style:style>
    <style:style style:name="P89" style:family="paragraph" style:parent-style-name="Preformatted_20_Text">
      <style:text-properties officeooo:rsid="01372541" officeooo:paragraph-rsid="01372541"/>
    </style:style>
    <style:style style:name="P90" style:family="paragraph" style:parent-style-name="Preformatted_20_Text">
      <style:text-properties officeooo:rsid="0140666f" officeooo:paragraph-rsid="0140666f"/>
    </style:style>
    <style:style style:name="P91" style:family="paragraph" style:parent-style-name="Preformatted_20_Text">
      <style:text-properties officeooo:rsid="01423e2f" officeooo:paragraph-rsid="01423e2f"/>
    </style:style>
    <style:style style:name="P92" style:family="paragraph" style:parent-style-name="Preformatted_20_Text">
      <style:text-properties officeooo:rsid="014370ba" officeooo:paragraph-rsid="014370ba"/>
    </style:style>
    <style:style style:name="P93" style:family="paragraph" style:parent-style-name="Preformatted_20_Text">
      <style:text-properties officeooo:rsid="01453783" officeooo:paragraph-rsid="01453783"/>
    </style:style>
    <style:style style:name="P94" style:family="paragraph" style:parent-style-name="Preformatted_20_Text">
      <style:text-properties officeooo:rsid="01480396" officeooo:paragraph-rsid="01480396"/>
    </style:style>
    <style:style style:name="P95" style:family="paragraph" style:parent-style-name="Preformatted_20_Text">
      <style:text-properties officeooo:rsid="014993ba" officeooo:paragraph-rsid="014993ba"/>
    </style:style>
    <style:style style:name="P96" style:family="paragraph" style:parent-style-name="Preformatted_20_Text">
      <style:text-properties officeooo:rsid="014cf825" officeooo:paragraph-rsid="014cf825"/>
    </style:style>
    <style:style style:name="P97" style:family="paragraph" style:parent-style-name="Preformatted_20_Text">
      <style:text-properties officeooo:rsid="014d4922" officeooo:paragraph-rsid="014d4922"/>
    </style:style>
    <style:style style:name="P98" style:family="paragraph" style:parent-style-name="Preformatted_20_Text">
      <style:text-properties officeooo:rsid="015002a8" officeooo:paragraph-rsid="015002a8"/>
    </style:style>
    <style:style style:name="P99" style:family="paragraph" style:parent-style-name="Preformatted_20_Text">
      <style:text-properties officeooo:rsid="0151e8c9" officeooo:paragraph-rsid="0151e8c9"/>
    </style:style>
    <style:style style:name="P100" style:family="paragraph" style:parent-style-name="Preformatted_20_Text">
      <style:text-properties officeooo:rsid="01539f67" officeooo:paragraph-rsid="01539f67"/>
    </style:style>
    <style:style style:name="P101" style:family="paragraph" style:parent-style-name="Preformatted_20_Text">
      <style:text-properties officeooo:rsid="0154cb61" officeooo:paragraph-rsid="0154cb61"/>
    </style:style>
    <style:style style:name="P102" style:family="paragraph" style:parent-style-name="Preformatted_20_Text">
      <style:text-properties officeooo:rsid="015a56a2" officeooo:paragraph-rsid="015a56a2"/>
    </style:style>
    <style:style style:name="P103" style:family="paragraph" style:parent-style-name="Preformatted_20_Text">
      <style:text-properties officeooo:rsid="015c2b40" officeooo:paragraph-rsid="015c2b40"/>
    </style:style>
    <style:style style:name="P104" style:family="paragraph" style:parent-style-name="Preformatted_20_Text">
      <style:text-properties officeooo:rsid="015cf892" officeooo:paragraph-rsid="015cf892"/>
    </style:style>
    <style:style style:name="P105" style:family="paragraph" style:parent-style-name="Preformatted_20_Text">
      <style:text-properties officeooo:rsid="015fd7ea" officeooo:paragraph-rsid="015fd7ea"/>
    </style:style>
    <style:style style:name="P106" style:family="paragraph" style:parent-style-name="Preformatted_20_Text">
      <style:text-properties officeooo:rsid="016035f2" officeooo:paragraph-rsid="016035f2"/>
    </style:style>
    <style:style style:name="P107" style:family="paragraph" style:parent-style-name="Preformatted_20_Text">
      <style:text-properties officeooo:rsid="0162fc03" officeooo:paragraph-rsid="0162fc03"/>
    </style:style>
    <style:style style:name="P108" style:family="paragraph" style:parent-style-name="Preformatted_20_Text">
      <style:text-properties officeooo:rsid="0163b02e" officeooo:paragraph-rsid="0163b02e"/>
    </style:style>
    <style:style style:name="P109" style:family="paragraph" style:parent-style-name="Preformatted_20_Text">
      <style:text-properties officeooo:rsid="016521c8" officeooo:paragraph-rsid="016521c8"/>
    </style:style>
    <style:style style:name="P110" style:family="paragraph" style:parent-style-name="Preformatted_20_Text">
      <style:text-properties officeooo:rsid="0166a248" officeooo:paragraph-rsid="0166a248"/>
    </style:style>
    <style:style style:name="P111" style:family="paragraph" style:parent-style-name="Preformatted_20_Text">
      <style:text-properties officeooo:rsid="0168f516" officeooo:paragraph-rsid="0168f516"/>
    </style:style>
    <style:style style:name="P112" style:family="paragraph" style:parent-style-name="Preformatted_20_Text">
      <style:text-properties officeooo:rsid="016f39b3" officeooo:paragraph-rsid="016f39b3"/>
    </style:style>
    <style:style style:name="P113" style:family="paragraph" style:parent-style-name="Preformatted_20_Text">
      <style:text-properties officeooo:rsid="01701151" officeooo:paragraph-rsid="01701151"/>
    </style:style>
    <style:style style:name="P114" style:family="paragraph" style:parent-style-name="Preformatted_20_Text">
      <style:text-properties officeooo:rsid="01739cf1" officeooo:paragraph-rsid="01739cf1"/>
    </style:style>
    <style:style style:name="P115" style:family="paragraph" style:parent-style-name="Preformatted_20_Text">
      <style:text-properties officeooo:rsid="017b1d5d" officeooo:paragraph-rsid="017b1d5d"/>
    </style:style>
    <style:style style:name="P116" style:family="paragraph" style:parent-style-name="Preformatted_20_Text">
      <style:text-properties officeooo:rsid="017bf740" officeooo:paragraph-rsid="017bf740"/>
    </style:style>
    <style:style style:name="P117" style:family="paragraph" style:parent-style-name="Preformatted_20_Text">
      <style:text-properties officeooo:rsid="017c5f2d" officeooo:paragraph-rsid="017e6a1e"/>
    </style:style>
    <style:style style:name="P118" style:family="paragraph" style:parent-style-name="Preformatted_20_Text">
      <style:text-properties officeooo:rsid="017f42b4" officeooo:paragraph-rsid="017f42b4"/>
    </style:style>
    <style:style style:name="P119" style:family="paragraph" style:parent-style-name="Preformatted_20_Text">
      <style:text-properties officeooo:rsid="0188e6a5" officeooo:paragraph-rsid="0188e6a5"/>
    </style:style>
    <style:style style:name="P120" style:family="paragraph" style:parent-style-name="Preformatted_20_Text">
      <style:text-properties officeooo:rsid="018c4400" officeooo:paragraph-rsid="018c4400"/>
    </style:style>
    <style:style style:name="P121" style:family="paragraph" style:parent-style-name="Preformatted_20_Text">
      <style:text-properties officeooo:rsid="018dacdb" officeooo:paragraph-rsid="018dacdb"/>
    </style:style>
    <style:style style:name="P122" style:family="paragraph" style:parent-style-name="Preformatted_20_Text">
      <style:text-properties officeooo:rsid="018e73ff" officeooo:paragraph-rsid="018e73ff"/>
    </style:style>
    <style:style style:name="P123" style:family="paragraph" style:parent-style-name="Preformatted_20_Text">
      <style:text-properties officeooo:rsid="018ef130" officeooo:paragraph-rsid="018ef130"/>
    </style:style>
    <style:style style:name="P124" style:family="paragraph" style:parent-style-name="Preformatted_20_Text">
      <style:text-properties officeooo:rsid="01904822" officeooo:paragraph-rsid="01904822"/>
    </style:style>
    <style:style style:name="P125" style:family="paragraph" style:parent-style-name="Preformatted_20_Text">
      <style:text-properties officeooo:rsid="01985f41" officeooo:paragraph-rsid="01985f41"/>
    </style:style>
    <style:style style:name="P126" style:family="paragraph" style:parent-style-name="Preformatted_20_Text">
      <style:text-properties officeooo:rsid="0199194b" officeooo:paragraph-rsid="0199194b"/>
    </style:style>
    <style:style style:name="P127" style:family="paragraph" style:parent-style-name="Preformatted_20_Text">
      <style:text-properties officeooo:rsid="01a6e1ab" officeooo:paragraph-rsid="01a6e1ab"/>
    </style:style>
    <style:style style:name="P128" style:family="paragraph" style:parent-style-name="Preformatted_20_Text">
      <style:text-properties officeooo:rsid="01a81515" officeooo:paragraph-rsid="01a81515"/>
    </style:style>
    <style:style style:name="P129" style:family="paragraph" style:parent-style-name="Preformatted_20_Text">
      <style:text-properties officeooo:rsid="01ae8123" officeooo:paragraph-rsid="01ae8123"/>
    </style:style>
    <style:style style:name="P130" style:family="paragraph" style:parent-style-name="Preformatted_20_Text">
      <style:text-properties officeooo:rsid="01b02ebe" officeooo:paragraph-rsid="01b02ebe"/>
    </style:style>
    <style:style style:name="P131" style:family="paragraph" style:parent-style-name="Preformatted_20_Text" style:list-style-name="L1">
      <style:text-properties officeooo:rsid="001e3be2" officeooo:paragraph-rsid="001e3be2"/>
    </style:style>
    <style:style style:name="P132" style:family="paragraph" style:parent-style-name="Preformatted_20_Text" style:list-style-name="L1">
      <style:text-properties officeooo:rsid="001ee08f" officeooo:paragraph-rsid="001ee08f"/>
    </style:style>
    <style:style style:name="P133" style:family="paragraph" style:parent-style-name="Preformatted_20_Text" style:list-style-name="L1">
      <style:text-properties officeooo:rsid="001f5cf0" officeooo:paragraph-rsid="001f5cf0"/>
    </style:style>
    <style:style style:name="P134" style:family="paragraph" style:parent-style-name="Preformatted_20_Text" style:list-style-name="L1">
      <style:text-properties officeooo:rsid="00215526" officeooo:paragraph-rsid="00215526"/>
    </style:style>
    <style:style style:name="P135" style:family="paragraph" style:parent-style-name="Preformatted_20_Text" style:list-style-name="L1">
      <style:text-properties officeooo:rsid="002286ce" officeooo:paragraph-rsid="002286ce"/>
    </style:style>
    <style:style style:name="P136" style:family="paragraph" style:parent-style-name="Preformatted_20_Text" style:list-style-name="L2">
      <style:text-properties officeooo:rsid="0025e759" officeooo:paragraph-rsid="0025e759"/>
    </style:style>
    <style:style style:name="P137" style:family="paragraph" style:parent-style-name="Preformatted_20_Text" style:list-style-name="L3">
      <style:text-properties officeooo:rsid="0027ffe3" officeooo:paragraph-rsid="0027ffe3"/>
    </style:style>
    <style:style style:name="P138" style:family="paragraph" style:parent-style-name="Preformatted_20_Text" style:list-style-name="L3">
      <style:text-properties officeooo:rsid="00296135" officeooo:paragraph-rsid="00296135"/>
    </style:style>
    <style:style style:name="P139" style:family="paragraph" style:parent-style-name="Preformatted_20_Text" style:list-style-name="L3">
      <style:text-properties officeooo:rsid="0029e841" officeooo:paragraph-rsid="0029e841"/>
    </style:style>
    <style:style style:name="P140" style:family="paragraph" style:parent-style-name="Preformatted_20_Text" style:list-style-name="L3">
      <style:text-properties officeooo:rsid="0029fe14" officeooo:paragraph-rsid="0029fe14"/>
    </style:style>
    <style:style style:name="P141" style:family="paragraph" style:parent-style-name="Preformatted_20_Text" style:list-style-name="L4">
      <style:text-properties officeooo:rsid="002b9501" officeooo:paragraph-rsid="002b9501"/>
    </style:style>
    <style:style style:name="P142" style:family="paragraph" style:parent-style-name="Preformatted_20_Text" style:list-style-name="L5">
      <style:text-properties officeooo:rsid="002cd508" officeooo:paragraph-rsid="002cd508"/>
    </style:style>
    <style:style style:name="P143" style:family="paragraph" style:parent-style-name="Preformatted_20_Text" style:list-style-name="L5">
      <style:text-properties officeooo:rsid="002d8639" officeooo:paragraph-rsid="002d8639"/>
    </style:style>
    <style:style style:name="P144" style:family="paragraph" style:parent-style-name="Preformatted_20_Text" style:list-style-name="L5">
      <style:text-properties officeooo:rsid="0030d2fd" officeooo:paragraph-rsid="0030d2fd"/>
    </style:style>
    <style:style style:name="P145" style:family="paragraph" style:parent-style-name="Preformatted_20_Text" style:list-style-name="L6">
      <style:text-properties officeooo:rsid="0031a148" officeooo:paragraph-rsid="0031a148"/>
    </style:style>
    <style:style style:name="P146" style:family="paragraph" style:parent-style-name="Preformatted_20_Text" style:list-style-name="L6">
      <style:text-properties officeooo:rsid="00326b94" officeooo:paragraph-rsid="00326b94"/>
    </style:style>
    <style:style style:name="P147" style:family="paragraph" style:parent-style-name="Preformatted_20_Text" style:list-style-name="L6">
      <style:text-properties officeooo:rsid="0032a936" officeooo:paragraph-rsid="0032a936"/>
    </style:style>
    <style:style style:name="P148" style:family="paragraph" style:parent-style-name="Preformatted_20_Text" style:list-style-name="L7">
      <style:text-properties officeooo:rsid="003428b3" officeooo:paragraph-rsid="003428b3"/>
    </style:style>
    <style:style style:name="P149" style:family="paragraph" style:parent-style-name="Preformatted_20_Text" style:list-style-name="L7">
      <style:text-properties officeooo:rsid="00349f4c" officeooo:paragraph-rsid="00349f4c"/>
    </style:style>
    <style:style style:name="P150" style:family="paragraph" style:parent-style-name="Preformatted_20_Text" style:list-style-name="L8">
      <style:text-properties officeooo:rsid="0038ed6e" officeooo:paragraph-rsid="0038ed6e"/>
    </style:style>
    <style:style style:name="P151" style:family="paragraph" style:parent-style-name="Preformatted_20_Text" style:list-style-name="L8">
      <style:text-properties officeooo:rsid="003ae9bc" officeooo:paragraph-rsid="003ae9bc"/>
    </style:style>
    <style:style style:name="P152" style:family="paragraph" style:parent-style-name="Preformatted_20_Text" style:list-style-name="L9">
      <style:text-properties officeooo:rsid="003e616d" officeooo:paragraph-rsid="003e616d"/>
    </style:style>
    <style:style style:name="P153" style:family="paragraph" style:parent-style-name="Preformatted_20_Text" style:list-style-name="L10">
      <style:text-properties officeooo:rsid="003f6633" officeooo:paragraph-rsid="003f6633"/>
    </style:style>
    <style:style style:name="P154" style:family="paragraph" style:parent-style-name="Preformatted_20_Text" style:list-style-name="L11">
      <style:text-properties officeooo:rsid="00417d61" officeooo:paragraph-rsid="00417d61"/>
    </style:style>
    <style:style style:name="P155" style:family="paragraph" style:parent-style-name="Preformatted_20_Text" style:list-style-name="L12">
      <style:text-properties officeooo:rsid="004370b9" officeooo:paragraph-rsid="004370b9"/>
    </style:style>
    <style:style style:name="P156" style:family="paragraph" style:parent-style-name="Preformatted_20_Text" style:list-style-name="L13">
      <style:text-properties officeooo:rsid="00451f08" officeooo:paragraph-rsid="00451f08"/>
    </style:style>
    <style:style style:name="P157" style:family="paragraph" style:parent-style-name="Preformatted_20_Text" style:list-style-name="L13">
      <style:text-properties officeooo:rsid="00455c19" officeooo:paragraph-rsid="00455c19"/>
    </style:style>
    <style:style style:name="P158" style:family="paragraph" style:parent-style-name="Preformatted_20_Text" style:list-style-name="L14">
      <style:text-properties officeooo:rsid="00489fa0" officeooo:paragraph-rsid="00489fa0"/>
    </style:style>
    <style:style style:name="P159" style:family="paragraph" style:parent-style-name="Preformatted_20_Text" style:list-style-name="L14">
      <style:text-properties officeooo:rsid="00496d05" officeooo:paragraph-rsid="00496d05"/>
    </style:style>
    <style:style style:name="P160" style:family="paragraph" style:parent-style-name="Preformatted_20_Text" style:list-style-name="L14">
      <style:text-properties officeooo:rsid="004c8867" officeooo:paragraph-rsid="004c8867"/>
    </style:style>
    <style:style style:name="P161" style:family="paragraph" style:parent-style-name="Preformatted_20_Text" style:list-style-name="L14">
      <style:text-properties officeooo:rsid="004e20d9" officeooo:paragraph-rsid="004e20d9"/>
    </style:style>
    <style:style style:name="P162" style:family="paragraph" style:parent-style-name="Preformatted_20_Text" style:list-style-name="L15">
      <style:text-properties officeooo:rsid="0050b9b0" officeooo:paragraph-rsid="0050b9b0"/>
    </style:style>
    <style:style style:name="P163" style:family="paragraph" style:parent-style-name="Preformatted_20_Text" style:list-style-name="L15">
      <style:text-properties officeooo:rsid="005212ab" officeooo:paragraph-rsid="005212ab"/>
    </style:style>
    <style:style style:name="P164" style:family="paragraph" style:parent-style-name="Preformatted_20_Text" style:list-style-name="L15">
      <style:text-properties officeooo:rsid="00531ee7" officeooo:paragraph-rsid="00531ee7"/>
    </style:style>
    <style:style style:name="P165" style:family="paragraph" style:parent-style-name="Preformatted_20_Text" style:list-style-name="L15">
      <style:text-properties officeooo:rsid="005356b2" officeooo:paragraph-rsid="005356b2"/>
    </style:style>
    <style:style style:name="P166" style:family="paragraph" style:parent-style-name="Preformatted_20_Text" style:list-style-name="L15">
      <style:text-properties officeooo:rsid="0053e446" officeooo:paragraph-rsid="0053e446"/>
    </style:style>
    <style:style style:name="P167" style:family="paragraph" style:parent-style-name="Preformatted_20_Text" style:list-style-name="L15">
      <style:text-properties officeooo:rsid="0056ab83" officeooo:paragraph-rsid="0056ab83"/>
    </style:style>
    <style:style style:name="P168" style:family="paragraph" style:parent-style-name="Preformatted_20_Text" style:list-style-name="L15">
      <style:text-properties officeooo:rsid="005830b0" officeooo:paragraph-rsid="005830b0"/>
    </style:style>
    <style:style style:name="P169" style:family="paragraph" style:parent-style-name="Preformatted_20_Text" style:list-style-name="L16">
      <style:text-properties officeooo:rsid="00586045" officeooo:paragraph-rsid="00586045"/>
    </style:style>
    <style:style style:name="P170" style:family="paragraph" style:parent-style-name="Preformatted_20_Text" style:list-style-name="L16">
      <style:text-properties officeooo:rsid="00596b8f" officeooo:paragraph-rsid="00596b8f"/>
    </style:style>
    <style:style style:name="P171" style:family="paragraph" style:parent-style-name="Preformatted_20_Text" style:list-style-name="L16">
      <style:text-properties officeooo:rsid="005affe6" officeooo:paragraph-rsid="005affe6"/>
    </style:style>
    <style:style style:name="P172" style:family="paragraph" style:parent-style-name="Preformatted_20_Text" style:list-style-name="L17">
      <style:text-properties officeooo:rsid="005c058e" officeooo:paragraph-rsid="005c058e"/>
    </style:style>
    <style:style style:name="P173" style:family="paragraph" style:parent-style-name="Preformatted_20_Text" style:list-style-name="L17">
      <style:text-properties officeooo:rsid="005c074a" officeooo:paragraph-rsid="005c074a"/>
    </style:style>
    <style:style style:name="P174" style:family="paragraph" style:parent-style-name="Preformatted_20_Text" style:list-style-name="L17">
      <style:text-properties officeooo:rsid="005c1b85" officeooo:paragraph-rsid="005c1b85"/>
    </style:style>
    <style:style style:name="P175" style:family="paragraph" style:parent-style-name="Preformatted_20_Text" style:list-style-name="L17">
      <style:text-properties officeooo:rsid="005c7c4b" officeooo:paragraph-rsid="005c7c4b"/>
    </style:style>
    <style:style style:name="P176" style:family="paragraph" style:parent-style-name="Preformatted_20_Text" style:list-style-name="L17">
      <style:text-properties officeooo:rsid="005d2d79" officeooo:paragraph-rsid="005d2d79"/>
    </style:style>
    <style:style style:name="P177" style:family="paragraph" style:parent-style-name="Preformatted_20_Text" style:list-style-name="L17">
      <style:text-properties officeooo:rsid="005f1916" officeooo:paragraph-rsid="005f1916"/>
    </style:style>
    <style:style style:name="P178" style:family="paragraph" style:parent-style-name="Preformatted_20_Text" style:list-style-name="L18">
      <style:text-properties officeooo:rsid="006076c1" officeooo:paragraph-rsid="006076c1"/>
    </style:style>
    <style:style style:name="P179" style:family="paragraph" style:parent-style-name="Preformatted_20_Text" style:list-style-name="L18">
      <style:text-properties officeooo:rsid="0062397e" officeooo:paragraph-rsid="0062397e"/>
    </style:style>
    <style:style style:name="P180" style:family="paragraph" style:parent-style-name="Preformatted_20_Text" style:list-style-name="L19">
      <style:text-properties officeooo:rsid="006409e3" officeooo:paragraph-rsid="006409e3"/>
    </style:style>
    <style:style style:name="P181" style:family="paragraph" style:parent-style-name="Preformatted_20_Text" style:list-style-name="L19">
      <style:text-properties officeooo:rsid="00659a47" officeooo:paragraph-rsid="00659a47"/>
    </style:style>
    <style:style style:name="P182" style:family="paragraph" style:parent-style-name="Preformatted_20_Text" style:list-style-name="L19">
      <style:text-properties officeooo:rsid="006622c2" officeooo:paragraph-rsid="006622c2"/>
    </style:style>
    <style:style style:name="P183" style:family="paragraph" style:parent-style-name="Preformatted_20_Text" style:list-style-name="L19">
      <style:text-properties officeooo:rsid="0068c8c6" officeooo:paragraph-rsid="0068c8c6"/>
    </style:style>
    <style:style style:name="P184" style:family="paragraph" style:parent-style-name="Preformatted_20_Text" style:list-style-name="L19">
      <style:text-properties officeooo:rsid="006a82ef" officeooo:paragraph-rsid="006a82ef"/>
    </style:style>
    <style:style style:name="P185" style:family="paragraph" style:parent-style-name="Preformatted_20_Text" style:list-style-name="L19">
      <style:text-properties officeooo:rsid="006be2c3" officeooo:paragraph-rsid="006be2c3"/>
    </style:style>
    <style:style style:name="P186" style:family="paragraph" style:parent-style-name="Preformatted_20_Text" style:list-style-name="L20">
      <style:text-properties officeooo:rsid="006e963f" officeooo:paragraph-rsid="006e963f"/>
    </style:style>
    <style:style style:name="P187" style:family="paragraph" style:parent-style-name="Preformatted_20_Text" style:list-style-name="L20">
      <style:text-properties officeooo:rsid="006f4882" officeooo:paragraph-rsid="006f4882"/>
    </style:style>
    <style:style style:name="P188" style:family="paragraph" style:parent-style-name="Preformatted_20_Text" style:list-style-name="L20">
      <style:text-properties officeooo:rsid="0070ed24" officeooo:paragraph-rsid="0070ed24"/>
    </style:style>
    <style:style style:name="P189" style:family="paragraph" style:parent-style-name="Preformatted_20_Text" style:list-style-name="L21">
      <style:text-properties officeooo:rsid="0073467e" officeooo:paragraph-rsid="0073467e"/>
    </style:style>
    <style:style style:name="P190" style:family="paragraph" style:parent-style-name="Preformatted_20_Text" style:list-style-name="L22">
      <style:text-properties officeooo:rsid="0074fce0" officeooo:paragraph-rsid="0074fce0"/>
    </style:style>
    <style:style style:name="P191" style:family="paragraph" style:parent-style-name="Preformatted_20_Text" style:list-style-name="L22">
      <style:text-properties officeooo:rsid="0076393e" officeooo:paragraph-rsid="0076393e"/>
    </style:style>
    <style:style style:name="P192" style:family="paragraph" style:parent-style-name="Preformatted_20_Text" style:list-style-name="L22">
      <style:text-properties officeooo:rsid="0077e768" officeooo:paragraph-rsid="0077e768"/>
    </style:style>
    <style:style style:name="P193" style:family="paragraph" style:parent-style-name="Preformatted_20_Text" style:list-style-name="L22">
      <style:text-properties officeooo:rsid="0078585c" officeooo:paragraph-rsid="0078585c"/>
    </style:style>
    <style:style style:name="P194" style:family="paragraph" style:parent-style-name="Preformatted_20_Text" style:list-style-name="L22">
      <style:text-properties officeooo:rsid="007949c5" officeooo:paragraph-rsid="007949c5"/>
    </style:style>
    <style:style style:name="P195" style:family="paragraph" style:parent-style-name="Preformatted_20_Text" style:list-style-name="L22">
      <style:text-properties officeooo:rsid="007ae031" officeooo:paragraph-rsid="007ae031"/>
    </style:style>
    <style:style style:name="P196" style:family="paragraph" style:parent-style-name="Preformatted_20_Text" style:list-style-name="L22">
      <style:text-properties officeooo:rsid="007b6b01" officeooo:paragraph-rsid="007b6b01"/>
    </style:style>
    <style:style style:name="P197" style:family="paragraph" style:parent-style-name="Preformatted_20_Text" style:list-style-name="L23">
      <style:text-properties officeooo:rsid="007bfde5" officeooo:paragraph-rsid="007bfde5"/>
    </style:style>
    <style:style style:name="P198" style:family="paragraph" style:parent-style-name="Preformatted_20_Text" style:list-style-name="L24">
      <style:text-properties officeooo:rsid="007d5ebd" officeooo:paragraph-rsid="007d5ebd"/>
    </style:style>
    <style:style style:name="P199" style:family="paragraph" style:parent-style-name="Preformatted_20_Text" style:list-style-name="L24">
      <style:text-properties officeooo:rsid="007db06a" officeooo:paragraph-rsid="007db06a"/>
    </style:style>
    <style:style style:name="P200" style:family="paragraph" style:parent-style-name="Preformatted_20_Text" style:list-style-name="L24">
      <style:text-properties officeooo:rsid="007dc0d8" officeooo:paragraph-rsid="007dc0d8"/>
    </style:style>
    <style:style style:name="P201" style:family="paragraph" style:parent-style-name="Preformatted_20_Text" style:list-style-name="L25">
      <style:text-properties officeooo:rsid="007f728c" officeooo:paragraph-rsid="007f728c"/>
    </style:style>
    <style:style style:name="P202" style:family="paragraph" style:parent-style-name="Preformatted_20_Text" style:list-style-name="L25">
      <style:text-properties officeooo:rsid="007fcec5" officeooo:paragraph-rsid="007fcec5"/>
    </style:style>
    <style:style style:name="P203" style:family="paragraph" style:parent-style-name="Preformatted_20_Text" style:list-style-name="L25">
      <style:text-properties officeooo:rsid="007fe3c6" officeooo:paragraph-rsid="007fe3c6"/>
    </style:style>
    <style:style style:name="P204" style:family="paragraph" style:parent-style-name="Preformatted_20_Text" style:list-style-name="L26">
      <style:text-properties officeooo:rsid="0082fb62" officeooo:paragraph-rsid="0082fb62"/>
    </style:style>
    <style:style style:name="P205" style:family="paragraph" style:parent-style-name="Preformatted_20_Text" style:list-style-name="L27">
      <style:text-properties officeooo:rsid="0085fbd2" officeooo:paragraph-rsid="0085fbd2"/>
    </style:style>
    <style:style style:name="P206" style:family="paragraph" style:parent-style-name="Preformatted_20_Text" style:list-style-name="L27">
      <style:text-properties officeooo:rsid="00875cba" officeooo:paragraph-rsid="00875cba"/>
    </style:style>
    <style:style style:name="P207" style:family="paragraph" style:parent-style-name="Preformatted_20_Text" style:list-style-name="L27">
      <style:text-properties officeooo:rsid="0087c9d2" officeooo:paragraph-rsid="0087c9d2"/>
    </style:style>
    <style:style style:name="P208" style:family="paragraph" style:parent-style-name="Preformatted_20_Text" style:list-style-name="L28">
      <style:text-properties officeooo:rsid="0089b6b8" officeooo:paragraph-rsid="0089b6b8"/>
    </style:style>
    <style:style style:name="P209" style:family="paragraph" style:parent-style-name="Preformatted_20_Text" style:list-style-name="L28">
      <style:text-properties officeooo:rsid="008b3d6d" officeooo:paragraph-rsid="008b3d6d"/>
    </style:style>
    <style:style style:name="P210" style:family="paragraph" style:parent-style-name="Preformatted_20_Text" style:list-style-name="L28">
      <style:text-properties officeooo:rsid="008cc668" officeooo:paragraph-rsid="008cc668"/>
    </style:style>
    <style:style style:name="P211" style:family="paragraph" style:parent-style-name="Preformatted_20_Text" style:list-style-name="L28">
      <style:text-properties officeooo:rsid="008deb87" officeooo:paragraph-rsid="008deb87"/>
    </style:style>
    <style:style style:name="P212" style:family="paragraph" style:parent-style-name="Preformatted_20_Text" style:list-style-name="L29">
      <style:text-properties officeooo:rsid="0090d1f2" officeooo:paragraph-rsid="0090d1f2"/>
    </style:style>
    <style:style style:name="P213" style:family="paragraph" style:parent-style-name="Preformatted_20_Text" style:list-style-name="L29">
      <style:text-properties officeooo:rsid="0092983b" officeooo:paragraph-rsid="0092983b"/>
    </style:style>
    <style:style style:name="P214" style:family="paragraph" style:parent-style-name="Preformatted_20_Text" style:list-style-name="L29">
      <style:text-properties officeooo:rsid="0094843f" officeooo:paragraph-rsid="0094843f"/>
    </style:style>
    <style:style style:name="P215" style:family="paragraph" style:parent-style-name="Preformatted_20_Text" style:list-style-name="L29">
      <style:text-properties officeooo:rsid="0095ea81" officeooo:paragraph-rsid="0095ea81"/>
    </style:style>
    <style:style style:name="P216" style:family="paragraph" style:parent-style-name="Preformatted_20_Text" style:list-style-name="L30">
      <style:text-properties officeooo:rsid="009846e7" officeooo:paragraph-rsid="009846e7"/>
    </style:style>
    <style:style style:name="P217" style:family="paragraph" style:parent-style-name="Preformatted_20_Text" style:list-style-name="L30">
      <style:text-properties officeooo:rsid="00994b8f" officeooo:paragraph-rsid="00994b8f"/>
    </style:style>
    <style:style style:name="P218" style:family="paragraph" style:parent-style-name="Preformatted_20_Text" style:list-style-name="L30">
      <style:text-properties officeooo:rsid="009b1e38" officeooo:paragraph-rsid="009b1e38"/>
    </style:style>
    <style:style style:name="P219" style:family="paragraph" style:parent-style-name="Preformatted_20_Text" style:list-style-name="L30">
      <style:text-properties officeooo:rsid="009cc7d9" officeooo:paragraph-rsid="009cc7d9"/>
    </style:style>
    <style:style style:name="P220" style:family="paragraph" style:parent-style-name="Preformatted_20_Text" style:list-style-name="L30">
      <style:text-properties officeooo:rsid="009f0d69" officeooo:paragraph-rsid="009f0d69"/>
    </style:style>
    <style:style style:name="P221" style:family="paragraph" style:parent-style-name="Preformatted_20_Text" style:list-style-name="L30">
      <style:text-properties officeooo:rsid="00a0e39c" officeooo:paragraph-rsid="00a0e39c"/>
    </style:style>
    <style:style style:name="P222" style:family="paragraph" style:parent-style-name="Preformatted_20_Text" style:list-style-name="L31">
      <style:text-properties officeooo:rsid="00a9a3b0" officeooo:paragraph-rsid="00a9a3b0"/>
    </style:style>
    <style:style style:name="P223" style:family="paragraph" style:parent-style-name="Preformatted_20_Text" style:list-style-name="L31">
      <style:text-properties officeooo:rsid="00ab6c40" officeooo:paragraph-rsid="00ab6c40"/>
    </style:style>
    <style:style style:name="P224" style:family="paragraph" style:parent-style-name="Preformatted_20_Text" style:list-style-name="L31">
      <style:text-properties officeooo:rsid="00acb1f2" officeooo:paragraph-rsid="00acb1f2"/>
    </style:style>
    <style:style style:name="P225" style:family="paragraph" style:parent-style-name="Preformatted_20_Text" style:list-style-name="L31">
      <style:text-properties officeooo:rsid="00af663d" officeooo:paragraph-rsid="00af663d"/>
    </style:style>
    <style:style style:name="P226" style:family="paragraph" style:parent-style-name="Preformatted_20_Text" style:list-style-name="L31">
      <style:text-properties officeooo:rsid="00b10829" officeooo:paragraph-rsid="00b10829"/>
    </style:style>
    <style:style style:name="P227" style:family="paragraph" style:parent-style-name="Preformatted_20_Text" style:list-style-name="L32">
      <style:text-properties officeooo:rsid="00b1ede6" officeooo:paragraph-rsid="00b1ede6"/>
    </style:style>
    <style:style style:name="P228" style:family="paragraph" style:parent-style-name="Preformatted_20_Text" style:list-style-name="L32">
      <style:text-properties officeooo:rsid="00b25431" officeooo:paragraph-rsid="00b25431"/>
    </style:style>
    <style:style style:name="P229" style:family="paragraph" style:parent-style-name="Preformatted_20_Text" style:list-style-name="L32">
      <style:text-properties officeooo:rsid="00b277e8" officeooo:paragraph-rsid="00b277e8"/>
    </style:style>
    <style:style style:name="P230" style:family="paragraph" style:parent-style-name="Preformatted_20_Text" style:list-style-name="L32">
      <style:text-properties officeooo:rsid="00b5743c" officeooo:paragraph-rsid="00b5743c"/>
    </style:style>
    <style:style style:name="P231" style:family="paragraph" style:parent-style-name="Preformatted_20_Text" style:list-style-name="L32">
      <style:text-properties officeooo:rsid="00b61f11" officeooo:paragraph-rsid="00b61f11"/>
    </style:style>
    <style:style style:name="P232" style:family="paragraph" style:parent-style-name="Preformatted_20_Text" style:list-style-name="L32">
      <style:text-properties officeooo:rsid="00b6657a" officeooo:paragraph-rsid="00b6657a"/>
    </style:style>
    <style:style style:name="P233" style:family="paragraph" style:parent-style-name="Preformatted_20_Text" style:list-style-name="L32">
      <style:text-properties officeooo:rsid="00b7e38e" officeooo:paragraph-rsid="00b7e38e"/>
    </style:style>
    <style:style style:name="P234" style:family="paragraph" style:parent-style-name="Preformatted_20_Text" style:list-style-name="L32">
      <style:text-properties officeooo:rsid="00b85635" officeooo:paragraph-rsid="00b85635"/>
    </style:style>
    <style:style style:name="P235" style:family="paragraph" style:parent-style-name="Preformatted_20_Text" style:list-style-name="L32">
      <style:text-properties officeooo:rsid="00b8d449" officeooo:paragraph-rsid="00b8d449"/>
    </style:style>
    <style:style style:name="P236" style:family="paragraph" style:parent-style-name="Preformatted_20_Text" style:list-style-name="L32">
      <style:text-properties officeooo:rsid="00b9fcea" officeooo:paragraph-rsid="00b9fcea"/>
    </style:style>
    <style:style style:name="P237" style:family="paragraph" style:parent-style-name="Preformatted_20_Text" style:list-style-name="L33">
      <style:text-properties officeooo:rsid="00bc5f46" officeooo:paragraph-rsid="00bc5f46"/>
    </style:style>
    <style:style style:name="P238" style:family="paragraph" style:parent-style-name="Preformatted_20_Text" style:list-style-name="L33">
      <style:text-properties officeooo:rsid="00bcb23b" officeooo:paragraph-rsid="00bcb23b"/>
    </style:style>
    <style:style style:name="P239" style:family="paragraph" style:parent-style-name="Preformatted_20_Text" style:list-style-name="L33">
      <style:text-properties officeooo:rsid="00bf39c0" officeooo:paragraph-rsid="00bf39c0"/>
    </style:style>
    <style:style style:name="P240" style:family="paragraph" style:parent-style-name="Preformatted_20_Text" style:list-style-name="L33">
      <style:text-properties officeooo:rsid="00bf782b" officeooo:paragraph-rsid="00bf782b"/>
    </style:style>
    <style:style style:name="P241" style:family="paragraph" style:parent-style-name="Preformatted_20_Text" style:list-style-name="L33">
      <style:text-properties officeooo:rsid="00c10eef" officeooo:paragraph-rsid="00c10eef"/>
    </style:style>
    <style:style style:name="P242" style:family="paragraph" style:parent-style-name="Preformatted_20_Text" style:list-style-name="L33">
      <style:text-properties officeooo:rsid="00c1989e" officeooo:paragraph-rsid="00c1989e"/>
    </style:style>
    <style:style style:name="P243" style:family="paragraph" style:parent-style-name="Preformatted_20_Text" style:list-style-name="L33">
      <style:text-properties officeooo:rsid="00c5a043" officeooo:paragraph-rsid="00c5a043"/>
    </style:style>
    <style:style style:name="P244" style:family="paragraph" style:parent-style-name="Preformatted_20_Text" style:list-style-name="L33">
      <style:text-properties officeooo:rsid="00c5d024" officeooo:paragraph-rsid="00c5d024"/>
    </style:style>
    <style:style style:name="P245" style:family="paragraph" style:parent-style-name="Preformatted_20_Text" style:list-style-name="L34">
      <style:text-properties officeooo:rsid="00c98eab" officeooo:paragraph-rsid="00c98eab"/>
    </style:style>
    <style:style style:name="P246" style:family="paragraph" style:parent-style-name="Preformatted_20_Text" style:list-style-name="L34">
      <style:text-properties officeooo:rsid="00cb8d6d" officeooo:paragraph-rsid="00cb8d6d"/>
    </style:style>
    <style:style style:name="P247" style:family="paragraph" style:parent-style-name="Preformatted_20_Text" style:list-style-name="L34">
      <style:text-properties officeooo:rsid="00cbb59b" officeooo:paragraph-rsid="00cbb59b"/>
    </style:style>
    <style:style style:name="P248" style:family="paragraph" style:parent-style-name="Preformatted_20_Text" style:list-style-name="L34">
      <style:text-properties officeooo:rsid="00ccfd50" officeooo:paragraph-rsid="00ccfd50"/>
    </style:style>
    <style:style style:name="P249" style:family="paragraph" style:parent-style-name="Preformatted_20_Text" style:list-style-name="L34">
      <style:text-properties officeooo:rsid="00ceb3d2" officeooo:paragraph-rsid="00ceb3d2"/>
    </style:style>
    <style:style style:name="P250" style:family="paragraph" style:parent-style-name="Preformatted_20_Text" style:list-style-name="L35">
      <style:text-properties officeooo:rsid="00d8d244" officeooo:paragraph-rsid="00d8d244"/>
    </style:style>
    <style:style style:name="P251" style:family="paragraph" style:parent-style-name="Preformatted_20_Text" style:list-style-name="L35">
      <style:paragraph-properties>
        <style:tab-stops>
          <style:tab-stop style:position="0.9063in"/>
        </style:tab-stops>
      </style:paragraph-properties>
      <style:text-properties officeooo:rsid="00dac29e" officeooo:paragraph-rsid="00dac29e"/>
    </style:style>
    <style:style style:name="P252" style:family="paragraph" style:parent-style-name="Preformatted_20_Text" style:list-style-name="L35">
      <style:text-properties officeooo:rsid="00dac29e" officeooo:paragraph-rsid="00dac29e"/>
    </style:style>
    <style:style style:name="P253" style:family="paragraph" style:parent-style-name="Preformatted_20_Text" style:list-style-name="L35">
      <style:text-properties officeooo:rsid="00dc449e" officeooo:paragraph-rsid="00dc449e"/>
    </style:style>
    <style:style style:name="P254" style:family="paragraph" style:parent-style-name="Preformatted_20_Text" style:list-style-name="L35">
      <style:text-properties officeooo:rsid="00dca96c" officeooo:paragraph-rsid="00dca96c"/>
    </style:style>
    <style:style style:name="P255" style:family="paragraph" style:parent-style-name="Preformatted_20_Text" style:list-style-name="L36">
      <style:text-properties officeooo:rsid="00dd2835" officeooo:paragraph-rsid="00dd2835"/>
    </style:style>
    <style:style style:name="P256" style:family="paragraph" style:parent-style-name="Preformatted_20_Text" style:list-style-name="L37">
      <style:text-properties officeooo:rsid="00def8b4" officeooo:paragraph-rsid="00def8b4"/>
    </style:style>
    <style:style style:name="P257" style:family="paragraph" style:parent-style-name="Preformatted_20_Text" style:list-style-name="L37">
      <style:text-properties officeooo:rsid="00df9673" officeooo:paragraph-rsid="00df9673"/>
    </style:style>
    <style:style style:name="P258" style:family="paragraph" style:parent-style-name="Preformatted_20_Text" style:list-style-name="L37">
      <style:text-properties officeooo:rsid="00dfd8e9" officeooo:paragraph-rsid="00dfd8e9"/>
    </style:style>
    <style:style style:name="P259" style:family="paragraph" style:parent-style-name="Preformatted_20_Text" style:list-style-name="L37">
      <style:text-properties officeooo:rsid="00e07308" officeooo:paragraph-rsid="00e07308"/>
    </style:style>
    <style:style style:name="P260" style:family="paragraph" style:parent-style-name="Preformatted_20_Text" style:list-style-name="L37">
      <style:text-properties officeooo:rsid="00e296ba" officeooo:paragraph-rsid="00e296ba"/>
    </style:style>
    <style:style style:name="P261" style:family="paragraph" style:parent-style-name="Preformatted_20_Text" style:list-style-name="L37">
      <style:text-properties officeooo:rsid="00e4715d" officeooo:paragraph-rsid="00e4715d"/>
    </style:style>
    <style:style style:name="P262" style:family="paragraph" style:parent-style-name="Preformatted_20_Text" style:list-style-name="L37">
      <style:text-properties officeooo:rsid="00e5a1db" officeooo:paragraph-rsid="00e5a1db"/>
    </style:style>
    <style:style style:name="P263" style:family="paragraph" style:parent-style-name="Preformatted_20_Text" style:list-style-name="L38">
      <style:text-properties officeooo:rsid="00e5a970" officeooo:paragraph-rsid="00e5a970"/>
    </style:style>
    <style:style style:name="P264" style:family="paragraph" style:parent-style-name="Preformatted_20_Text" style:list-style-name="L38">
      <style:text-properties officeooo:rsid="00e7943f" officeooo:paragraph-rsid="00e7943f"/>
    </style:style>
    <style:style style:name="P265" style:family="paragraph" style:parent-style-name="Preformatted_20_Text" style:list-style-name="L38">
      <style:text-properties officeooo:rsid="00e8ea00" officeooo:paragraph-rsid="00e8ea00"/>
    </style:style>
    <style:style style:name="P266" style:family="paragraph" style:parent-style-name="Preformatted_20_Text" style:list-style-name="L38">
      <style:text-properties officeooo:rsid="00eae3f6" officeooo:paragraph-rsid="00eae3f6"/>
    </style:style>
    <style:style style:name="P267" style:family="paragraph" style:parent-style-name="Preformatted_20_Text" style:list-style-name="L38">
      <style:text-properties officeooo:rsid="00ebe6f2" officeooo:paragraph-rsid="00ebe6f2"/>
    </style:style>
    <style:style style:name="P268" style:family="paragraph" style:parent-style-name="Preformatted_20_Text" style:list-style-name="L38">
      <style:text-properties officeooo:rsid="00ecc5a6" officeooo:paragraph-rsid="00ecc5a6"/>
    </style:style>
    <style:style style:name="P269" style:family="paragraph" style:parent-style-name="Preformatted_20_Text" style:list-style-name="L38">
      <style:text-properties officeooo:rsid="00edcab9" officeooo:paragraph-rsid="00edcab9"/>
    </style:style>
    <style:style style:name="P270" style:family="paragraph" style:parent-style-name="Preformatted_20_Text" style:list-style-name="L38">
      <style:text-properties officeooo:rsid="00eeb6bc" officeooo:paragraph-rsid="00eeb6bc"/>
    </style:style>
    <style:style style:name="P271" style:family="paragraph" style:parent-style-name="Preformatted_20_Text" style:list-style-name="L38">
      <style:text-properties officeooo:rsid="00f0b6a4" officeooo:paragraph-rsid="00f0b6a4"/>
    </style:style>
    <style:style style:name="P272" style:family="paragraph" style:parent-style-name="Preformatted_20_Text" style:list-style-name="L39">
      <style:text-properties officeooo:rsid="00f37ddb" officeooo:paragraph-rsid="00f37ddb"/>
    </style:style>
    <style:style style:name="P273" style:family="paragraph" style:parent-style-name="Preformatted_20_Text" style:list-style-name="L39">
      <style:text-properties officeooo:rsid="00f4417f" officeooo:paragraph-rsid="00f4417f"/>
    </style:style>
    <style:style style:name="P274" style:family="paragraph" style:parent-style-name="Preformatted_20_Text" style:list-style-name="L39">
      <style:text-properties officeooo:rsid="00f6f04a" officeooo:paragraph-rsid="00f6f04a"/>
    </style:style>
    <style:style style:name="P275" style:family="paragraph" style:parent-style-name="Preformatted_20_Text" style:list-style-name="L39">
      <style:text-properties officeooo:rsid="00f7a06a" officeooo:paragraph-rsid="00f7a06a"/>
    </style:style>
    <style:style style:name="P276" style:family="paragraph" style:parent-style-name="Preformatted_20_Text" style:list-style-name="L39">
      <style:text-properties officeooo:rsid="00f8ccf2" officeooo:paragraph-rsid="00f8ccf2"/>
    </style:style>
    <style:style style:name="P277" style:family="paragraph" style:parent-style-name="Preformatted_20_Text" style:list-style-name="L39">
      <style:text-properties officeooo:rsid="00f9ab82" officeooo:paragraph-rsid="00f9ab82"/>
    </style:style>
    <style:style style:name="P278" style:family="paragraph" style:parent-style-name="Preformatted_20_Text" style:list-style-name="L39">
      <style:text-properties officeooo:rsid="00fc7e99" officeooo:paragraph-rsid="00fc7e99"/>
    </style:style>
    <style:style style:name="P279" style:family="paragraph" style:parent-style-name="Preformatted_20_Text" style:list-style-name="L40">
      <style:text-properties officeooo:rsid="00fdbc66" officeooo:paragraph-rsid="00fdbc66"/>
    </style:style>
    <style:style style:name="P280" style:family="paragraph" style:parent-style-name="Preformatted_20_Text" style:list-style-name="L40">
      <style:text-properties officeooo:rsid="01022017" officeooo:paragraph-rsid="01022017"/>
    </style:style>
    <style:style style:name="P281" style:family="paragraph" style:parent-style-name="Preformatted_20_Text" style:list-style-name="L40">
      <style:text-properties officeooo:rsid="00fe702d" officeooo:paragraph-rsid="00fe702d"/>
    </style:style>
    <style:style style:name="P282" style:family="paragraph" style:parent-style-name="Preformatted_20_Text" style:list-style-name="L40">
      <style:text-properties officeooo:rsid="01000423" officeooo:paragraph-rsid="01000423"/>
    </style:style>
    <style:style style:name="P283" style:family="paragraph" style:parent-style-name="Preformatted_20_Text" style:list-style-name="L40">
      <style:text-properties officeooo:rsid="0100f4fa" officeooo:paragraph-rsid="0100f4fa"/>
    </style:style>
    <style:style style:name="P284" style:family="paragraph" style:parent-style-name="Preformatted_20_Text" style:list-style-name="L40">
      <style:text-properties officeooo:rsid="0101588f" officeooo:paragraph-rsid="0101588f"/>
    </style:style>
    <style:style style:name="P285" style:family="paragraph" style:parent-style-name="Preformatted_20_Text" style:list-style-name="L41">
      <style:text-properties officeooo:rsid="01038f3f" officeooo:paragraph-rsid="01038f3f"/>
    </style:style>
    <style:style style:name="P286" style:family="paragraph" style:parent-style-name="Preformatted_20_Text" style:list-style-name="L41">
      <style:text-properties officeooo:rsid="01058d63" officeooo:paragraph-rsid="01058d63"/>
    </style:style>
    <style:style style:name="P287" style:family="paragraph" style:parent-style-name="Preformatted_20_Text" style:list-style-name="L41">
      <style:text-properties officeooo:rsid="0105c3ed" officeooo:paragraph-rsid="0105c3ed"/>
    </style:style>
    <style:style style:name="P288" style:family="paragraph" style:parent-style-name="Preformatted_20_Text" style:list-style-name="L41">
      <style:text-properties officeooo:rsid="0106db80" officeooo:paragraph-rsid="0106db80"/>
    </style:style>
    <style:style style:name="P289" style:family="paragraph" style:parent-style-name="Preformatted_20_Text" style:list-style-name="L41">
      <style:text-properties officeooo:rsid="010806e0" officeooo:paragraph-rsid="010806e0"/>
    </style:style>
    <style:style style:name="P290" style:family="paragraph" style:parent-style-name="Preformatted_20_Text" style:list-style-name="L41">
      <style:text-properties officeooo:rsid="0108e03e" officeooo:paragraph-rsid="0108e03e"/>
    </style:style>
    <style:style style:name="P291" style:family="paragraph" style:parent-style-name="Preformatted_20_Text" style:list-style-name="L42">
      <style:text-properties officeooo:rsid="010b36d8" officeooo:paragraph-rsid="010b36d8"/>
    </style:style>
    <style:style style:name="P292" style:family="paragraph" style:parent-style-name="Preformatted_20_Text" style:list-style-name="L42">
      <style:text-properties officeooo:rsid="010b4edc" officeooo:paragraph-rsid="010b4edc"/>
    </style:style>
    <style:style style:name="P293" style:family="paragraph" style:parent-style-name="Preformatted_20_Text" style:list-style-name="L42">
      <style:text-properties officeooo:rsid="010cc4eb" officeooo:paragraph-rsid="010cc4eb"/>
    </style:style>
    <style:style style:name="P294" style:family="paragraph" style:parent-style-name="Preformatted_20_Text" style:list-style-name="L42">
      <style:text-properties officeooo:rsid="010d6957" officeooo:paragraph-rsid="010d6957"/>
    </style:style>
    <style:style style:name="P295" style:family="paragraph" style:parent-style-name="Preformatted_20_Text" style:list-style-name="L42">
      <style:text-properties officeooo:rsid="010f07b8" officeooo:paragraph-rsid="010f07b8"/>
    </style:style>
    <style:style style:name="P296" style:family="paragraph" style:parent-style-name="Preformatted_20_Text" style:list-style-name="L43">
      <style:text-properties officeooo:rsid="0110a137" officeooo:paragraph-rsid="0110a137"/>
    </style:style>
    <style:style style:name="P297" style:family="paragraph" style:parent-style-name="Preformatted_20_Text" style:list-style-name="L43">
      <style:text-properties officeooo:rsid="0112261b" officeooo:paragraph-rsid="0112261b"/>
    </style:style>
    <style:style style:name="P298" style:family="paragraph" style:parent-style-name="Preformatted_20_Text" style:list-style-name="L44">
      <style:text-properties officeooo:rsid="01166279" officeooo:paragraph-rsid="01166279"/>
    </style:style>
    <style:style style:name="P299" style:family="paragraph" style:parent-style-name="Preformatted_20_Text" style:list-style-name="L44">
      <style:text-properties officeooo:rsid="011686a4" officeooo:paragraph-rsid="011686a4"/>
    </style:style>
    <style:style style:name="P300" style:family="paragraph" style:parent-style-name="Preformatted_20_Text" style:list-style-name="L44">
      <style:text-properties officeooo:rsid="01186f8a" officeooo:paragraph-rsid="01186f8a"/>
    </style:style>
    <style:style style:name="P301" style:family="paragraph" style:parent-style-name="Preformatted_20_Text" style:list-style-name="L45">
      <style:text-properties officeooo:rsid="011931f3" officeooo:paragraph-rsid="011931f3"/>
    </style:style>
    <style:style style:name="P302" style:family="paragraph" style:parent-style-name="Preformatted_20_Text" style:list-style-name="L45">
      <style:text-properties officeooo:rsid="011abce0" officeooo:paragraph-rsid="011abce0"/>
    </style:style>
    <style:style style:name="P303" style:family="paragraph" style:parent-style-name="Preformatted_20_Text" style:list-style-name="L45">
      <style:text-properties officeooo:rsid="011b0aba" officeooo:paragraph-rsid="011b0aba"/>
    </style:style>
    <style:style style:name="P304" style:family="paragraph" style:parent-style-name="Preformatted_20_Text" style:list-style-name="L46">
      <style:text-properties officeooo:rsid="011b2982" officeooo:paragraph-rsid="011b2982"/>
    </style:style>
    <style:style style:name="P305" style:family="paragraph" style:parent-style-name="Preformatted_20_Text" style:list-style-name="L46">
      <style:text-properties officeooo:rsid="011b2982" officeooo:paragraph-rsid="011cde6f"/>
    </style:style>
    <style:style style:name="P306" style:family="paragraph" style:parent-style-name="Preformatted_20_Text" style:list-style-name="L46">
      <style:text-properties officeooo:rsid="011cde6f" officeooo:paragraph-rsid="011cde6f"/>
    </style:style>
    <style:style style:name="P307" style:family="paragraph" style:parent-style-name="Preformatted_20_Text" style:list-style-name="L46">
      <style:text-properties officeooo:rsid="011ebd06" officeooo:paragraph-rsid="011ebd06"/>
    </style:style>
    <style:style style:name="P308" style:family="paragraph" style:parent-style-name="Preformatted_20_Text" style:list-style-name="L46">
      <style:text-properties officeooo:rsid="0120356d" officeooo:paragraph-rsid="0120356d"/>
    </style:style>
    <style:style style:name="P309" style:family="paragraph" style:parent-style-name="Preformatted_20_Text" style:list-style-name="L46">
      <style:text-properties officeooo:rsid="01217ea1" officeooo:paragraph-rsid="01217ea1"/>
    </style:style>
    <style:style style:name="P310" style:family="paragraph" style:parent-style-name="Preformatted_20_Text" style:list-style-name="L46">
      <style:text-properties officeooo:rsid="0122229d" officeooo:paragraph-rsid="0122229d"/>
    </style:style>
    <style:style style:name="P311" style:family="paragraph" style:parent-style-name="Preformatted_20_Text" style:list-style-name="L47">
      <style:text-properties officeooo:rsid="012764b0" officeooo:paragraph-rsid="012764b0"/>
    </style:style>
    <style:style style:name="P312" style:family="paragraph" style:parent-style-name="Preformatted_20_Text" style:list-style-name="L47">
      <style:text-properties officeooo:rsid="01279da6" officeooo:paragraph-rsid="01279da6"/>
    </style:style>
    <style:style style:name="P313" style:family="paragraph" style:parent-style-name="Preformatted_20_Text" style:list-style-name="L47">
      <style:text-properties officeooo:rsid="01299a7d" officeooo:paragraph-rsid="01299a7d"/>
    </style:style>
    <style:style style:name="P314" style:family="paragraph" style:parent-style-name="Preformatted_20_Text" style:list-style-name="L47">
      <style:text-properties officeooo:rsid="012a9745" officeooo:paragraph-rsid="012a9745"/>
    </style:style>
    <style:style style:name="P315" style:family="paragraph" style:parent-style-name="Preformatted_20_Text" style:list-style-name="L47">
      <style:text-properties officeooo:rsid="012aaeaf" officeooo:paragraph-rsid="012aaeaf"/>
    </style:style>
    <style:style style:name="P316" style:family="paragraph" style:parent-style-name="Preformatted_20_Text" style:list-style-name="L47">
      <style:text-properties officeooo:rsid="012bec27" officeooo:paragraph-rsid="012bec27"/>
    </style:style>
    <style:style style:name="P317" style:family="paragraph" style:parent-style-name="Preformatted_20_Text" style:list-style-name="L48">
      <style:text-properties officeooo:rsid="012d06bc" officeooo:paragraph-rsid="012d06bc"/>
    </style:style>
    <style:style style:name="P318" style:family="paragraph" style:parent-style-name="Preformatted_20_Text" style:list-style-name="L48">
      <style:text-properties officeooo:rsid="012e016c" officeooo:paragraph-rsid="012e016c"/>
    </style:style>
    <style:style style:name="P319" style:family="paragraph" style:parent-style-name="Preformatted_20_Text" style:list-style-name="L48">
      <style:text-properties officeooo:rsid="012e4ec7" officeooo:paragraph-rsid="012e4ec7"/>
    </style:style>
    <style:style style:name="P320" style:family="paragraph" style:parent-style-name="Preformatted_20_Text" style:list-style-name="L48">
      <style:text-properties officeooo:rsid="012ffa2c" officeooo:paragraph-rsid="012ffa2c"/>
    </style:style>
    <style:style style:name="P321" style:family="paragraph" style:parent-style-name="Preformatted_20_Text" style:list-style-name="L48">
      <style:text-properties officeooo:rsid="0131d4e2" officeooo:paragraph-rsid="0131d4e2"/>
    </style:style>
    <style:style style:name="P322" style:family="paragraph" style:parent-style-name="Preformatted_20_Text" style:list-style-name="L48">
      <style:text-properties officeooo:rsid="01328c76" officeooo:paragraph-rsid="01328c76"/>
    </style:style>
    <style:style style:name="P323" style:family="paragraph" style:parent-style-name="Preformatted_20_Text" style:list-style-name="L49">
      <style:text-properties officeooo:rsid="0134bf2a" officeooo:paragraph-rsid="0134bf2a"/>
    </style:style>
    <style:style style:name="P324" style:family="paragraph" style:parent-style-name="Preformatted_20_Text" style:list-style-name="L49">
      <style:text-properties officeooo:rsid="0135126d" officeooo:paragraph-rsid="0135126d"/>
    </style:style>
    <style:style style:name="P325" style:family="paragraph" style:parent-style-name="Preformatted_20_Text" style:list-style-name="L49">
      <style:text-properties officeooo:rsid="0136a857" officeooo:paragraph-rsid="0136a857"/>
    </style:style>
    <style:style style:name="P326" style:family="paragraph" style:parent-style-name="Preformatted_20_Text" style:list-style-name="L50">
      <style:text-properties officeooo:rsid="0138da2d" officeooo:paragraph-rsid="0138da2d"/>
    </style:style>
    <style:style style:name="P327" style:family="paragraph" style:parent-style-name="Preformatted_20_Text" style:list-style-name="L50">
      <style:text-properties officeooo:rsid="01397b6a" officeooo:paragraph-rsid="01397b6a"/>
    </style:style>
    <style:style style:name="P328" style:family="paragraph" style:parent-style-name="Preformatted_20_Text" style:list-style-name="L50">
      <style:text-properties officeooo:rsid="013b53d2" officeooo:paragraph-rsid="013b53d2"/>
    </style:style>
    <style:style style:name="P329" style:family="paragraph" style:parent-style-name="Preformatted_20_Text" style:list-style-name="L50">
      <style:text-properties officeooo:rsid="013d2c98" officeooo:paragraph-rsid="013d2c98"/>
    </style:style>
    <style:style style:name="P330" style:family="paragraph" style:parent-style-name="Preformatted_20_Text" style:list-style-name="L50">
      <style:text-properties officeooo:rsid="013b7d46" officeooo:paragraph-rsid="013b7d46"/>
    </style:style>
    <style:style style:name="P331" style:family="paragraph" style:parent-style-name="Preformatted_20_Text" style:list-style-name="L50">
      <style:text-properties officeooo:rsid="013e70b3" officeooo:paragraph-rsid="013e70b3"/>
    </style:style>
    <style:style style:name="P332" style:family="paragraph" style:parent-style-name="Preformatted_20_Text" style:list-style-name="L50">
      <style:text-properties officeooo:rsid="0140578b" officeooo:paragraph-rsid="0140578b"/>
    </style:style>
    <style:style style:name="P333" style:family="paragraph" style:parent-style-name="Preformatted_20_Text" style:list-style-name="L50">
      <style:text-properties officeooo:rsid="0140666f" officeooo:paragraph-rsid="0140666f"/>
    </style:style>
    <style:style style:name="P334" style:family="paragraph" style:parent-style-name="Preformatted_20_Text" style:list-style-name="L50">
      <style:text-properties officeooo:rsid="014248d3" officeooo:paragraph-rsid="014248d3"/>
    </style:style>
    <style:style style:name="P335" style:family="paragraph" style:parent-style-name="Preformatted_20_Text" style:list-style-name="L51">
      <style:text-properties officeooo:rsid="01426bd0" officeooo:paragraph-rsid="01426bd0"/>
    </style:style>
    <style:style style:name="P336" style:family="paragraph" style:parent-style-name="Preformatted_20_Text" style:list-style-name="L51">
      <style:text-properties officeooo:rsid="014370ba" officeooo:paragraph-rsid="014370ba"/>
    </style:style>
    <style:style style:name="P337" style:family="paragraph" style:parent-style-name="Preformatted_20_Text" style:list-style-name="L52">
      <style:text-properties officeooo:rsid="014681be" officeooo:paragraph-rsid="014681be"/>
    </style:style>
    <style:style style:name="P338" style:family="paragraph" style:parent-style-name="Preformatted_20_Text" style:list-style-name="L52">
      <style:text-properties officeooo:rsid="01480396" officeooo:paragraph-rsid="01480396"/>
    </style:style>
    <style:style style:name="P339" style:family="paragraph" style:parent-style-name="Preformatted_20_Text" style:list-style-name="L53">
      <style:text-properties officeooo:rsid="014b26a9" officeooo:paragraph-rsid="014b26a9"/>
    </style:style>
    <style:style style:name="P340" style:family="paragraph" style:parent-style-name="Preformatted_20_Text" style:list-style-name="L53">
      <style:text-properties officeooo:rsid="014cf825" officeooo:paragraph-rsid="014cf825"/>
    </style:style>
    <style:style style:name="P341" style:family="paragraph" style:parent-style-name="Preformatted_20_Text" style:list-style-name="L54">
      <style:text-properties officeooo:rsid="014e9fbe" officeooo:paragraph-rsid="014e9fbe"/>
    </style:style>
    <style:style style:name="P342" style:family="paragraph" style:parent-style-name="Preformatted_20_Text" style:list-style-name="L54">
      <style:text-properties officeooo:rsid="015002a8" officeooo:paragraph-rsid="015002a8"/>
    </style:style>
    <style:style style:name="P343" style:family="paragraph" style:parent-style-name="Preformatted_20_Text" style:list-style-name="L55">
      <style:text-properties officeooo:rsid="0152fd81" officeooo:paragraph-rsid="0152fd81"/>
    </style:style>
    <style:style style:name="P344" style:family="paragraph" style:parent-style-name="Preformatted_20_Text" style:list-style-name="L55">
      <style:text-properties officeooo:rsid="015370f3" officeooo:paragraph-rsid="015370f3"/>
    </style:style>
    <style:style style:name="P345" style:family="paragraph" style:parent-style-name="Preformatted_20_Text" style:list-style-name="L55">
      <style:text-properties officeooo:rsid="01539f67" officeooo:paragraph-rsid="01539f67"/>
    </style:style>
    <style:style style:name="P346" style:family="paragraph" style:parent-style-name="Preformatted_20_Text" style:list-style-name="L56">
      <style:text-properties officeooo:rsid="01568506" officeooo:paragraph-rsid="01568506"/>
    </style:style>
    <style:style style:name="P347" style:family="paragraph" style:parent-style-name="Preformatted_20_Text" style:list-style-name="L56">
      <style:text-properties officeooo:rsid="0156bf86" officeooo:paragraph-rsid="0156bf86"/>
    </style:style>
    <style:style style:name="P348" style:family="paragraph" style:parent-style-name="Preformatted_20_Text" style:list-style-name="L56">
      <style:text-properties officeooo:rsid="01589ce9" officeooo:paragraph-rsid="01589ce9"/>
    </style:style>
    <style:style style:name="P349" style:family="paragraph" style:parent-style-name="Preformatted_20_Text" style:list-style-name="L56">
      <style:text-properties officeooo:rsid="015916ea" officeooo:paragraph-rsid="015916ea"/>
    </style:style>
    <style:style style:name="P350" style:family="paragraph" style:parent-style-name="Preformatted_20_Text" style:list-style-name="L56">
      <style:text-properties officeooo:rsid="015a56a2" officeooo:paragraph-rsid="015a56a2"/>
    </style:style>
    <style:style style:name="P351" style:family="paragraph" style:parent-style-name="Preformatted_20_Text" style:list-style-name="L57">
      <style:text-properties officeooo:rsid="015e99d4" officeooo:paragraph-rsid="015e99d4"/>
    </style:style>
    <style:style style:name="P352" style:family="paragraph" style:parent-style-name="Preformatted_20_Text" style:list-style-name="L57">
      <style:text-properties officeooo:rsid="015fd7ea" officeooo:paragraph-rsid="015fd7ea"/>
    </style:style>
    <style:style style:name="P353" style:family="paragraph" style:parent-style-name="Preformatted_20_Text" style:list-style-name="L58">
      <style:text-properties officeooo:rsid="0161c284" officeooo:paragraph-rsid="0161c284"/>
    </style:style>
    <style:style style:name="P354" style:family="paragraph" style:parent-style-name="Preformatted_20_Text" style:list-style-name="L58">
      <style:text-properties officeooo:rsid="0161f990" officeooo:paragraph-rsid="0161f990"/>
    </style:style>
    <style:style style:name="P355" style:family="paragraph" style:parent-style-name="Preformatted_20_Text" style:list-style-name="L58">
      <style:text-properties officeooo:rsid="0162fc03" officeooo:paragraph-rsid="0162fc03"/>
    </style:style>
    <style:style style:name="P356" style:family="paragraph" style:parent-style-name="Preformatted_20_Text" style:list-style-name="L59">
      <style:text-properties officeooo:rsid="016521c8" officeooo:paragraph-rsid="016521c8"/>
    </style:style>
    <style:style style:name="P357" style:family="paragraph" style:parent-style-name="Preformatted_20_Text" style:list-style-name="L60">
      <style:text-properties officeooo:rsid="0169d072" officeooo:paragraph-rsid="0169d072"/>
    </style:style>
    <style:style style:name="P358" style:family="paragraph" style:parent-style-name="Preformatted_20_Text" style:list-style-name="L60">
      <style:text-properties officeooo:rsid="016a627b" officeooo:paragraph-rsid="016a627b"/>
    </style:style>
    <style:style style:name="P359" style:family="paragraph" style:parent-style-name="Preformatted_20_Text" style:list-style-name="L60">
      <style:text-properties officeooo:rsid="016c1c3c" officeooo:paragraph-rsid="016c1c3c"/>
    </style:style>
    <style:style style:name="P360" style:family="paragraph" style:parent-style-name="Preformatted_20_Text" style:list-style-name="L60">
      <style:text-properties officeooo:rsid="016c5953" officeooo:paragraph-rsid="016c5953"/>
    </style:style>
    <style:style style:name="P361" style:family="paragraph" style:parent-style-name="Preformatted_20_Text" style:list-style-name="L60">
      <style:text-properties officeooo:rsid="016d76cc" officeooo:paragraph-rsid="016d76cc"/>
    </style:style>
    <style:style style:name="P362" style:family="paragraph" style:parent-style-name="Preformatted_20_Text" style:list-style-name="L60">
      <style:text-properties officeooo:rsid="016f39b3" officeooo:paragraph-rsid="016f39b3"/>
    </style:style>
    <style:style style:name="P363" style:family="paragraph" style:parent-style-name="Preformatted_20_Text" style:list-style-name="L61">
      <style:text-properties officeooo:rsid="01709e98" officeooo:paragraph-rsid="01709e98"/>
    </style:style>
    <style:style style:name="P364" style:family="paragraph" style:parent-style-name="Preformatted_20_Text" style:list-style-name="L61">
      <style:text-properties officeooo:rsid="01729560" officeooo:paragraph-rsid="01729560"/>
    </style:style>
    <style:style style:name="P365" style:family="paragraph" style:parent-style-name="Preformatted_20_Text" style:list-style-name="L61">
      <style:text-properties officeooo:rsid="01739cf1" officeooo:paragraph-rsid="01739cf1"/>
    </style:style>
    <style:style style:name="P366" style:family="paragraph" style:parent-style-name="Preformatted_20_Text" style:list-style-name="L62">
      <style:text-properties officeooo:rsid="01748263" officeooo:paragraph-rsid="01748263"/>
    </style:style>
    <style:style style:name="P367" style:family="paragraph" style:parent-style-name="Preformatted_20_Text" style:list-style-name="L62">
      <style:text-properties officeooo:rsid="0174ff34" officeooo:paragraph-rsid="0174ff34"/>
    </style:style>
    <style:style style:name="P368" style:family="paragraph" style:parent-style-name="Preformatted_20_Text" style:list-style-name="L62">
      <style:text-properties officeooo:rsid="0176b663" officeooo:paragraph-rsid="0176b663"/>
    </style:style>
    <style:style style:name="P369" style:family="paragraph" style:parent-style-name="Preformatted_20_Text" style:list-style-name="L62">
      <style:text-properties officeooo:rsid="017729df" officeooo:paragraph-rsid="017729df"/>
    </style:style>
    <style:style style:name="P370" style:family="paragraph" style:parent-style-name="Preformatted_20_Text" style:list-style-name="L62">
      <style:text-properties officeooo:rsid="0177d033" officeooo:paragraph-rsid="0177d033"/>
    </style:style>
    <style:style style:name="P371" style:family="paragraph" style:parent-style-name="Preformatted_20_Text" style:list-style-name="L62">
      <style:text-properties officeooo:rsid="01799fef" officeooo:paragraph-rsid="01799fef"/>
    </style:style>
    <style:style style:name="P372" style:family="paragraph" style:parent-style-name="Preformatted_20_Text" style:list-style-name="L62">
      <style:text-properties officeooo:rsid="0179eb94" officeooo:paragraph-rsid="0179eb94"/>
    </style:style>
    <style:style style:name="P373" style:family="paragraph" style:parent-style-name="Preformatted_20_Text" style:list-style-name="L62">
      <style:text-properties officeooo:rsid="017b1d5d" officeooo:paragraph-rsid="017b1d5d"/>
    </style:style>
    <style:style style:name="P374" style:family="paragraph" style:parent-style-name="Preformatted_20_Text" style:list-style-name="L63">
      <style:text-properties officeooo:rsid="017c5f2d" officeooo:paragraph-rsid="017c5f2d"/>
    </style:style>
    <style:style style:name="P375" style:family="paragraph" style:parent-style-name="Preformatted_20_Text" style:list-style-name="L63">
      <style:text-properties officeooo:rsid="017d175b" officeooo:paragraph-rsid="017d175b"/>
    </style:style>
    <style:style style:name="P376" style:family="paragraph" style:parent-style-name="Preformatted_20_Text" style:list-style-name="L63">
      <style:text-properties officeooo:rsid="017d175b" officeooo:paragraph-rsid="017d6a18"/>
    </style:style>
    <style:style style:name="P377" style:family="paragraph" style:parent-style-name="Preformatted_20_Text" style:list-style-name="L63">
      <style:text-properties officeooo:rsid="017d6a18" officeooo:paragraph-rsid="017d6a18"/>
    </style:style>
    <style:style style:name="P378" style:family="paragraph" style:parent-style-name="Preformatted_20_Text" style:list-style-name="L63">
      <style:text-properties officeooo:rsid="017e6a1e" officeooo:paragraph-rsid="017e6a1e"/>
    </style:style>
    <style:style style:name="P379" style:family="paragraph" style:parent-style-name="Preformatted_20_Text" style:list-style-name="L64">
      <style:text-properties officeooo:rsid="017f4fe5" officeooo:paragraph-rsid="017f4fe5"/>
    </style:style>
    <style:style style:name="P380" style:family="paragraph" style:parent-style-name="Preformatted_20_Text" style:list-style-name="L64">
      <style:text-properties officeooo:rsid="01810e05" officeooo:paragraph-rsid="01810e05"/>
    </style:style>
    <style:style style:name="P381" style:family="paragraph" style:parent-style-name="Preformatted_20_Text" style:list-style-name="L64">
      <style:text-properties officeooo:rsid="01823e98" officeooo:paragraph-rsid="01823e98"/>
    </style:style>
    <style:style style:name="P382" style:family="paragraph" style:parent-style-name="Preformatted_20_Text" style:list-style-name="L64">
      <style:text-properties officeooo:rsid="01829442" officeooo:paragraph-rsid="01829442"/>
    </style:style>
    <style:style style:name="P383" style:family="paragraph" style:parent-style-name="Preformatted_20_Text" style:list-style-name="L64">
      <style:text-properties officeooo:rsid="0183c7a3" officeooo:paragraph-rsid="0183c7a3"/>
    </style:style>
    <style:style style:name="P384" style:family="paragraph" style:parent-style-name="Preformatted_20_Text" style:list-style-name="L64">
      <style:text-properties officeooo:rsid="01875be9" officeooo:paragraph-rsid="01875be9"/>
    </style:style>
    <style:style style:name="P385" style:family="paragraph" style:parent-style-name="Preformatted_20_Text" style:list-style-name="L64">
      <style:text-properties officeooo:rsid="0188e6a5" officeooo:paragraph-rsid="0188e6a5"/>
    </style:style>
    <style:style style:name="P386" style:family="paragraph" style:parent-style-name="Preformatted_20_Text" style:list-style-name="L65">
      <style:text-properties officeooo:rsid="01896789" officeooo:paragraph-rsid="01896789"/>
    </style:style>
    <style:style style:name="P387" style:family="paragraph" style:parent-style-name="Preformatted_20_Text" style:list-style-name="L65">
      <style:text-properties officeooo:rsid="0189b308" officeooo:paragraph-rsid="0189b308"/>
    </style:style>
    <style:style style:name="P388" style:family="paragraph" style:parent-style-name="Preformatted_20_Text" style:list-style-name="L65">
      <style:text-properties officeooo:rsid="018ad3df" officeooo:paragraph-rsid="018ad3df"/>
    </style:style>
    <style:style style:name="P389" style:family="paragraph" style:parent-style-name="Preformatted_20_Text" style:list-style-name="L66">
      <style:text-properties officeooo:rsid="018c6476" officeooo:paragraph-rsid="018c6476"/>
    </style:style>
    <style:style style:name="P390" style:family="paragraph" style:parent-style-name="Preformatted_20_Text" style:list-style-name="L66">
      <style:text-properties officeooo:rsid="018ca5ad" officeooo:paragraph-rsid="018ca5ad"/>
    </style:style>
    <style:style style:name="P391" style:family="paragraph" style:parent-style-name="Preformatted_20_Text" style:list-style-name="L66">
      <style:text-properties officeooo:rsid="018d11f8" officeooo:paragraph-rsid="018d11f8"/>
    </style:style>
    <style:style style:name="P392" style:family="paragraph" style:parent-style-name="Preformatted_20_Text" style:list-style-name="L66">
      <style:text-properties officeooo:rsid="018dacdb" officeooo:paragraph-rsid="018dacdb"/>
    </style:style>
    <style:style style:name="P393" style:family="paragraph" style:parent-style-name="Preformatted_20_Text" style:list-style-name="L67">
      <style:text-properties officeooo:rsid="018e73ff" officeooo:paragraph-rsid="018e73ff"/>
    </style:style>
    <style:style style:name="P394" style:family="paragraph" style:parent-style-name="Preformatted_20_Text" style:list-style-name="L67">
      <style:text-properties officeooo:rsid="018ef130" officeooo:paragraph-rsid="018ef130"/>
    </style:style>
    <style:style style:name="P395" style:family="paragraph" style:parent-style-name="Preformatted_20_Text" style:list-style-name="L68">
      <style:text-properties officeooo:rsid="0191748f" officeooo:paragraph-rsid="0191748f"/>
    </style:style>
    <style:style style:name="P396" style:family="paragraph" style:parent-style-name="Preformatted_20_Text" style:list-style-name="L68">
      <style:text-properties officeooo:rsid="0191af9e" officeooo:paragraph-rsid="0191af9e"/>
    </style:style>
    <style:style style:name="P397" style:family="paragraph" style:parent-style-name="Preformatted_20_Text" style:list-style-name="L68">
      <style:text-properties officeooo:rsid="0191dade" officeooo:paragraph-rsid="0191dade"/>
    </style:style>
    <style:style style:name="P398" style:family="paragraph" style:parent-style-name="Preformatted_20_Text" style:list-style-name="L68">
      <style:text-properties officeooo:rsid="01923a13" officeooo:paragraph-rsid="01923a13"/>
    </style:style>
    <style:style style:name="P399" style:family="paragraph" style:parent-style-name="Preformatted_20_Text" style:list-style-name="L68">
      <style:text-properties officeooo:rsid="01938879" officeooo:paragraph-rsid="01938879"/>
    </style:style>
    <style:style style:name="P400" style:family="paragraph" style:parent-style-name="Preformatted_20_Text" style:list-style-name="L68">
      <style:text-properties officeooo:rsid="01942a16" officeooo:paragraph-rsid="01942a16"/>
    </style:style>
    <style:style style:name="P401" style:family="paragraph" style:parent-style-name="Preformatted_20_Text" style:list-style-name="L68">
      <style:text-properties officeooo:rsid="01959163" officeooo:paragraph-rsid="01959163"/>
    </style:style>
    <style:style style:name="P402" style:family="paragraph" style:parent-style-name="Preformatted_20_Text" style:list-style-name="L68">
      <style:text-properties officeooo:rsid="01962a64" officeooo:paragraph-rsid="01962a64"/>
    </style:style>
    <style:style style:name="P403" style:family="paragraph" style:parent-style-name="Preformatted_20_Text" style:list-style-name="L68">
      <style:text-properties officeooo:rsid="019630ac" officeooo:paragraph-rsid="019630ac"/>
    </style:style>
    <style:style style:name="P404" style:family="paragraph" style:parent-style-name="Preformatted_20_Text" style:list-style-name="L68">
      <style:text-properties officeooo:rsid="01970e71" officeooo:paragraph-rsid="01970e71"/>
    </style:style>
    <style:style style:name="P405" style:family="paragraph" style:parent-style-name="Preformatted_20_Text" style:list-style-name="L68">
      <style:text-properties officeooo:rsid="0197a7c9" officeooo:paragraph-rsid="0197a7c9"/>
    </style:style>
    <style:style style:name="P406" style:family="paragraph" style:parent-style-name="Preformatted_20_Text" style:list-style-name="L68">
      <style:text-properties officeooo:rsid="01985f41" officeooo:paragraph-rsid="01985f41"/>
    </style:style>
    <style:style style:name="P407" style:family="paragraph" style:parent-style-name="Preformatted_20_Text" style:list-style-name="L69">
      <style:text-properties officeooo:rsid="019a6f18" officeooo:paragraph-rsid="019a6f18"/>
    </style:style>
    <style:style style:name="P408" style:family="paragraph" style:parent-style-name="Preformatted_20_Text" style:list-style-name="L69">
      <style:text-properties officeooo:rsid="019c1a78" officeooo:paragraph-rsid="019c1a78"/>
    </style:style>
    <style:style style:name="P409" style:family="paragraph" style:parent-style-name="Preformatted_20_Text" style:list-style-name="L69">
      <style:text-properties officeooo:rsid="019e015a" officeooo:paragraph-rsid="019e015a"/>
    </style:style>
    <style:style style:name="P410" style:family="paragraph" style:parent-style-name="Preformatted_20_Text" style:list-style-name="L69">
      <style:text-properties officeooo:rsid="019fc976" officeooo:paragraph-rsid="019fc976"/>
    </style:style>
    <style:style style:name="P411" style:family="paragraph" style:parent-style-name="Preformatted_20_Text" style:list-style-name="L69">
      <style:text-properties officeooo:rsid="01a0dc58" officeooo:paragraph-rsid="01a0dc58"/>
    </style:style>
    <style:style style:name="P412" style:family="paragraph" style:parent-style-name="Preformatted_20_Text" style:list-style-name="L69">
      <style:text-properties officeooo:rsid="01a2d5d8" officeooo:paragraph-rsid="01a2d5d8"/>
    </style:style>
    <style:style style:name="P413" style:family="paragraph" style:parent-style-name="Preformatted_20_Text" style:list-style-name="L69">
      <style:text-properties officeooo:rsid="01a425bc" officeooo:paragraph-rsid="01a425bc"/>
    </style:style>
    <style:style style:name="P414" style:family="paragraph" style:parent-style-name="Preformatted_20_Text" style:list-style-name="L69">
      <style:text-properties officeooo:rsid="01a52baa" officeooo:paragraph-rsid="01a52baa"/>
    </style:style>
    <style:style style:name="P415" style:family="paragraph" style:parent-style-name="Preformatted_20_Text" style:list-style-name="L69">
      <style:text-properties officeooo:rsid="01a6e1ab" officeooo:paragraph-rsid="01a6e1ab"/>
    </style:style>
    <style:style style:name="P416" style:family="paragraph" style:parent-style-name="Preformatted_20_Text" style:list-style-name="L70">
      <style:text-properties officeooo:rsid="01a86518" officeooo:paragraph-rsid="01a86518"/>
    </style:style>
    <style:style style:name="P417" style:family="paragraph" style:parent-style-name="Preformatted_20_Text" style:list-style-name="L70">
      <style:text-properties officeooo:rsid="01a9c045" officeooo:paragraph-rsid="01a9c045"/>
    </style:style>
    <style:style style:name="P418" style:family="paragraph" style:parent-style-name="Preformatted_20_Text" style:list-style-name="L70">
      <style:text-properties officeooo:rsid="01ac7ffd" officeooo:paragraph-rsid="01ac7ffd"/>
    </style:style>
    <style:style style:name="P419" style:family="paragraph" style:parent-style-name="Preformatted_20_Text" style:list-style-name="L70">
      <style:text-properties officeooo:rsid="01ad0e2d" officeooo:paragraph-rsid="01ad0e2d"/>
    </style:style>
    <style:style style:name="P420" style:family="paragraph" style:parent-style-name="Preformatted_20_Text" style:list-style-name="L70">
      <style:text-properties officeooo:rsid="01ae8123" officeooo:paragraph-rsid="01ae8123"/>
    </style:style>
    <style:style style:name="P421" style:family="paragraph" style:parent-style-name="Preformatted_20_Text" style:list-style-name="L71">
      <style:text-properties officeooo:rsid="01b03a01" officeooo:paragraph-rsid="01b03a01"/>
    </style:style>
    <style:style style:name="P422" style:family="paragraph" style:parent-style-name="Preformatted_20_Text" style:list-style-name="L71">
      <style:text-properties officeooo:rsid="01b0e1c5" officeooo:paragraph-rsid="01b0e1c5"/>
    </style:style>
    <style:style style:name="P423" style:family="paragraph" style:parent-style-name="Preformatted_20_Text" style:list-style-name="L71">
      <style:text-properties officeooo:rsid="01b2ca76" officeooo:paragraph-rsid="01b2ca76"/>
    </style:style>
    <style:style style:name="P424" style:family="paragraph" style:parent-style-name="Preformatted_20_Text" style:list-style-name="L71">
      <style:text-properties officeooo:rsid="01b3fa8e" officeooo:paragraph-rsid="01b3fa8e"/>
    </style:style>
    <style:style style:name="P425" style:family="paragraph" style:parent-style-name="Preformatted_20_Text">
      <style:text-properties officeooo:rsid="01b3fa8e" officeooo:paragraph-rsid="01b3fa8e"/>
    </style:style>
    <style:style style:name="P426" style:family="paragraph" style:parent-style-name="Preformatted_20_Text">
      <style:text-properties officeooo:rsid="01b62ef8" officeooo:paragraph-rsid="01b62ef8"/>
    </style:style>
    <style:style style:name="P427" style:family="paragraph" style:parent-style-name="Preformatted_20_Text" style:list-style-name="L72">
      <style:text-properties officeooo:rsid="01b73642" officeooo:paragraph-rsid="01b73642"/>
    </style:style>
    <style:style style:name="P428" style:family="paragraph" style:parent-style-name="Preformatted_20_Text" style:list-style-name="L72">
      <style:text-properties officeooo:rsid="01b80e0c" officeooo:paragraph-rsid="01b80e0c"/>
    </style:style>
    <style:style style:name="P429" style:family="paragraph" style:parent-style-name="Preformatted_20_Text">
      <style:text-properties officeooo:rsid="01b80e0c" officeooo:paragraph-rsid="01b80e0c"/>
    </style:style>
    <style:style style:name="P430" style:family="paragraph" style:parent-style-name="Preformatted_20_Text" style:list-style-name="L72">
      <style:text-properties officeooo:rsid="01b9caea" officeooo:paragraph-rsid="01b9caea"/>
    </style:style>
    <style:style style:name="P431" style:family="paragraph" style:parent-style-name="Preformatted_20_Text">
      <style:text-properties officeooo:rsid="01b9caea" officeooo:paragraph-rsid="01b9caea"/>
    </style:style>
    <style:style style:name="P432" style:family="paragraph" style:parent-style-name="Preformatted_20_Text" style:list-style-name="L73">
      <style:text-properties officeooo:rsid="01b9caea" officeooo:paragraph-rsid="01b9caea"/>
    </style:style>
    <style:style style:name="T1" style:family="text">
      <style:text-properties officeooo:rsid="00277333"/>
    </style:style>
    <style:style style:name="T2" style:family="text">
      <style:text-properties officeooo:rsid="002cd508"/>
    </style:style>
    <style:style style:name="T3" style:family="text">
      <style:text-properties officeooo:rsid="002f32ed"/>
    </style:style>
    <style:style style:name="T4" style:family="text">
      <style:text-properties officeooo:rsid="00326b94"/>
    </style:style>
    <style:style style:name="T5" style:family="text">
      <style:text-properties officeooo:rsid="00354538"/>
    </style:style>
    <style:style style:name="T6" style:family="text">
      <style:text-properties officeooo:rsid="003e85e4"/>
    </style:style>
    <style:style style:name="T7" style:family="text">
      <style:text-properties officeooo:rsid="00531ee7"/>
    </style:style>
    <style:style style:name="T8" style:family="text">
      <style:text-properties officeooo:rsid="00666b26"/>
    </style:style>
    <style:style style:name="T9" style:family="text">
      <style:text-properties officeooo:rsid="0068205a"/>
    </style:style>
    <style:style style:name="T10" style:family="text">
      <style:text-properties officeooo:rsid="006f4882"/>
    </style:style>
    <style:style style:name="T11" style:family="text">
      <style:text-properties officeooo:rsid="00733a88"/>
    </style:style>
    <style:style style:name="T12" style:family="text">
      <style:text-properties officeooo:rsid="007f41e9"/>
    </style:style>
    <style:style style:name="T13" style:family="text">
      <style:text-properties officeooo:rsid="0082fb62"/>
    </style:style>
    <style:style style:name="T14" style:family="text">
      <style:text-properties officeooo:rsid="00868277"/>
    </style:style>
    <style:style style:name="T15" style:family="text">
      <style:text-properties officeooo:rsid="0090e81c"/>
    </style:style>
    <style:style style:name="T16" style:family="text">
      <style:text-properties officeooo:rsid="00922714"/>
    </style:style>
    <style:style style:name="T17" style:family="text">
      <style:text-properties officeooo:rsid="009a9726"/>
    </style:style>
    <style:style style:name="T18" style:family="text">
      <style:text-properties officeooo:rsid="00a0e39c"/>
    </style:style>
    <style:style style:name="T19" style:family="text">
      <style:text-properties officeooo:rsid="00ae7a73"/>
    </style:style>
    <style:style style:name="T20" style:family="text">
      <style:text-properties officeooo:rsid="00af663d"/>
    </style:style>
    <style:style style:name="T21" style:family="text">
      <style:text-properties officeooo:rsid="00b25431"/>
    </style:style>
    <style:style style:name="T22" style:family="text">
      <style:text-properties officeooo:rsid="00b30623"/>
    </style:style>
    <style:style style:name="T23" style:family="text">
      <style:text-properties officeooo:rsid="00b46d25"/>
    </style:style>
    <style:style style:name="T24" style:family="text">
      <style:text-properties officeooo:rsid="00be8644"/>
    </style:style>
    <style:style style:name="T25" style:family="text">
      <style:text-properties officeooo:rsid="00c12fa8"/>
    </style:style>
    <style:style style:name="T26" style:family="text">
      <style:text-properties officeooo:rsid="00c23e77"/>
    </style:style>
    <style:style style:name="T27" style:family="text">
      <style:text-properties officeooo:rsid="00c7cc3c"/>
    </style:style>
    <style:style style:name="T28" style:family="text">
      <style:text-properties officeooo:rsid="00cbb59b"/>
    </style:style>
    <style:style style:name="T29" style:family="text">
      <style:text-properties officeooo:rsid="00cdf6f3"/>
    </style:style>
    <style:style style:name="T30" style:family="text">
      <style:text-properties officeooo:rsid="00dcde56"/>
    </style:style>
    <style:style style:name="T31" style:family="text">
      <style:text-properties officeooo:rsid="00df9673"/>
    </style:style>
    <style:style style:name="T32" style:family="text">
      <style:text-properties officeooo:rsid="00e1d9a9"/>
    </style:style>
    <style:style style:name="T33" style:family="text">
      <style:text-properties officeooo:rsid="00e64451"/>
    </style:style>
    <style:style style:name="T34" style:family="text">
      <style:text-properties officeooo:rsid="00f4417f"/>
    </style:style>
    <style:style style:name="T35" style:family="text">
      <style:text-properties officeooo:rsid="00f60899"/>
    </style:style>
    <style:style style:name="T36" style:family="text">
      <style:text-properties officeooo:rsid="00f9ab82"/>
    </style:style>
    <style:style style:name="T37" style:family="text">
      <style:text-properties officeooo:rsid="00fb2afc"/>
    </style:style>
    <style:style style:name="T38" style:family="text">
      <style:text-properties officeooo:rsid="00fd0d53"/>
    </style:style>
    <style:style style:name="T39" style:family="text">
      <style:text-properties officeooo:rsid="0100a346"/>
    </style:style>
    <style:style style:name="T40" style:family="text">
      <style:text-properties officeooo:rsid="01081468"/>
    </style:style>
    <style:style style:name="T41" style:family="text">
      <style:text-properties officeooo:rsid="010f07b8"/>
    </style:style>
    <style:style style:name="T42" style:family="text">
      <style:text-properties officeooo:rsid="011206d5"/>
    </style:style>
    <style:style style:name="T43" style:family="text">
      <style:text-properties officeooo:rsid="0112261b"/>
    </style:style>
    <style:style style:name="T44" style:family="text">
      <style:text-properties officeooo:rsid="011686a4"/>
    </style:style>
    <style:style style:name="T45" style:family="text">
      <style:text-properties officeooo:rsid="011cde6f"/>
    </style:style>
    <style:style style:name="T46" style:family="text">
      <style:text-properties officeooo:rsid="01264d3e"/>
    </style:style>
    <style:style style:name="T47" style:family="text">
      <style:text-properties officeooo:rsid="012a9745"/>
    </style:style>
    <style:style style:name="T48" style:family="text">
      <style:text-properties officeooo:rsid="012be83d"/>
    </style:style>
    <style:style style:name="T49" style:family="text">
      <style:text-properties officeooo:rsid="013b53d2"/>
    </style:style>
    <style:style style:name="T50" style:family="text">
      <style:text-properties officeooo:rsid="013b7d46"/>
    </style:style>
    <style:style style:name="T51" style:family="text">
      <style:text-properties officeooo:rsid="014248d3"/>
    </style:style>
    <style:style style:name="T52" style:family="text">
      <style:text-properties officeooo:rsid="01480396"/>
    </style:style>
    <style:style style:name="T53" style:family="text">
      <style:text-properties officeooo:rsid="015002a8"/>
    </style:style>
    <style:style style:name="T54" style:family="text">
      <style:text-properties officeooo:rsid="0167e4ec"/>
    </style:style>
    <style:style style:name="T55" style:family="text">
      <style:text-properties officeooo:rsid="0182b1b7"/>
    </style:style>
    <style:style style:name="T56" style:family="text">
      <style:text-properties officeooo:rsid="0185b033"/>
    </style:style>
    <style:style style:name="T57" style:family="text">
      <style:text-properties officeooo:rsid="01875be9"/>
    </style:style>
    <style:style style:name="T58" style:family="text">
      <style:text-properties officeooo:rsid="01886516"/>
    </style:style>
    <style:style style:name="T59" style:family="text">
      <style:text-properties officeooo:rsid="018d11f8"/>
    </style:style>
    <style:style style:name="T60" style:family="text">
      <style:text-properties officeooo:rsid="018e73ff"/>
    </style:style>
    <style:style style:name="T61" style:family="text">
      <style:text-properties officeooo:rsid="0197b122"/>
    </style:style>
    <style:style style:name="T62" style:family="text">
      <style:text-properties officeooo:rsid="019a6f18"/>
    </style:style>
    <style:style style:name="T63" style:family="text">
      <style:text-properties officeooo:rsid="019c1a78"/>
    </style:style>
    <style:style style:name="T64" style:family="text">
      <style:text-properties officeooo:rsid="01a34b16"/>
    </style:style>
    <style:style style:name="T65" style:family="text">
      <style:text-properties officeooo:rsid="01a6a2b1"/>
    </style:style>
    <style:style style:name="T66" style:family="text">
      <style:text-properties officeooo:rsid="01ab5cb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ction 1</text:p>
      <text:p text:style-name="P1"/>
      <text:p text:style-name="P1">4. introduction</text:p>
      <text:list xml:id="list5472720357583261007" text:style-name="L1">
        <text:list-item>
          <text:p text:style-name="P131">make new project called “my block model”, 3d</text:p>
        </text:list-item>
        <text:list-item>
          <text:p text:style-name="P131">windows layout default</text:p>
        </text:list-item>
        <text:list-item>
          <text:p text:style-name="P132">gameobject&gt;3d object&gt; cube</text:p>
          <text:list>
            <text:list-item>
              <text:p text:style-name="P132">note the lights, camera, and cube are represented in the heirarchy.</text:p>
            </text:list-item>
            <text:list-item>
              <text:p text:style-name="P133">Untitled is the name of the scene, file&gt;save scene as car.</text:p>
            </text:list-item>
          </text:list>
        </text:list-item>
        <text:list-item>
          <text:p text:style-name="P134">Move objects</text:p>
          <text:list>
            <text:list-item>
              <text:p text:style-name="P134">use mouse wheel, right click and use wasd buttons as well.</text:p>
            </text:list-item>
            <text:list-item>
              <text:p text:style-name="P134">Qwert keys will change how movement in the scene is handles. Maps to the f buttons at top left of IDE.</text:p>
            </text:list-item>
          </text:list>
        </text:list-item>
        <text:list-item>
          <text:p text:style-name="P135">Challenge – delete cube, make new cube, scale cube and add another cube. This a car using game objects.</text:p>
        </text:list-item>
      </text:list>
      <text:p text:style-name="P2"/>
      <text:p text:style-name="P3">5. wonders of prefabs</text:p>
      <text:list xml:id="list6627356359211099387" text:style-name="L2">
        <text:list-item>
          <text:p text:style-name="P136">parent and child relationships</text:p>
          <text:list>
            <text:list-item>
              <text:p text:style-name="P136">make an empty game object, call it car.</text:p>
            </text:list-item>
            <text:list-item>
              <text:p text:style-name="P136">Select all car items and drag them onto the car. The car is now the parent of these objects</text:p>
            </text:list-item>
            <text:list-item>
              <text:p text:style-name="P136">now make a prefab. Drag the car into the assets window. The car turns blue. Blue tells me that it is a prefab. <text:span text:style-name="T1">Now we can change the instances of the car prefab in the hierarchy, or change the prefab itself which will affect all cars.</text:span></text:p>
            </text:list-item>
          </text:list>
        </text:list-item>
      </text:list>
      <text:p text:style-name="P4"/>
      <text:p text:style-name="P4">6. Intro to Visual Code</text:p>
      <text:list xml:id="list8288004523558181413" text:style-name="L3">
        <text:list-item>
          <text:p text:style-name="P137">right click in assets, create csharp script – name it Introducer</text:p>
        </text:list-item>
        <text:list-item>
          <text:p text:style-name="P137">drag the introducer onto one of the cars, either in the heirarchy or in the actual scene. It should now appear in the inspector</text:p>
        </text:list-item>
        <text:list-item>
          <text:p text:style-name="P138">open the file, make sure the class name matches the name of the file.</text:p>
          <text:list>
            <text:list-item>
              <text:p text:style-name="P139">Print to the screen. Press play, find the console, make sure our code has printed to the screen.</text:p>
            </text:list-item>
            <text:list-item>
              <text:p text:style-name="P140">Note that the script may attach to the children of the parent car, so we may print more than once, remove the extras.</text:p>
            </text:list-item>
          </text:list>
        </text:list-item>
      </text:list>
      <text:p text:style-name="P5"/>
      <text:p text:style-name="P6"/>
      <text:p text:style-name="P6"/>
      <text:p text:style-name="P6">Section 2 Terminal Hacker – the c sharp primer</text:p>
      <text:p text:style-name="P6"/>
      <text:p text:style-name="P6"><text:span text:style-name="T2">9</text:span>. focus on Intention&gt;Execution</text:p>
      <text:list xml:id="list5215804207204358917" text:style-name="L4">
        <text:list-item>
          <text:p text:style-name="P141">anagram guessing game, you are a hacker that must crack the code</text:p>
        </text:list-item>
        <text:list-item>
          <text:p text:style-name="P141">focus on game flow map</text:p>
        </text:list-item>
        <text:list-item>
          <text:p text:style-name="P141">select themes for easy, medium, hard as well as 5 words to solve for them</text:p>
          <text:list>
            <text:list-item>
              <text:p text:style-name="P141">easy – kids</text:p>
              <text:list>
                <text:list-item>
                  <text:p text:style-name="P141">toys</text:p>
                </text:list-item>
                <text:list-item>
                  <text:p text:style-name="P141">candy</text:p>
                </text:list-item>
                <text:list-item>
                  <text:p text:style-name="P141">bed</text:p>
                </text:list-item>
                <text:list-item>
                  <text:p text:style-name="P141">cup</text:p>
                </text:list-item>
                <text:list-item>
                  <text:p text:style-name="P141">food</text:p>
                </text:list-item>
              </text:list>
            </text:list-item>
            <text:list-item>
              <text:p text:style-name="P141">medium – garage</text:p>
              <text:list>
                <text:list-item>
                  <text:p text:style-name="P141">bench</text:p>
                </text:list-item>
                <text:list-item>
                  <text:p text:style-name="P141">truck</text:p>
                </text:list-item>
                <text:list-item>
                  <text:p text:style-name="P141">pliers</text:p>
                </text:list-item>
                <text:list-item>
                  <text:p text:style-name="P141">bucket</text:p>
                </text:list-item>
                <text:list-item>
                  <text:p text:style-name="P141">welder</text:p>
                </text:list-item>
              </text:list>
            </text:list-item>
            <text:list-item>
              <text:p text:style-name="P141">hard – computer</text:p>
              <text:list>
                <text:list-item>
                  <text:p text:style-name="P141"><text:soft-page-break/>monitor</text:p>
                </text:list-item>
                <text:list-item>
                  <text:p text:style-name="P141">processor</text:p>
                </text:list-item>
                <text:list-item>
                  <text:p text:style-name="P141">graphical</text:p>
                </text:list-item>
                <text:list-item>
                  <text:p text:style-name="P141">diode</text:p>
                </text:list-item>
                <text:list-item>
                  <text:p text:style-name="P141">thermal</text:p>
                </text:list-item>
              </text:list>
            </text:list-item>
          </text:list>
        </text:list-item>
      </text:list>
      <text:p text:style-name="P6"/>
      <text:p text:style-name="P7">10. import assets</text:p>
      <text:list xml:id="list5125783746434307415" text:style-name="L5">
        <text:list-item>
          <text:p text:style-name="P142">create two new unity projects</text:p>
          <text:list>
            <text:list-item>
              <text:p text:style-name="P142">1_First_Steps</text:p>
            </text:list-item>
            <text:list-item>
              <text:p text:style-name="P142">2_Terminal_Hacker</text:p>
            </text:list-item>
          </text:list>
        </text:list-item>
        <text:list-item>
          <text:p text:style-name="P143">use the asset package provided. By either importing it or dragging and dropping it in. <text:span text:style-name="T3">Import everything.</text:span></text:p>
          <text:list>
            <text:list-item>
              <text:p text:style-name="P144">Now drag the new asset into the hierarchy. We should have a functioning terminal game.</text:p>
            </text:list-item>
          </text:list>
        </text:list-item>
      </text:list>
      <text:p text:style-name="P8"/>
      <text:p text:style-name="P9">11. using TerminalWriteLine()</text:p>
      <text:list xml:id="list2937475311575190940" text:style-name="L6">
        <text:list-item>
          <text:p text:style-name="P145">create Hacker.cs and attach to WM200<text:span text:style-name="T4">0, in the script:</text:span></text:p>
          <text:list>
            <text:list-item>
              <text:p text:style-name="P146">print to the game terminal using Terminal.WriteLine(), link in the resources. It works the same as print();</text:p>
            </text:list-item>
            <text:list-item>
              <text:p text:style-name="P147">write your menu screen</text:p>
            </text:list-item>
          </text:list>
        </text:list-item>
      </text:list>
      <text:p text:style-name="P10"/>
      <text:p text:style-name="P11">12. your first functioning</text:p>
      <text:list xml:id="list7615244137411671830" text:style-name="L7">
        <text:list-item>
          <text:p text:style-name="P148">how statements group into functions, and functions group into classes. Functions inside classes are called methods.</text:p>
        </text:list-item>
        <text:list-item>
          <text:p text:style-name="P148">Function syntax</text:p>
          <text:list>
            <text:list-item>
              <text:p text:style-name="P148">void FunctionName();</text:p>
              <text:list>
                <text:list-item>
                  <text:p text:style-name="P148">the name should be what the function does, be concise.</text:p>
                </text:list-item>
                <text:list-item>
                  <text:p text:style-name="P148">Parameters go in the parenthesis</text:p>
                </text:list-item>
              </text:list>
            </text:list-item>
            <text:list-item>
              <text:p text:style-name="P149">make a function inside of hacker.cs named ShowMainMenu, it should return nothing so lead with void.</text:p>
              <text:list>
                <text:list-item>
                  <text:p text:style-name="P149">Move the lines of code from start to within the new function. <text:span text:style-name="T5">This is encapsulation. Then call the new method from the Start method.</text:span></text:p>
                </text:list-item>
              </text:list>
            </text:list-item>
          </text:list>
        </text:list-item>
      </text:list>
      <text:p text:style-name="P12"/>
      <text:p text:style-name="P13">13. Introducing Variables</text:p>
      <text:list xml:id="list1584910058771159750" text:style-name="L8">
        <text:list-item>
          <text:p text:style-name="P150">variables can change when the game is running. We must declare the type variable type first, that is, string, bool, int, etc. remember to declare numbers as a float, 3.2f, if they are a float.</text:p>
        </text:list-item>
        <text:list-item>
          <text:p text:style-name="P151">I can use var greeting = “hello”; and the compilier will now that it is a string. Alternatively, I can declare it a string: string greeting = “hello”;</text:p>
        </text:list-item>
      </text:list>
      <text:p text:style-name="P14"/>
      <text:p text:style-name="P15">14. Functions with variable parameters</text:p>
      <text:list xml:id="list6426887062373366293" text:style-name="L9">
        <text:list-item>
          <text:p text:style-name="P152">void MyFunction(<text:span text:style-name="T6">string </text:span>parameter);</text:p>
        </text:list-item>
        <text:list-item>
          <text:p text:style-name="P152">parameters help us to hold true to DRY, don't repeat yourself.</text:p>
        </text:list-item>
      </text:list>
      <text:p text:style-name="P16"/>
      <text:p text:style-name="P17">15. messages are special functions</text:p>
      <text:list xml:id="list2477463307865807583" text:style-name="L10">
        <text:list-item>
          <text:p text:style-name="P153">respond to user inputs</text:p>
        </text:list-item>
        <text:list-item>
          <text:p text:style-name="P153">functions vs messages</text:p>
          <text:list>
            <text:list-item>
              <text:p text:style-name="P153">functions are called from within the code, messages are sent from outside the code.</text:p>
            </text:list-item>
            <text:list-item>
              <text:p text:style-name="P153">Messages usually start with 'on', such as onStart, or onUpdate</text:p>
            </text:list-item>
          </text:list>
        </text:list-item>
      </text:list>
      <text:p text:style-name="P18"/>
      <text:p text:style-name="P18">16. C# operators and expressions</text:p>
      <text:list xml:id="list3013408650137976806" text:style-name="L11">
        <text:list-item>
          <text:p text:style-name="P154">learn about true and false. Must be booleans.</text:p>
        </text:list-item>
        <text:list-item>
          <text:p text:style-name="P154">Expressions are evaluated. “hello “ + “World” is an expression that evaluates to “ Hello World”.</text:p>
        </text:list-item>
        <text:list-item>
          <text:p text:style-name="P154">Operators are =, -, &lt;, &gt;, ==, etc</text:p>
        </text:list-item>
        <text:list-item>
          <text:p text:style-name="P154">note that type coercion is called “casting” in c#.</text:p>
        </text:list-item>
      </text:list>
      <text:p text:style-name="P19"><text:soft-page-break/></text:p>
      <text:p text:style-name="P20">17. conditional program flow using if</text:p>
      <text:list xml:id="list6641712618794125182" text:style-name="L12">
        <text:list-item>
          <text:p text:style-name="P155">control execution flow using if/else statements.</text:p>
        </text:list-item>
      </text:list>
      <text:p text:style-name="P21"/>
      <text:p text:style-name="P22">18. basic data types</text:p>
      <text:list xml:id="list5998515872736293410" text:style-name="L13">
        <text:list-item>
          <text:p text:style-name="P156">bool, string, int, float, Screen</text:p>
          <text:list>
            <text:list-item>
              <text:p text:style-name="P157">screen is a new type defined for the game, the others are primitive types. It has a capital because we have created it.</text:p>
            </text:list-item>
          </text:list>
        </text:list-item>
      </text:list>
      <text:p text:style-name="P23"/>
      <text:p text:style-name="P24">19. member variables to hold statement</text:p>
      <text:list xml:id="list4192902081393017165" text:style-name="L14">
        <text:list-item>
          <text:p text:style-name="P158">we can right click on a function name to have VS create a new function for us.</text:p>
        </text:list-item>
        <text:list-item>
          <text:p text:style-name="P159">We need to keep track of the level that is chosen for use in other functions.</text:p>
        </text:list-item>
        <text:list-item>
          <text:p text:style-name="P159">Instead of giving a function parameters, we can point the functions to a declared variable. This is the Member Variable. </text:p>
          <text:list>
            <text:list-item>
              <text:p text:style-name="P159">Member variable is the same as a global variable.</text:p>
            </text:list-item>
            <text:list-item>
              <text:p text:style-name="P159">Consider this a 'game state', meaning it tells us what level we are on.</text:p>
            </text:list-item>
          </text:list>
        </text:list-item>
        <text:list-item>
          <text:p text:style-name="P160">Using unity debug will give us extra information in the inspector.</text:p>
        </text:list-item>
        <text:list-item>
          <text:p text:style-name="P161">Note that integers default to a value of zero.</text:p>
        </text:list-item>
      </text:list>
      <text:p text:style-name="P25"/>
      <text:p text:style-name="P26">20. Enumerating our game states</text:p>
      <text:list xml:id="list7233261301561920979" text:style-name="L15">
        <text:list-item>
          <text:p text:style-name="P162">enumeration will keep track of the level we are on.</text:p>
        </text:list-item>
        <text:list-item>
          <text:p text:style-name="P163">Now after choosing level, the level should start, perhaps ask for users password.</text:p>
        </text:list-item>
        <text:list-item>
          <text:p text:style-name="P163">Right now the game does not know what state it is in. <text:span text:style-name="T7">The three states will be:</text:span></text:p>
          <text:list>
            <text:list-item>
              <text:p text:style-name="P164">Main Menu</text:p>
            </text:list-item>
            <text:list-item>
              <text:p text:style-name="P164">Waiting for Password</text:p>
            </text:list-item>
            <text:list-item>
              <text:p text:style-name="P164">Win Screen</text:p>
            </text:list-item>
          </text:list>
        </text:list-item>
        <text:list-item>
          <text:p text:style-name="P165">Change the game state to change how input is handled.</text:p>
        </text:list-item>
        <text:list-item>
          <text:p text:style-name="P166">Using the enum construct</text:p>
          <text:list>
            <text:list-item>
              <text:p text:style-name="P166">enums group similar items and a fixed list of items</text:p>
            </text:list-item>
          </text:list>
        </text:list-item>
        <text:list-item>
          <text:p text:style-name="P166">how to use</text:p>
          <text:list>
            <text:list-item>
              <text:p text:style-name="P166">define the new type of variable</text:p>
              <text:list>
                <text:list-item>
                  <text:p text:style-name="P166">enum Screen { MainMenu, Password, Win };</text:p>
                </text:list-item>
              </text:list>
            </text:list-item>
            <text:list-item>
              <text:p text:style-name="P167">declare a variable of this new type:</text:p>
              <text:list>
                <text:list-item>
                  <text:p text:style-name="P167">Screen currentScreen;</text:p>
                </text:list-item>
              </text:list>
            </text:list-item>
            <text:list-item>
              <text:p text:style-name="P167">use the new variable:</text:p>
              <text:list>
                <text:list-item>
                  <text:p text:style-name="P167">currentSCreen = Screen.MainMenu;</text:p>
                </text:list-item>
              </text:list>
            </text:list-item>
          </text:list>
        </text:list-item>
        <text:list-item>
          <text:p text:style-name="P168">We have just created a new type, Screen. </text:p>
        </text:list-item>
      </text:list>
      <text:p text:style-name="P27"/>
      <text:p text:style-name="P27">21. refactoring our code</text:p>
      <text:list xml:id="list88408187685266475" text:style-name="L16">
        <text:list-item>
          <text:p text:style-name="P169">we are in the password state, but changes as of yet. But first, lets make code readable.</text:p>
          <text:list>
            <text:list-item>
              <text:p text:style-name="P169">First, we should always be able to get to main menu</text:p>
            </text:list-item>
            <text:list-item>
              <text:p text:style-name="P170">the more we code, the more we change, the more bugs we introduce, and the dirtier the code gets.</text:p>
            </text:list-item>
            <text:list-item>
              <text:p text:style-name="P171">When to refactor</text:p>
              <text:list>
                <text:list-item>
                  <text:p text:style-name="P171">when we don't fully understand the code</text:p>
                </text:list-item>
                <text:list-item>
                  <text:p text:style-name="P171">when it is unreadable</text:p>
                </text:list-item>
              </text:list>
            </text:list-item>
          </text:list>
        </text:list-item>
      </text:list>
      <text:p text:style-name="P28"/>
      <text:p text:style-name="P29">22. Your first solo</text:p>
      <text:list xml:id="list8918528171400023113" text:style-name="L17">
        <text:list-item>
          <text:p text:style-name="P172">bug fix – on returning to main menu, set currentScreen mack to main menu</text:p>
        </text:list-item>
        <text:list-item>
          <text:p text:style-name="P173">get basic passwords working.</text:p>
          <text:list>
            <text:list-item>
              <text:p text:style-name="P174">Back up first! By zipping a version of this folder.</text:p>
            </text:list-item>
            <text:list-item>
              <text:p text:style-name="P175">Delete library before doing so to save space.</text:p>
            </text:list-item>
          </text:list>
        </text:list-item>
        <text:list-item>
          <text:p text:style-name="P176"><text:soft-page-break/>Add passwords and check if user input matches.</text:p>
        </text:list-item>
        <text:list-item>
          <text:p text:style-name="P177">Write a checkpassword method that takes an input</text:p>
          <text:list>
            <text:list-item>
              <text:p text:style-name="P177">if the input == password do something</text:p>
              <text:list>
                <text:list-item>
                  <text:p text:style-name="P177">initialize a member variable named password, and set it after level 1 is set in run main menu.</text:p>
                </text:list-item>
                <text:list-item>
                  <text:p text:style-name="P177">Then terminal write line well done</text:p>
                </text:list-item>
                <text:list-item>
                  <text:p text:style-name="P177">else sorry wrong password.</text:p>
                </text:list-item>
              </text:list>
            </text:list-item>
          </text:list>
        </text:list-item>
      </text:list>
      <text:p text:style-name="P30"/>
      <text:p text:style-name="P31">23. arrays of variables</text:p>
      <text:list xml:id="list6528266904566935931" text:style-name="L18">
        <text:list-item>
          <text:p text:style-name="P178">declaring arrays</text:p>
          <text:list>
            <text:list-item>
              <text:p text:style-name="P178">string[] names = {“bill', 'ted'};</text:p>
            </text:list-item>
          </text:list>
        </text:list-item>
        <text:list-item>
          <text:p text:style-name="P179">hard code a member array named levle1Password = {my level one passwords}</text:p>
        </text:list-item>
        <text:list-item>
          <text:p text:style-name="P179">in RunMainMenu set password to level1Password using bracket notation.</text:p>
        </text:list-item>
        <text:list-item>
          <text:p text:style-name="P179">Do the same for level 2</text:p>
        </text:list-item>
      </text:list>
      <text:p text:style-name="P32"/>
      <text:p text:style-name="P32">24. switch vs if</text:p>
      <text:list xml:id="list8961729243143333271" text:style-name="L19">
        <text:list-item>
          <text:p text:style-name="P180">switch is an alternative to if statements</text:p>
        </text:list-item>
        <text:list-item>
          <text:p text:style-name="P181">run main menu is too complicated. </text:p>
          <text:list>
            <text:list-item>
              <text:p text:style-name="P181">Insside, we will create a bool isValidLevelNumber = <text:span text:style-name="T9">(</text:span>input == “1” || input ==”2”<text:span text:style-name="T9">)</text:span></text:p>
            </text:list-item>
            <text:list-item>
              <text:p text:style-name="P181">use int.Parse() to change <text:span text:style-name="T8">var level</text:span> to an integer.</text:p>
            </text:list-item>
            <text:list-item>
              <text:p text:style-name="P181">If (isvalidnumber), then intparse input.</text:p>
            </text:list-item>
          </text:list>
        </text:list-item>
        <text:list-item>
          <text:p text:style-name="P182">Inside startgame</text:p>
          <text:list>
            <text:list-item>
              <text:p text:style-name="P182">clear terminal before asking for password.</text:p>
            </text:list-item>
          </text:list>
        </text:list-item>
        <text:list-item>
          <text:p text:style-name="P183">Switch statements</text:p>
          <text:list>
            <text:list-item>
              <text:p text:style-name="P183">equivalent to if statements.</text:p>
            </text:list-item>
            <text:list-item>
              <text:p text:style-name="P183">String name == “007”;</text:p>
            </text:list-item>
            <text:list-item>
              <text:p text:style-name="P183">switch (name) {</text:p>
              <text:list>
                <text:list-item>
                  <text:p text:style-name="P183">case “007”:</text:p>
                  <text:list>
                    <text:list-item>
                      <text:p text:style-name="P183">print (“something”);</text:p>
                    </text:list-item>
                    <text:list-item>
                      <text:p text:style-name="P183">break;</text:p>
                    </text:list-item>
                  </text:list>
                </text:list-item>
                <text:list-item>
                  <text:p text:style-name="P183">case “the queen”:</text:p>
                  <text:list>
                    <text:list-item>
                      <text:p text:style-name="P183">print(“good afternoon”);</text:p>
                    </text:list-item>
                    <text:list-item>
                      <text:p text:style-name="P183">break;</text:p>
                    </text:list-item>
                  </text:list>
                </text:list-item>
                <text:list-item>
                  <text:p text:style-name="P183">case “not the queen”:</text:p>
                  <text:list>
                    <text:list-item>
                      <text:p text:style-name="P183">print(“begone”);</text:p>
                    </text:list-item>
                    <text:list-item>
                      <text:p text:style-name="P183">break;</text:p>
                    </text:list-item>
                  </text:list>
                </text:list-item>
                <text:list-item>
                  <text:p text:style-name="P183">default:</text:p>
                  <text:list>
                    <text:list-item>
                      <text:p text:style-name="P183">Debug.LogError(“I don't know you!”);</text:p>
                    </text:list-item>
                    <text:list-item>
                      <text:p text:style-name="P183">break;</text:p>
                    </text:list-item>
                  </text:list>
                </text:list-item>
                <text:list-item>
                  <text:p text:style-name="P183">}</text:p>
                </text:list-item>
              </text:list>
            </text:list-item>
          </text:list>
        </text:list-item>
        <text:list-item>
          <text:p text:style-name="P184">when to use if:</text:p>
          <text:list>
            <text:list-item>
              <text:p text:style-name="P184">use if when asking logical questions</text:p>
            </text:list-item>
            <text:list-item>
              <text:p text:style-name="P184">use if if order matters</text:p>
            </text:list-item>
          </text:list>
        </text:list-item>
        <text:list-item>
          <text:p text:style-name="P184">consider switch:</text:p>
          <text:list>
            <text:list-item>
              <text:p text:style-name="P184">switch when comparing values</text:p>
            </text:list-item>
            <text:list-item>
              <text:p text:style-name="P184">switch prevents repeating yourself DRY</text:p>
            </text:list-item>
            <text:list-item>
              <text:p text:style-name="P184">order doesn't matter</text:p>
            </text:list-item>
            <text:list-item>
              <text:p text:style-name="P184">don't forget the breaks!</text:p>
            </text:list-item>
          </text:list>
        </text:list-item>
        <text:list-item>
          <text:p text:style-name="P185">Use switch in start game,the cases will be the value of level.</text:p>
          <text:list>
            <text:list-item>
              <text:p text:style-name="P185">If level is 1, then set password to array value</text:p>
            </text:list-item>
          </text:list>
        </text:list-item>
      </text:list>
      <text:p text:style-name="P33"/>
      <text:p text:style-name="P34">26. introducing random behavior</text:p>
      <text:list xml:id="list6255351115927470780" text:style-name="L20">
        <text:list-item>
          <text:p text:style-name="P186">choose a random password from the arrays. <text:span text:style-name="T10">Get the number range from the arrays using:</text:span></text:p>
          <text:list>
            <text:list-item>
              <text:p text:style-name="P187"><text:soft-page-break/>array.length – returns an integer.</text:p>
            </text:list-item>
          </text:list>
        </text:list-item>
        <text:list-item>
          <text:p text:style-name="P188">Random.Range(min,max);</text:p>
          <text:list>
            <text:list-item>
              <text:p text:style-name="P188">includes min, max is excluded.</text:p>
            </text:list-item>
            <text:list-item>
              <text:p text:style-name="P188">Not delete all namespaces except using unity engine, else an error occurs using Random.</text:p>
            </text:list-item>
          </text:list>
        </text:list-item>
      </text:list>
      <text:p text:style-name="P35"/>
      <text:p text:style-name="P36">2<text:span text:style-name="T11">8</text:span>.creating a win screen</text:p>
      <text:list xml:id="list1826222525849525738" text:style-name="L21">
        <text:list-item>
          <text:p text:style-name="P189">ASCII (asky-eye)</text:p>
          <text:list>
            <text:list-item>
              <text:p text:style-name="P189">uses simple characters to draw something</text:p>
            </text:list-item>
          </text:list>
        </text:list-item>
        <text:list-item>
          <text:p text:style-name="P189">new method – DisplayWinSCreen()</text:p>
          <text:list>
            <text:list-item>
              <text:p text:style-name="P189">set currentScreen to Screen.Win</text:p>
            </text:list-item>
            <text:list-item>
              <text:p text:style-name="P189">write to terminal – 'Wll Done”</text:p>
            </text:list-item>
            <text:list-item>
              <text:p text:style-name="P189">call ShowLevelReward()</text:p>
            </text:list-item>
          </text:list>
        </text:list-item>
        <text:list-item>
          <text:p text:style-name="P189">ShowLevelReward()</text:p>
          <text:list>
            <text:list-item>
              <text:p text:style-name="P189">use switch statement to check level Variable and give rewards</text:p>
              <text:list>
                <text:list-item>
                  <text:p text:style-name="P189">case 1 - “have a book'</text:p>
                </text:list-item>
              </text:list>
            </text:list-item>
          </text:list>
        </text:list-item>
        <text:list-item>
          <text:p text:style-name="P189">using ASCII art</text:p>
          <text:list>
            <text:list-item>
              <text:p text:style-name="P189">use the @ before quotes when writing a line.</text:p>
            </text:list-item>
            <text:list-item>
              <text:p text:style-name="P189">Terminal.WriteLine(@”</text:p>
            </text:list-item>
            <text:list-item>
              <text:p text:style-name="P189"><text:s text:c="2"/>______</text:p>
            </text:list-item>
            <text:list-item>
              <text:p text:style-name="P189"><text:s/>/_____/</text:p>
            </text:list-item>
            <text:list-item>
              <text:p text:style-name="P189">(_____/</text:p>
            </text:list-item>
            <text:list-item>
              <text:p text:style-name="P189">”);</text:p>
            </text:list-item>
            <text:list-item>
              <text:p text:style-name="P189">Draw inbetweeen the quote</text:p>
            </text:list-item>
          </text:list>
        </text:list-item>
      </text:list>
      <text:p text:style-name="P37"/>
      <text:p text:style-name="P38">29. Integration challenge.</text:p>
      <text:list xml:id="list7127580830378222838" text:style-name="L22">
        <text:list-item>
          <text:p text:style-name="P190">Give the player a hint</text:p>
          <text:list>
            <text:list-item>
              <text:p text:style-name="P191">within StartGame()</text:p>
              <text:list>
                <text:list-item>
                  <text:p text:style-name="P191">concatenate + password.Anagram() to the last writeLine code. This is a provided function that will shuffle the letters in the password.</text:p>
                </text:list-item>
                <text:list-item>
                  <text:p text:style-name="P192">Modify code to ask for password again.</text:p>
                </text:list-item>
                <text:list-item>
                  <text:p text:style-name="P192">Rename StartGame to AskForPassword</text:p>
                  <text:list>
                    <text:list-item>
                      <text:p text:style-name="P192">make switch block into a new method called SetRandomPassword</text:p>
                    </text:list-item>
                  </text:list>
                </text:list-item>
              </text:list>
            </text:list-item>
          </text:list>
        </text:list-item>
        <text:list-item>
          <text:p text:style-name="P193">clean your code</text:p>
          <text:list>
            <text:list-item>
              <text:p text:style-name="P193">each function should do only one thing</text:p>
            </text:list-item>
            <text:list-item>
              <text:p text:style-name="P193">remind user that you can type menu at any time</text:p>
            </text:list-item>
            <text:list-item>
              <text:p text:style-name="P193">DRY</text:p>
            </text:list-item>
          </text:list>
        </text:list-item>
        <text:list-item>
          <text:p text:style-name="P194">constants const<text:tab/></text:p>
          <text:list>
            <text:list-item>
              <text:p text:style-name="P194">use const when a value doesn't change during runtime.</text:p>
            </text:list-item>
            <text:list-item>
              <text:p text:style-name="P194">Const is faster to run and easier to read</text:p>
            </text:list-item>
            <text:list-item>
              <text:p text:style-name="P194">example</text:p>
              <text:list>
                <text:list-item>
                  <text:p text:style-name="P194">const int startingLives = 3;</text:p>
                </text:list-item>
              </text:list>
            </text:list-item>
          </text:list>
        </text:list-item>
        <text:list-item>
          <text:p text:style-name="P195">add level 3</text:p>
          <text:list>
            <text:list-item>
              <text:p text:style-name="P196">fix case 3 winSCreen</text:p>
            </text:list-item>
          </text:list>
        </text:list-item>
      </text:list>
      <text:p text:style-name="P39"/>
      <text:p text:style-name="P40">30. instructor hangout </text:p>
      <text:list xml:id="list7869730511537252382" text:style-name="L23">
        <text:list-item>
          <text:p text:style-name="P197">when we get to about 200 lines of code, we will begin to extract out code and putting it into different classes.</text:p>
        </text:list-item>
      </text:list>
      <text:p text:style-name="P41"/>
      <text:p text:style-name="P42">31. Share online and play test</text:p>
      <text:list xml:id="list6364638121956768982" text:style-name="L24">
        <text:list-item>
          <text:p text:style-name="P198">file&gt;build settings&gt; add open scenes</text:p>
        </text:list-item>
        <text:list-item>
          <text:p text:style-name="P198">choose webGL – web graphics library</text:p>
        </text:list-item>
        <text:list-item>
          <text:p text:style-name="P198">save.</text:p>
        </text:list-item>
        <text:list-item>
          <text:p text:style-name="P199">Sharemygame.com – share it here.</text:p>
          <text:list>
            <text:list-item>
              <text:p text:style-name="P200">Compress the hacker folder in a zip, upload it to their server,</text:p>
            </text:list-item>
            <text:list-item>
              <text:p text:style-name="P200">free hosting for 30 days.</text:p>
            </text:list-item>
          </text:list>
        </text:list-item>
        <text:list-item>
          <text:p text:style-name="P200"><text:soft-page-break/>Playtesting 101</text:p>
          <text:list>
            <text:list-item>
              <text:p text:style-name="P200">give the game to an uni<text:span text:style-name="T12">ni</text:span>tiated user, take notes.</text:p>
            </text:list-item>
          </text:list>
        </text:list-item>
      </text:list>
      <text:p text:style-name="P43"/>
      <text:p text:style-name="P44">32. how to take feedback'</text:p>
      <text:list xml:id="list1564954209794884746" text:style-name="L25">
        <text:list-item>
          <text:p text:style-name="P201">take action on the criticism</text:p>
        </text:list-item>
        <text:list-item>
          <text:p text:style-name="P202">be careful with menus, give people what they expect.</text:p>
        </text:list-item>
        <text:list-item>
          <text:p text:style-name="P203">Can use Application.quit() to close if the build for mac or pc.</text:p>
        </text:list-item>
      </text:list>
      <text:p text:style-name="P45"/>
      <text:p text:style-name="P45"/>
      <text:p text:style-name="P45"/>
      <text:p text:style-name="P45"/>
      <text:p text:style-name="P45"/>
      <text:p text:style-name="P46">Section 3 <text:span text:style-name="T13">project boost</text:span></text:p>
      <text:list xml:id="list493895704982354311" text:style-name="L26">
        <text:list-item>
          <text:p text:style-name="P204">a lot of unity specific c#</text:p>
        </text:list-item>
      </text:list>
      <text:p text:style-name="P47"/>
      <text:p text:style-name="P48">35. project boost game design</text:p>
      <text:list xml:id="list656955106089486526" text:style-name="L27">
        <text:list-item>
          <text:p text:style-name="P205">start with a game screen drawing. <text:span text:style-name="T14">2D and simple. It will need a left and right button for mobile play. Using the boost button will use of fuel. Hitting walls causes explosions.</text:span></text:p>
        </text:list-item>
        <text:list-item>
          <text:p text:style-name="P206">MVP = minimal viable product</text:p>
        </text:list-item>
        <text:list-item>
          <text:p text:style-name="P206">core mechanic</text:p>
          <text:list>
            <text:list-item>
              <text:p text:style-name="P206">fly spaceship without running out of fuel.</text:p>
            </text:list-item>
          </text:list>
        </text:list-item>
        <text:list-item>
          <text:p text:style-name="P206">Build at 16:9 aspect ration to fit on most phones.</text:p>
        </text:list-item>
        <text:list-item>
          <text:p text:style-name="P207">Game theme</text:p>
          <text:list>
            <text:list-item>
              <text:p text:style-name="P207">experimental spacecraft</text:p>
            </text:list-item>
            <text:list-item>
              <text:p text:style-name="P207">unknown planet, trying to escape the planet.</text:p>
            </text:list-item>
            <text:list-item>
              <text:p text:style-name="P207">Create your own theme, it must make sense!</text:p>
            </text:list-item>
          </text:list>
        </text:list-item>
      </text:list>
      <text:p text:style-name="P49"/>
      <text:p text:style-name="P50">36. Onion design</text:p>
      <text:list xml:id="list4650068086369291121" text:style-name="L28">
        <text:list-item>
          <text:p text:style-name="P208">think layers, the core of <text:s/>the onion has outer layers</text:p>
        </text:list-item>
        <text:list-item>
          <text:p text:style-name="P208">the core in the most important feature. </text:p>
        </text:list-item>
        <text:list-item>
          <text:p text:style-name="P208">Layer surounding that is the second most important, the third layer is the third most important, etc</text:p>
        </text:list-item>
        <text:list-item>
          <text:p text:style-name="P208">each layer must make the core better!</text:p>
        </text:list-item>
        <text:list-item>
          <text:p text:style-name="P209">What is our core?</text:p>
          <text:list>
            <text:list-item>
              <text:p text:style-name="P209">Sketch the onion design for the project boost game.</text:p>
            </text:list-item>
            <text:list-item>
              <text:p text:style-name="P210">Movement is there core, my core of piloting matches!</text:p>
            </text:list-item>
            <text:list-item>
              <text:p text:style-name="P211">World collision is their first layer, mine was landing</text:p>
            </text:list-item>
            <text:list-item>
              <text:p text:style-name="P211">fuel mechanic is their third, mine is too.</text:p>
            </text:list-item>
            <text:list-item>
              <text:p text:style-name="P211">My fourth was crashes, they did not have them.</text:p>
            </text:list-item>
          </text:list>
        </text:list-item>
        <text:list-item>
          <text:p text:style-name="P211">Indy Games usually only need two layers.</text:p>
        </text:list-item>
      </text:list>
      <text:p text:style-name="P51"/>
      <text:p text:style-name="P51">37. version control <text:span text:style-name="T16">system (VCS)</text:span></text:p>
      <text:list xml:id="list4618235484966674993" text:style-name="L29">
        <text:list-item>
          <text:p text:style-name="P212">using “source tree” GUI. Version control simply records our history.</text:p>
        </text:list-item>
        <text:list-item>
          <text:p text:style-name="P212">We will use GIT, <text:span text:style-name="T15">I could use github desktop if needed.</text:span></text:p>
        </text:list-item>
        <text:list-item>
          <text:p text:style-name="P213">GitKraken supports linux</text:p>
        </text:list-item>
        <text:list-item>
          <text:p text:style-name="P214">create a new 3d project, 3_project_boost</text:p>
        </text:list-item>
        <text:list-item>
          <text:p text:style-name="P215">now initialize the new project folder</text:p>
        </text:list-item>
      </text:list>
      <text:p text:style-name="P52"/>
      <text:p text:style-name="P53">38. add unity. .gitignore</text:p>
      <text:list xml:id="list2554673420708520240" text:style-name="L30">
        <text:list-item>
          <text:p text:style-name="P216">we do not want to store derived, or cacheable data. IE the library folder</text:p>
        </text:list-item>
        <text:list-item>
          <text:p text:style-name="P217">cache is local storage</text:p>
        </text:list-item>
        <text:list-item>
          <text:p text:style-name="P217">find out how to .gitignore the Library folder. <text:span text:style-name="T17">We only want to save the core requirements of the game, not the local cache.</text:span></text:p>
        </text:list-item>
        <text:list-item>
          <text:p text:style-name="P218">Use Bens link to find ALL the folders that should be ignored.</text:p>
        </text:list-item>
        <text:list-item>
          <text:p text:style-name="P218">Once the gitignore file has what we need inside it, commit the changes.</text:p>
        </text:list-item>
        <text:list-item>
          <text:p text:style-name="P218"><text:soft-page-break/>Now add something, just to save aand look at the changes.</text:p>
        </text:list-item>
        <text:list-item>
          <text:p text:style-name="P219">Makes commits when we have made a significant improvement.</text:p>
        </text:list-item>
        <text:list-item>
          <text:p text:style-name="P220">Git commands</text:p>
          <text:list>
            <text:list-item>
              <text:p text:style-name="P220">$ git diff –words-color <text:s text:c="3"/></text:p>
              <text:list>
                <text:list-item>
                  <text:p text:style-name="P220">this shows the differences in <text:span text:style-name="T18">uncommitted</text:span> files by coloring the words</text:p>
                </text:list-item>
              </text:list>
            </text:list-item>
            <text:list-item>
              <text:p text:style-name="P221">$ git show </text:p>
              <text:list>
                <text:list-item>
                  <text:p text:style-name="P221">this shows the last changes that were committed</text:p>
                </text:list-item>
              </text:list>
            </text:list-item>
          </text:list>
        </text:list-item>
      </text:list>
      <text:p text:style-name="P54"/>
      <text:p text:style-name="P54">39. the origin of our world</text:p>
      <text:list xml:id="list4867211568059942389" text:style-name="L31">
        <text:list-item>
          <text:p text:style-name="P222">We will have a terrain and a launch pad</text:p>
        </text:list-item>
        <text:list-item>
          <text:p text:style-name="P222">Turn it into something great!</text:p>
        </text:list-item>
        <text:list-item>
          <text:p text:style-name="P222">Set up the world as a starting point.</text:p>
        </text:list-item>
        <text:list-item>
          <text:p text:style-name="P223">Notice the axis, <text:span text:style-name="T19">now set </text:span>the orientation</text:p>
          <text:list>
            <text:list-item>
              <text:p text:style-name="P223">x axis is right, put it right</text:p>
            </text:list-item>
            <text:list-item>
              <text:p text:style-name="P223">y axis is up, put it up</text:p>
            </text:list-item>
            <text:list-item>
              <text:p text:style-name="P223">z axis is forward, put it forward, or, away from us</text:p>
            </text:list-item>
          </text:list>
        </text:list-item>
        <text:list-item>
          <text:p text:style-name="P223">Name the scene level 1</text:p>
        </text:list-item>
        <text:list-item>
          <text:p text:style-name="P223">create the launchpad, a new cube, reset its origin.</text:p>
          <text:list>
            <text:list-item>
              <text:p text:style-name="P223">Adjust its scale to x=2 y=1 z=2, <text:span text:style-name="T20">note these units are actually meters.</text:span></text:p>
            </text:list-item>
            <text:list-item>
              <text:p text:style-name="P223">make it a prefab!</text:p>
            </text:list-item>
          </text:list>
        </text:list-item>
        <text:list-item>
          <text:p text:style-name="P223">Create Terrain, a new cube, reset origin</text:p>
          <text:list>
            <text:list-item>
              <text:p text:style-name="P223">scale it: x=100, y= 30 z=1, move it down 15</text:p>
              <text:list>
                <text:list-item>
                  <text:p text:style-name="P224">100 units wide, by 30 high</text:p>
                </text:list-item>
                <text:list-item>
                  <text:p text:style-name="P224">Move it down, make the top of the terrain y=0</text:p>
                </text:list-item>
              </text:list>
            </text:list-item>
            <text:list-item>
              <text:p text:style-name="P224">paint by numbers trick</text:p>
              <text:list>
                <text:list-item>
                  <text:p text:style-name="P224">right click assets create&gt;Material – <text:span text:style-name="T20">named it Earth</text:span></text:p>
                </text:list-item>
                <text:list-item>
                  <text:p text:style-name="P225">change albedo in inspector – choose an earth color.</text:p>
                  <text:list>
                    <text:list-item>
                      <text:p text:style-name="P225">We can drag this material onto the scene or the inspector to change objects colors. Change the terrain color to earth.</text:p>
                    </text:list-item>
                  </text:list>
                </text:list-item>
              </text:list>
            </text:list-item>
            <text:list-item>
              <text:p text:style-name="P226">Give terrain depth of 30, than prefab it</text:p>
            </text:list-item>
            <text:list-item>
              <text:p text:style-name="P226">check it out in the game scene</text:p>
            </text:list-item>
          </text:list>
        </text:list-item>
        <text:list-item>
          <text:p text:style-name="P226">grab the camera and pull it back a bit. Lift it up and rotate it down. We want to see the launchpad on the terrain.</text:p>
          <text:list>
            <text:list-item>
              <text:p text:style-name="P226">We can fix the camera at 0,2,-20 coordinates.</text:p>
            </text:list-item>
          </text:list>
        </text:list-item>
        <text:list-item>
          <text:p text:style-name="P226">We will start the spaceship above the launchpad.</text:p>
        </text:list-item>
        <text:list-item>
          <text:p text:style-name="P226">Lets move the light source out of the way. Its location does not matter.</text:p>
        </text:list-item>
      </text:list>
      <text:p text:style-name="P55"/>
      <text:p text:style-name="P56">40. placeholder art from primitives.</text:p>
      <text:list xml:id="list6345853431196259816" text:style-name="L32">
        <text:list-item>
          <text:p text:style-name="P227">Build the rocket, <text:span text:style-name="T21">setting up compound objects</text:span></text:p>
        </text:list-item>
        <text:list-item>
          <text:p text:style-name="P228">create an empty game object, called it Rocket Ship, reset transform <text:span text:style-name="T22">this will be our top level object and it should be empty except for the transform</text:span></text:p>
        </text:list-item>
        <text:list-item>
          <text:p text:style-name="P229">create a cube, reset transform, called Rocket Body, make it a child of the ship <text:span text:style-name="T23">(top level object).</text:span> </text:p>
          <text:list>
            <text:list-item>
              <text:p text:style-name="P229">scale y to 3 units.</text:p>
            </text:list-item>
          </text:list>
        </text:list-item>
        <text:list-item>
          <text:p text:style-name="P229">Create material called Ship Metal, make it gun metal grey, apply it to rocket body.</text:p>
        </text:list-item>
        <text:list-item>
          <text:p text:style-name="P229">Note on Meshes</text:p>
          <text:list>
            <text:list-item>
              <text:p text:style-name="P229">when making compound objects, keep the mesh away from the parent object, only it apply it to the children.</text:p>
            </text:list-item>
            <text:list-item>
              <text:p text:style-name="P229">In this case, it should be on the rocket body, not the rocket ship.</text:p>
            </text:list-item>
          </text:list>
        </text:list-item>
        <text:list-item>
          <text:p text:style-name="P230">Top level rocket ship should have a scale of 1,1,1</text:p>
        </text:list-item>
        <text:list-item>
          <text:p text:style-name="P231">notes on pivots</text:p>
          <text:list>
            <text:list-item>
              <text:p text:style-name="P231">if we change the object from pivot to center, it will change the axis that the object rotates around</text:p>
            </text:list-item>
          </text:list>
        </text:list-item>
        <text:list-item>
          <text:p text:style-name="P232">duplicate the rocket body and name it : Starboard Booster</text:p>
          <text:list>
            <text:list-item>
              <text:p text:style-name="P232">scale it down to look like a booster</text:p>
            </text:list-item>
            <text:list-item>
              <text:p text:style-name="P232"><text:soft-page-break/>hold ctrl-shft while in translate mode, the object will snap to the side of the rocket.</text:p>
            </text:list-item>
          </text:list>
        </text:list-item>
        <text:list-item>
          <text:p text:style-name="P233">Duplicate the booster, name it port booster. Move it as needed.</text:p>
        </text:list-item>
        <text:list-item>
          <text:p text:style-name="P234">If the ship does not pivot correctly, select all the childed objects, move them towards the pivot, then move the top level object (Rocket Ship) the direction you need it.</text:p>
        </text:list-item>
        <text:list-item>
          <text:p text:style-name="P235">Does it rotate and <text:s/>scale correctly.</text:p>
        </text:list-item>
        <text:list-item>
          <text:p text:style-name="P235">Prefab the Rocket ship</text:p>
          <text:list>
            <text:list-item>
              <text:p text:style-name="P236">when dragging the prefab on the scene, pivot and center mode will do different things</text:p>
            </text:list-item>
          </text:list>
        </text:list-item>
        <text:list-item>
          <text:p text:style-name="P236">Color the ship. Make sure it pivots correctly when in pivot mode.</text:p>
        </text:list-item>
      </text:list>
      <text:p text:style-name="P57"/>
      <text:p text:style-name="P58">41. Basic input binding</text:p>
      <text:list xml:id="list1715227686704839335" text:style-name="L33">
        <text:list-item>
          <text:p text:style-name="P237">how to access keyboard input</text:p>
        </text:list-item>
        <text:list-item>
          <text:p text:style-name="P238">select rocket ship</text:p>
          <text:list>
            <text:list-item>
              <text:p text:style-name="P238">add a rigidbody, <text:span text:style-name="T26">not 2d,</text:span> to the rocket. If we play the scene, gravity will now affect the rocket ship. <text:span text:style-name="T24">Make sure the launch pad has a box collider, else the rocket will fall through it.</text:span></text:p>
            </text:list-item>
          </text:list>
        </text:list-item>
        <text:list-item>
          <text:p text:style-name="P239">Make the rocket fly</text:p>
          <text:list>
            <text:list-item>
              <text:p text:style-name="P239">go to the top level parent of the rocket</text:p>
              <text:list>
                <text:list-item>
                  <text:p text:style-name="P240">always attach the behaivor to the top level object</text:p>
                </text:list-item>
              </text:list>
            </text:list-item>
            <text:list-item>
              <text:p text:style-name="P240">add a Rocket.cs script</text:p>
              <text:list>
                <text:list-item>
                  <text:p text:style-name="P241">bind spacebar to the rocket on the thruster.</text:p>
                </text:list-item>
                <text:list-item>
                  <text:p text:style-name="P241">Print update to find how many frames per second. Or use stats in the game scene while playing to see the fps.</text:p>
                </text:list-item>
                <text:list-item>
                  <text:p text:style-name="P241">In Update()</text:p>
                  <text:list>
                    <text:list-item>
                      <text:p text:style-name="P241">call ProcessInput();</text:p>
                      <text:list>
                        <text:list-item>
                          <text:p text:style-name="P241">new <text:span text:style-name="T25">private </text:span>method code – <text:span text:style-name="T25">private methods can only be called from within our code.</text:span></text:p>
                        </text:list-item>
                        <text:list-item>
                          <text:p text:style-name="P242">If Input.getKey(KeyCode.Space)</text:p>
                          <text:list>
                            <text:list-item>
                              <text:p text:style-name="P242">print space pressed.</text:p>
                            </text:list-item>
                          </text:list>
                        </text:list-item>
                        <text:list-item>
                          <text:p text:style-name="P243">Create rotation key</text:p>
                          <text:list>
                            <text:list-item>
                              <text:p text:style-name="P244">“A” <text:span text:style-name="T27">prints </text:span>rotates left</text:p>
                            </text:list-item>
                            <text:list-item>
                              <text:p text:style-name="P244">“D” rotates right</text:p>
                            </text:list-item>
                            <text:list-item>
                              <text:p text:style-name="P244">be able to Thrust and Rotate. We should not be able to rotate both ways at the same time.</text:p>
                            </text:list-item>
                          </text:list>
                        </text:list-item>
                      </text:list>
                    </text:list-item>
                  </text:list>
                </text:list-item>
              </text:list>
            </text:list-item>
          </text:list>
        </text:list-item>
      </text:list>
      <text:p text:style-name="P59"/>
      <text:p text:style-name="P60">42. Physics and Rigidbodies</text:p>
      <text:list xml:id="list5460409941934323434" text:style-name="L34">
        <text:list-item>
          <text:p text:style-name="P245">applying thrust and flying</text:p>
        </text:list-item>
        <text:list-item>
          <text:p text:style-name="P246">inside the rocket script</text:p>
          <text:list>
            <text:list-item>
              <text:p text:style-name="P246">access the rigidbody component on the top level rocket ship object. <text:span text:style-name="T28">We need to reference the rigidbody as a member variables</text:span></text:p>
              <text:list>
                <text:list-item>
                  <text:p text:style-name="P247">of type Rigidbody named rigidBody.</text:p>
                </text:list-item>
                <text:list-item>
                  <text:p text:style-name="P247">Call it somewhere.</text:p>
                  <text:list>
                    <text:list-item>
                      <text:p text:style-name="P247">Inside Start()</text:p>
                      <text:list>
                        <text:list-item>
                          <text:p text:style-name="P247">set rigidBody var to GetComponent&lt;Rigidbody&gt;()</text:p>
                        </text:list-item>
                        <text:list-item>
                          <text:p text:style-name="P247">this uses the Unity method GetComponent. Note that the anglee brackets tell the method to only act on things of TYPE Rigidbody.</text:p>
                        </text:list-item>
                      </text:list>
                    </text:list-item>
                  </text:list>
                </text:list-item>
              </text:list>
            </text:list-item>
            <text:list-item>
              <text:p text:style-name="P248">Using dot notation, add force to rigidBody</text:p>
              <text:list>
                <text:list-item>
                  <text:p text:style-name="P248">rigidBody.AddRelativeForce(<text:span text:style-name="T29">Vector3.up</text:span>);</text:p>
                </text:list-item>
                <text:list-item>
                  <text:p text:style-name="P249">make suer we are in locak coordinates.</text:p>
                </text:list-item>
                <text:list-item>
                  <text:p text:style-name="P249">Adjust mass of rigidbody 0.1, this ovecomes the gravity.</text:p>
                </text:list-item>
              </text:list>
            </text:list-item>
          </text:list>
        </text:list-item>
      </text:list>
      <text:p text:style-name="P61"/>
      <text:p text:style-name="P62">43. coordinate System Handedness</text:p>
      <text:p text:style-name="P62"/>
      <text:p text:style-name="P62"/>
      <text:p text:style-name="P63"><text:soft-page-break/>44. using Time.deltaTime <text:span text:style-name="T30">and rotating the ship</text:span></text:p>
      <text:list xml:id="list8103527792689340447" text:style-name="L35">
        <text:list-item>
          <text:p text:style-name="P250">frame rate independence</text:p>
        </text:list-item>
        <text:list-item>
          <text:p text:style-name="P250">Time.deltaTime <text:span text:style-name="T30">tells</text:span> us last frame time. It is a predictor of current frame time</text:p>
        </text:list-item>
        <text:list-item>
          <text:p text:style-name="P250">longer frames lead to more movement.</text:p>
        </text:list-item>
        <text:list-item>
          <text:p text:style-name="P250">Shorter frame lead to less movement</text:p>
        </text:list-item>
        <text:list-item>
          <text:p text:style-name="P251">in <text:span text:style-name="T54">rocket</text:span>.cs</text:p>
          <text:list>
            <text:list-item>
              <text:p text:style-name="P252">we want to rotate the rocket ship along the z axis.</text:p>
            </text:list-item>
            <text:list-item>
              <text:p text:style-name="P253">We can access its transform directly:</text:p>
              <text:list>
                <text:list-item>
                  <text:p text:style-name="P253">transform.Rotate(Vector3.forward); //for the a key.</text:p>
                  <text:list>
                    <text:list-item>
                      <text:p text:style-name="P253">note that forward is in relation to the z axis, it will actually be left or right.</text:p>
                    </text:list-item>
                  </text:list>
                </text:list-item>
                <text:list-item>
                  <text:p text:style-name="P254">To rotate the other way, Rotate negative vector, i.e. -Vector3.forward</text:p>
                </text:list-item>
              </text:list>
            </text:list-item>
          </text:list>
        </text:list-item>
      </text:list>
      <text:p text:style-name="P64"/>
      <text:p text:style-name="P65">45. instructor hangout</text:p>
      <text:list xml:id="list5977582242357208942" text:style-name="L36">
        <text:list-item>
          <text:p text:style-name="P255"><text:s/>add box colliders to prevent rocket from falling over</text:p>
          <text:p text:style-name="P255"/>
        </text:list-item>
      </text:list>
      <text:p text:style-name="P65">46. adding a touch of audio</text:p>
      <text:list xml:id="list1003733329508280472" text:style-name="L37">
        <text:list-item>
          <text:p text:style-name="P256">audio sources – <text:span text:style-name="T31">on the main camera there is an audio listener</text:span></text:p>
          <text:list>
            <text:list-item>
              <text:p text:style-name="P257">at least one listener is needed.</text:p>
            </text:list-item>
          </text:list>
        </text:list-item>
        <text:list-item>
          <text:p text:style-name="P257">rocketship&gt;add component&gt;audioSOurce</text:p>
          <text:list>
            <text:list-item>
              <text:p text:style-name="P258">defaults to 2d sound.</text:p>
            </text:list-item>
            <text:list-item>
              <text:p text:style-name="P258">Attach an .ogg, .wav. .mp3 file to connect it to sound,</text:p>
            </text:list-item>
            <text:list-item>
              <text:p text:style-name="P258">find free sound at freesound.org</text:p>
              <text:list>
                <text:list-item>
                  <text:p text:style-name="P258">creative commons, zero license.</text:p>
                </text:list-item>
              </text:list>
            </text:list-item>
            <text:list-item>
              <text:p text:style-name="P258">Or pull from file sources. Put it in assets folder. Unity turns it into a sound clip.</text:p>
            </text:list-item>
            <text:list-item>
              <text:p text:style-name="P258">Our assets should be much smaller than 100mb.</text:p>
            </text:list-item>
          </text:list>
        </text:list-item>
        <text:list-item>
          <text:p text:style-name="P258">Attach the audio asset to the audioSource</text:p>
          <text:list>
            <text:list-item>
              <text:p text:style-name="P259">if play on awake checked, sound when play when game is started. <text:span text:style-name="T32">Play with pitch and volume.</text:span></text:p>
            </text:list-item>
            <text:list-item>
              <text:p text:style-name="P260">Apply changes to rocketShip prefab.</text:p>
            </text:list-item>
          </text:list>
        </text:list-item>
        <text:list-item>
          <text:p text:style-name="P261">Audacity is great for making our own sounds</text:p>
        </text:list-item>
        <text:list-item>
          <text:p text:style-name="P262">turn off play on awak</text:p>
        </text:list-item>
        <text:list-item>
          <text:p text:style-name="P262">in hacker.cs</text:p>
          <text:list>
            <text:list-item>
              <text:p text:style-name="P262">make audio play when spacebar is down.</text:p>
            </text:list-item>
          </text:list>
        </text:list-item>
      </text:list>
      <text:p text:style-name="P66"/>
      <text:p text:style-name="P67">47. Resolving movement bugs</text:p>
      <text:list xml:id="list7840847503699513249" text:style-name="L38">
        <text:list-item>
          <text:p text:style-name="P263">“<text:span text:style-name="T33">don't patch over problems”</text:span></text:p>
        </text:list-item>
        <text:list-item>
          <text:p text:style-name="P264">make a new thrust method, call it from within update</text:p>
        </text:list-item>
        <text:list-item>
          <text:p text:style-name="P265">make a new Rotate method as well.</text:p>
        </text:list-item>
        <text:list-item>
          <text:p text:style-name="P266">Duplicate the launch pad, move it away. This will be for landing.</text:p>
        </text:list-item>
        <text:list-item>
          <text:p text:style-name="P267">Freeze the z and position and rotation in the inspector. This will stop the ship from from moving forward and aft.</text:p>
          <text:list>
            <text:list-item>
              <text:p text:style-name="P267">Note that objects will still cause the ship to spin on these axis.</text:p>
              <text:list>
                <text:list-item>
                  <text:p text:style-name="P268">Call freezeRotation on the rigidbody to stop this. Do this within the rotate method.</text:p>
                  <text:list>
                    <text:list-item>
                      <text:p text:style-name="P269">RigidBody.freezeRotation = true;</text:p>
                    </text:list-item>
                  </text:list>
                </text:list-item>
              </text:list>
            </text:list-item>
            <text:list-item>
              <text:p text:style-name="P270">set freezeRotation to true at the beginning of the Rotation method,</text:p>
              <text:list>
                <text:list-item>
                  <text:p text:style-name="P270">set it back to true at the bottom. This will allow physics to work on the ship when we release the key.</text:p>
                </text:list-item>
              </text:list>
            </text:list-item>
          </text:list>
        </text:list-item>
        <text:list-item>
          <text:p text:style-name="P271">Setting drag.</text:p>
          <text:list>
            <text:list-item>
              <text:p text:style-name="P271">We can add drag to slow the momentum of the ship after releasing boost</text:p>
            </text:list-item>
          </text:list>
        </text:list-item>
      </text:list>
      <text:p text:style-name="P68"/>
      <text:p text:style-name="P69">48 . using serializeField vs public</text:p>
      <text:list xml:id="list3337657463947371915" text:style-name="L39">
        <text:list-item>
          <text:p text:style-name="P272">ship doesn't rotate fast enough</text:p>
        </text:list-item>
        <text:list-item>
          <text:p text:style-name="P272"><text:soft-page-break/>lets make it possible to choose thrust value</text:p>
        </text:list-item>
        <text:list-item>
          <text:p text:style-name="P272">notes on Vector</text:p>
          <text:list>
            <text:list-item>
              <text:p text:style-name="P272">multiplying the vector by a number will increase the length of the Vector. Making a our thrust go further without increasing speed.</text:p>
            </text:list-item>
          </text:list>
        </text:list-item>
        <text:list-item>
          <text:p text:style-name="P272">Within Rotate() method</text:p>
          <text:list>
            <text:list-item>
              <text:p text:style-name="P272">need rcsThrust var, float set to 10. don't forget the f. </text:p>
            </text:list-item>
            <text:list-item>
              <text:p text:style-name="P272">float <text:span text:style-name="T34">rotationThisFrame</text:span> = rcsThrust * Time.deltaTime;</text:p>
              <text:list>
                <text:list-item>
                  <text:p text:style-name="P272">delta time makes this calculation frame speed independent.</text:p>
                </text:list-item>
                <text:list-item>
                  <text:p text:style-name="P273">Now multiply the forward vector by this var <text:span text:style-name="T35">as well as the negative</text:span></text:p>
                </text:list-item>
              </text:list>
            </text:list-item>
          </text:list>
        </text:list-item>
        <text:list-item>
          <text:p text:style-name="P274">make the rcsThrust viewable from the unity editor.</text:p>
          <text:list>
            <text:list-item>
              <text:p text:style-name="P275">Make it a member variable.</text:p>
            </text:list-item>
            <text:list-item>
              <text:p text:style-name="P276">Two ways of making it available</text:p>
              <text:list>
                <text:list-item>
                  <text:p text:style-name="P276">SerializedField and public</text:p>
                  <text:list>
                    <text:list-item>
                      <text:p text:style-name="P276">serialized field will allow it to be changed from the inspector only, other scripts will not have access to it.</text:p>
                      <text:list>
                        <text:list-item>
                          <text:p text:style-name="P276">[SerializedField] <text:span text:style-name="T36">float </text:span>varName <text:span text:style-name="T36">= 100f;</text:span></text:p>
                        </text:list-item>
                      </text:list>
                    </text:list-item>
                    <text:list-item>
                      <text:p text:style-name="P276">public will make it accessable to all scripts and unity editor.</text:p>
                    </text:list-item>
                  </text:list>
                </text:list-item>
              </text:list>
            </text:list-item>
            <text:list-item>
              <text:p text:style-name="P277">Move rcsThrust to the top, make it a member, and serialize it. <text:span text:style-name="T37">The assigned value will be the default, but can be overridden in unity.</text:span></text:p>
            </text:list-item>
          </text:list>
        </text:list-item>
        <text:list-item>
          <text:p text:style-name="P278">Create a mainThrust that is accessable <text:span text:style-name="T38">from unity and affects strength of thrust.</text:span></text:p>
        </text:list-item>
      </text:list>
      <text:p text:style-name="P70"/>
      <text:p text:style-name="P71">49 Tagging game objects as friendly</text:p>
      <text:list xml:id="list724372273012077082" text:style-name="L40">
        <text:list-item>
          <text:p text:style-name="P279">use tagging to let unity know what is okay to hit, and what will kill yourself</text:p>
        </text:list-item>
        <text:list-item>
          <text:p text:style-name="P279">tags are at the top of inspector</text:p>
        </text:list-item>
        <text:list-item>
          <text:p text:style-name="P279">add Friendly tag</text:p>
          <text:list>
            <text:list-item>
              <text:p text:style-name="P279">only one tag allowed per object, can be referenced in script.</text:p>
            </text:list-item>
            <text:list-item>
              <text:p text:style-name="P280">We can use tags for other things as well, like fuel.</text:p>
            </text:list-item>
          </text:list>
        </text:list-item>
        <text:list-item>
          <text:p text:style-name="P281">In Rocket.cs</text:p>
          <text:list>
            <text:list-item>
              <text:p text:style-name="P281">kill the rocket whenever it hits something that is not friendly.</text:p>
            </text:list-item>
            <text:list-item>
              <text:p text:style-name="P282">Use OnCollisionEnter() to detect hits</text:p>
              <text:list>
                <text:list-item>
                  <text:p text:style-name="P282">print a message to see if it is working, <text:span text:style-name="T39">then play test</text:span></text:p>
                </text:list-item>
                <text:list-item>
                  <text:p text:style-name="P283">there is a physics collision happenening here</text:p>
                </text:list-item>
              </text:list>
            </text:list-item>
            <text:list-item>
              <text:p text:style-name="P283">inside on collision</text:p>
              <text:list>
                <text:list-item>
                  <text:p text:style-name="P283">use a switch statement to check the tag value on the collision variable</text:p>
                  <text:list>
                    <text:list-item>
                      <text:p text:style-name="P283">collision.gameObject.tag</text:p>
                      <text:list>
                        <text:list-item>
                          <text:p text:style-name="P283">gameObject references the thing we are colliding against</text:p>
                        </text:list-item>
                      </text:list>
                    </text:list-item>
                    <text:list-item>
                      <text:p text:style-name="P284">if friendly do nothing</text:p>
                    </text:list-item>
                    <text:list-item>
                      <text:p text:style-name="P284">else print dead.</text:p>
                    </text:list-item>
                  </text:list>
                </text:list-item>
              </text:list>
            </text:list-item>
          </text:list>
        </text:list-item>
      </text:list>
      <text:p text:style-name="P72"/>
      <text:p text:style-name="P73">50 basic level design</text:p>
      <text:list xml:id="list4705031794358194815" text:style-name="L41">
        <text:list-item>
          <text:p text:style-name="P285">Create our first level</text:p>
        </text:list-item>
        <text:list-item>
          <text:p text:style-name="P286">tweak the camera to more of the game space </text:p>
        </text:list-item>
        <text:list-item>
          <text:p text:style-name="P286">create some more obstacles and make friendly objects same color as the ship</text:p>
          <text:list>
            <text:list-item>
              <text:p text:style-name="P286">create a material color for the obstacles, maybe red or dangerous</text:p>
            </text:list-item>
          </text:list>
        </text:list-item>
        <text:list-item>
          <text:p text:style-name="P287">move launch pad from the origin to one of the sides. Duplicate it and make a landing pad. Put it on the other side.</text:p>
        </text:list-item>
        <text:list-item>
          <text:p text:style-name="P288">Designing:</text:p>
          <text:list>
            <text:list-item>
              <text:p text:style-name="P288">levels are a series of interesting moments.</text:p>
            </text:list-item>
            <text:list-item>
              <text:p text:style-name="P288">Always refer to game design plan/core: piloting..</text:p>
            </text:list-item>
          </text:list>
        </text:list-item>
        <text:list-item>
          <text:p text:style-name="P289">make a backdrop <text:span text:style-name="T40">with a cube</text:span></text:p>
          <text:list>
            <text:list-item>
              <text:p text:style-name="P290">use R when scaling objects</text:p>
            </text:list-item>
          </text:list>
        </text:list-item>
      </text:list>
      <text:p text:style-name="P74"/>
      <text:p text:style-name="P75">51. design levers and variations</text:p>
      <text:list xml:id="list2300136356847422515" text:style-name="L42">
        <text:list-item>
          <text:p text:style-name="P291">as indie developers</text:p>
          <text:list>
            <text:list-item>
              <text:p text:style-name="P291"><text:soft-page-break/>use what you have before adding new features</text:p>
            </text:list-item>
            <text:list-item>
              <text:p text:style-name="P292">play with the game levers, what happens when they are the wrong direction? Is it fun?</text:p>
              <text:list>
                <text:list-item>
                  <text:p text:style-name="P293">Change gameplay by changing rocket speed, rotation speed, etc</text:p>
                </text:list-item>
                <text:list-item>
                  <text:p text:style-name="P294">gravity, size, lighting, camera, <text:span text:style-name="T41">extra rockets</text:span> etc</text:p>
                </text:list-item>
              </text:list>
            </text:list-item>
          </text:list>
        </text:list-item>
        <text:list-item>
          <text:p text:style-name="P295">go to extremes when we prototype. See what happens</text:p>
        </text:list-item>
      </text:list>
      <text:p text:style-name="P76"/>
      <text:p text:style-name="P76">52. making a second level </text:p>
      <text:list xml:id="list8248454784208994171" text:style-name="L43">
        <text:list-item>
          <text:p text:style-name="P296">beautify the level <text:span text:style-name="T43">1</text:span>, <text:span text:style-name="T42">level theme?</text:span></text:p>
        </text:list-item>
        <text:list-item>
          <text:p text:style-name="P297">Duplicate it, name level 2, redesign it.</text:p>
        </text:list-item>
      </text:list>
      <text:p text:style-name="P77"/>
      <text:p text:style-name="P78">53 prefabs in detail</text:p>
      <text:list xml:id="list4200130450472143448" text:style-name="L44">
        <text:list-item>
          <text:p text:style-name="P298">Note – freeze rockets <text:span text:style-name="T44">positions</text:span> in <text:span text:style-name="T44">constraints</text:span></text:p>
          <text:list>
            <text:list-item>
              <text:p text:style-name="P298">lock x,y rotation</text:p>
            </text:list-item>
            <text:list-item>
              <text:p text:style-name="P298">lock z position.</text:p>
            </text:list-item>
          </text:list>
        </text:list-item>
        <text:list-item>
          <text:p text:style-name="P299">Scenes are saved in the .unity scene file</text:p>
          <text:list>
            <text:list-item>
              <text:p text:style-name="P299">objects are saved in there as well</text:p>
            </text:list-item>
          </text:list>
        </text:list-item>
        <text:list-item>
          <text:p text:style-name="P299">prefabs are saved in the .prefab file</text:p>
          <text:list>
            <text:list-item>
              <text:p text:style-name="P300">changes to the prgab will change all instances of the prefab object.</text:p>
            </text:list-item>
          </text:list>
        </text:list-item>
        <text:list-item>
          <text:p text:style-name="P300">Prefab the landing pad, change its color, tag it as friendly</text:p>
        </text:list-item>
      </text:list>
      <text:p text:style-name="P79"/>
      <text:p text:style-name="P80">54. Level Loading and Scene management</text:p>
      <text:list xml:id="list5184610745119590073" text:style-name="L45">
        <text:list-item>
          <text:p text:style-name="P301">if we are able to get to landing pad, load next level.</text:p>
        </text:list-item>
        <text:list-item>
          <text:p text:style-name="P301">Ensure that landing/launch pads changes are applied to prefabs and tagged correctly in both levels 1 and 2.</text:p>
        </text:list-item>
        <text:list-item>
          <text:p text:style-name="P301">note that copy component in the inspector will copy the inspector values, we can paste them back in if we need to</text:p>
        </text:list-item>
        <text:list-item>
          <text:p text:style-name="P301">load scenes</text:p>
          <text:list>
            <text:list-item>
              <text:p text:style-name="P301">key is in build settings</text:p>
            </text:list-item>
            <text:list-item>
              <text:p text:style-name="P301">drag the desired scenes into the build settings window.</text:p>
            </text:list-item>
            <text:list-item>
              <text:p text:style-name="P301">Switch to webGL</text:p>
            </text:list-item>
            <text:list-item>
              <text:p text:style-name="P301">note the scene index, starts at zero.</text:p>
            </text:list-item>
          </text:list>
        </text:list-item>
        <text:list-item>
          <text:p text:style-name="P301">In Rocket.cs</text:p>
          <text:list>
            <text:list-item>
              <text:p text:style-name="P301">note namespaces at the top</text:p>
              <text:list>
                <text:list-item>
                  <text:p text:style-name="P302">we can delete everything but “using UnityEngine”</text:p>
                </text:list-item>
                <text:list-item>
                  <text:p text:style-name="P302">add “using UnityEngine.SceneManagement” namespace</text:p>
                </text:list-item>
              </text:list>
            </text:list-item>
            <text:list-item>
              <text:p text:style-name="P302">add a “Finish” case to the collision detector.</text:p>
              <text:list>
                <text:list-item>
                  <text:p text:style-name="P302">Try consoling hit finished</text:p>
                </text:list-item>
              </text:list>
            </text:list-item>
            <text:list-item>
              <text:p text:style-name="P303">load a scene</text:p>
              <text:list>
                <text:list-item>
                  <text:p text:style-name="P303">SceneManager.LoadScene(1);</text:p>
                  <text:list>
                    <text:list-item>
                      <text:p text:style-name="P303">note that this takes an int scenebuildindex</text:p>
                    </text:list-item>
                    <text:list-item>
                      <text:p text:style-name="P303">load scene index 1, which is level 2</text:p>
                    </text:list-item>
                  </text:list>
                </text:list-item>
                <text:list-item>
                  <text:p text:style-name="P303">if we die, load scene 0.</text:p>
                </text:list-item>
              </text:list>
            </text:list-item>
          </text:list>
        </text:list-item>
      </text:list>
      <text:p text:style-name="P81"/>
      <text:p text:style-name="P81">55. Invoke() as a Coroutine warm up</text:p>
      <text:list xml:id="list4725499639798191285" text:style-name="L46">
        <text:list-item>
          <text:p text:style-name="P304">dark lighting bug</text:p>
          <text:list>
            <text:list-item>
              <text:p text:style-name="P304">window&gt;lighting&gt;settings – drag it next to inspector</text:p>
            </text:list-item>
            <text:list-item>
              <text:p text:style-name="P304">select scene, at the bottom , uncheck autoGenerate, click generate lighting. Do this for all scenes.</text:p>
              <text:list>
                <text:list-item>
                  <text:p text:style-name="P304">This saves lighting info for each level.</text:p>
                </text:list-item>
              </text:list>
            </text:list-item>
          </text:list>
        </text:list-item>
        <text:list-item>
          <text:p text:style-name="P304">Delay level load</text:p>
          <text:list>
            <text:list-item>
              <text:p text:style-name="P304">move from:</text:p>
              <text:list>
                <text:list-item>
                  <text:p text:style-name="P304">alive&gt;dying&gt;TimerExpired?&gt;</text:p>
                </text:list-item>
              </text:list>
            </text:list-item>
            <text:list-item>
              <text:p text:style-name="P305">declare an enum State with alive, dying, transcending</text:p>
              <text:list>
                <text:list-item>
                  <text:p text:style-name="P306">make var state of Type State equal to Alive</text:p>
                  <text:list>
                    <text:list-item>
                      <text:p text:style-name="P305"><text:span text:style-name="T45">State state = State.Alive;</text:span> </text:p>
                    </text:list-item>
                  </text:list>
                </text:list-item>
              </text:list>
            </text:list-item>
            <text:list-item>
              <text:p text:style-name="P307"><text:soft-page-break/>take scene manage calls and extract to a function called LoadNextScene().</text:p>
            </text:list-item>
            <text:list-item>
              <text:p text:style-name="P307">To delay loadNextScene</text:p>
              <text:list>
                <text:list-item>
                  <text:p text:style-name="P307">call Invoke(“LoadNextScene”, 1f);</text:p>
                  <text:list>
                    <text:list-item>
                      <text:p text:style-name="P307">invoke will delay the function call by the seconds given.</text:p>
                    </text:list-item>
                    <text:list-item>
                      <text:p text:style-name="P307">Note that function is called a string with now brackets.</text:p>
                    </text:list-item>
                  </text:list>
                </text:list-item>
              </text:list>
            </text:list-item>
            <text:list-item>
              <text:p text:style-name="P307">Load next scene should be private, not tatic</text:p>
              <text:list>
                <text:list-item>
                  <text:p text:style-name="P307">call SceneManager from within – </text:p>
                </text:list-item>
              </text:list>
            </text:list-item>
            <text:list-item>
              <text:p text:style-name="P307">within OnCollisionEnter:</text:p>
              <text:list>
                <text:list-item>
                  <text:p text:style-name="P307">Finish case</text:p>
                  <text:list>
                    <text:list-item>
                      <text:p text:style-name="P307">change state to transcending</text:p>
                    </text:list-item>
                    <text:list-item>
                      <text:p text:style-name="P307">Invoke loadnext scene</text:p>
                    </text:list-item>
                  </text:list>
                </text:list-item>
                <text:list-item>
                  <text:p text:style-name="P308">do the same thing for death</text:p>
                </text:list-item>
              </text:list>
            </text:list-item>
          </text:list>
        </text:list-item>
        <text:list-item>
          <text:p text:style-name="P309">at top of onCollision add an if statements</text:p>
          <text:list>
            <text:list-item>
              <text:p text:style-name="P309">if state != State.Alive</text:p>
              <text:list>
                <text:list-item>
                  <text:p text:style-name="P309">return;</text:p>
                </text:list-item>
              </text:list>
            </text:list-item>
            <text:list-item>
              <text:p text:style-name="P309">This prevents the switch statement from being called over and over again.</text:p>
            </text:list-item>
            <text:list-item>
              <text:p text:style-name="P310">Return kills the function. The function exits and the switch statement is not run.</text:p>
            </text:list-item>
          </text:list>
        </text:list-item>
      </text:list>
      <text:p text:style-name="P82"/>
      <text:p text:style-name="P83">56. instructor hangout</text:p>
      <text:p text:style-name="P84"/>
      <text:p text:style-name="P84">75. playing <text:span text:style-name="T46">multiple </text:span>audio clips</text:p>
      <text:list xml:id="list3693653864156448155" text:style-name="L47">
        <text:list-item>
          <text:p text:style-name="P311">make sure thrusting sound stops when wall is hit.</text:p>
        </text:list-item>
        <text:list-item>
          <text:p text:style-name="P311">3 sounds in the lecture notes, add them to assets</text:p>
        </text:list-item>
        <text:list-item>
          <text:p text:style-name="P311">remove audio clip from audio source, delete the old audio clip.</text:p>
          <text:list>
            <text:list-item>
              <text:p text:style-name="P311">We will connect it a different way</text:p>
            </text:list-item>
          </text:list>
        </text:list-item>
        <text:list-item>
          <text:p text:style-name="P311">make var mainEngine, <text:span text:style-name="T48">death, and success</text:span> of type AudioClip, serialize <text:span text:style-name="T48">them</text:span> to the inspector</text:p>
        </text:list-item>
        <text:list-item>
          <text:p text:style-name="P312">on the rocket prefab</text:p>
          <text:list>
            <text:list-item>
              <text:p text:style-name="P312">add thruster clip to the new exposed level in the inspector</text:p>
            </text:list-item>
          </text:list>
        </text:list-item>
        <text:list-item>
          <text:p text:style-name="P313">in rockect.cs</text:p>
          <text:list>
            <text:list-item>
              <text:p text:style-name="P313">use <text:span text:style-name="T47">A</text:span>udioSource.PlayOneShot(mainEngine) to play the new thrust clip</text:p>
              <text:list>
                <text:list-item>
                  <text:p text:style-name="P313">this will access the linked audio clip in unity</text:p>
                </text:list-item>
              </text:list>
            </text:list-item>
            <text:list-item>
              <text:p text:style-name="P313">we should refactor thrust()</text:p>
              <text:list>
                <text:list-item>
                  <text:p text:style-name="P314">use a new method, respondToThrust()</text:p>
                </text:list-item>
                <text:list-item>
                  <text:p text:style-name="P315">play the death sound and other sounds. Make sure to stop the thrust sound.</text:p>
                </text:list-item>
              </text:list>
            </text:list-item>
            <text:list-item>
              <text:p text:style-name="P316">Refactor oncollision</text:p>
              <text:list>
                <text:list-item>
                  <text:p text:style-name="P316">StartSuccessSequence()</text:p>
                </text:list-item>
                <text:list-item>
                  <text:p text:style-name="P316">StartDeathSequence()</text:p>
                </text:list-item>
              </text:list>
            </text:list-item>
          </text:list>
        </text:list-item>
      </text:list>
      <text:p text:style-name="P85"/>
      <text:p text:style-name="P85">58. introducing particle effects</text:p>
      <text:list xml:id="list1552611359129497647" text:style-name="L48">
        <text:list-item>
          <text:p text:style-name="P317">on a game object we can add particle system as a component</text:p>
        </text:list-item>
        <text:list-item>
          <text:p text:style-name="P317">initially, the particles will always point to the camera.</text:p>
        </text:list-item>
        <text:list-item>
          <text:p text:style-name="P317">Play on awake is on by default. We want to trigger it from code.</text:p>
        </text:list-item>
        <text:list-item>
          <text:p text:style-name="P317">Download the boost resources</text:p>
          <text:list>
            <text:list-item>
              <text:p text:style-name="P317">import the package</text:p>
            </text:list-item>
            <text:list-item>
              <text:p text:style-name="P317">we now have explosion particle effect, rocket jet, success effect</text:p>
            </text:list-item>
          </text:list>
        </text:list-item>
        <text:list-item>
          <text:p text:style-name="P317">attach the three new effects to the rocket</text:p>
        </text:list-item>
        <text:list-item>
          <text:p text:style-name="P318">trigger them from code</text:p>
          <text:list>
            <text:list-item>
              <text:p text:style-name="P318">we will serialize new variables</text:p>
              <text:list>
                <text:list-item>
                  <text:p text:style-name="P318">type ParticleSystem</text:p>
                  <text:list>
                    <text:list-item>
                      <text:p text:style-name="P318">mainEngineParicles, successParticles, deathParticles</text:p>
                    </text:list-item>
                  </text:list>
                </text:list-item>
              </text:list>
            </text:list-item>
            <text:list-item>
              <text:p text:style-name="P318">drag the particle objects from the hierarchy onto the particle system components that are now visible in the inspector.</text:p>
            </text:list-item>
            <text:list-item>
              <text:p text:style-name="P318"><text:soft-page-break/>Apply back to the rocket prefab</text:p>
            </text:list-item>
          </text:list>
        </text:list-item>
        <text:list-item>
          <text:p text:style-name="P319">respondToTHrust</text:p>
          <text:list>
            <text:list-item>
              <text:p text:style-name="P319">after sound plays, mainEngineParticles.Play()</text:p>
            </text:list-item>
            <text:list-item>
              <text:p text:style-name="P319">don't forget to stop it when needed.</text:p>
            </text:list-item>
          </text:list>
        </text:list-item>
        <text:list-item>
          <text:p text:style-name="P319">StartsuccessSequence</text:p>
          <text:list>
            <text:list-item>
              <text:p text:style-name="P319">successParticles.Play() after success audio plays</text:p>
            </text:list-item>
            <text:list-item>
              <text:p text:style-name="P319">we don't need to stop this here because it should be stopped on loadNextLevel</text:p>
            </text:list-item>
          </text:list>
        </text:list-item>
        <text:list-item>
          <text:p text:style-name="P320">reset the particles transforms to fix area problems</text:p>
        </text:list-item>
        <text:list-item>
          <text:p text:style-name="P321">apply death particles in similar fashion</text:p>
        </text:list-item>
        <text:list-item>
          <text:p text:style-name="P322">fix thrust transform</text:p>
        </text:list-item>
      </text:list>
      <text:p text:style-name="P86"/>
      <text:p text:style-name="P87">59. Moving Platform pattern</text:p>
      <text:list xml:id="list9157605828376489215" text:style-name="L49">
        <text:list-item>
          <text:p text:style-name="P323">make components move on screen!</text:p>
        </text:list-item>
        <text:list-item>
          <text:p text:style-name="P323">Create a new script, Oscillator.cs</text:p>
          <text:list>
            <text:list-item>
              <text:p text:style-name="P323">we need to specifiy direction</text:p>
              <text:list>
                <text:list-item>
                  <text:p text:style-name="P323">serialize a var of type Vector3, movementVector.</text:p>
                </text:list-item>
                <text:list-item>
                  <text:p text:style-name="P323">Connect the script to one of the obstacles</text:p>
                  <text:list>
                    <text:list-item>
                      <text:p text:style-name="P323">Note we can now change the vector within the inspector </text:p>
                    </text:list-item>
                    <text:list-item>
                      <text:p text:style-name="P323">[DisallowMultipleComponents]</text:p>
                    </text:list-item>
                  </text:list>
                </text:list-item>
                <text:list-item>
                  <text:p text:style-name="P323">we can specify a max value in the inspector</text:p>
                </text:list-item>
              </text:list>
            </text:list-item>
            <text:list-item>
              <text:p text:style-name="P323">we need a float movementFactor, 0 is not moved, <text:s/>1 for moved. Note that we can stack statements to modify the things below it in c#</text:p>
              <text:list>
                <text:list-item>
                  <text:p text:style-name="P323">[Range(0,1)]</text:p>
                </text:list-item>
                <text:list-item>
                  <text:p text:style-name="P323">[SerializedField]</text:p>
                </text:list-item>
                <text:list-item>
                  <text:p text:style-name="P323">float movementFactor;</text:p>
                  <text:list>
                    <text:list-item>
                      <text:p text:style-name="P323">Range and Serialize affect the float var.</text:p>
                    </text:list-item>
                    <text:list-item>
                      <text:p text:style-name="P324">perhaps its the location of the semicolon!</text:p>
                    </text:list-item>
                  </text:list>
                </text:list-item>
              </text:list>
            </text:list-item>
            <text:list-item>
              <text:p text:style-name="P324">We need the vector because we need movement</text:p>
            </text:list-item>
            <text:list-item>
              <text:p text:style-name="P325">condensed</text:p>
              <text:list>
                <text:list-item>
                  <text:p text:style-name="P325">we expose the movementVector to gain access to changing objects location.</text:p>
                </text:list-item>
                <text:list-item>
                  <text:p text:style-name="P325">We use movement factor like a percentage, it will be used in an equation to get partial or all of the movementVector</text:p>
                </text:list-item>
                <text:list-item>
                  <text:p text:style-name="P325">we need a member variable Vector startingPos and set it equal to transform position in start.</text:p>
                </text:list-item>
                <text:list-item>
                  <text:p text:style-name="P325">In update, we create a new vector3 named offset. Set it equal to movementVector time movementFactor. This holds our percentage of the vector move</text:p>
                  <text:list>
                    <text:list-item>
                      <text:p text:style-name="P325">transform.position = startingPos + offset.</text:p>
                    </text:list-item>
                  </text:list>
                </text:list-item>
              </text:list>
            </text:list-item>
          </text:list>
        </text:list-item>
      </text:list>
      <text:p text:style-name="P88"/>
      <text:p text:style-name="P89">60. Math.Sin() for movement cycles</text:p>
      <text:list xml:id="list1748393943017785800" text:style-name="L50">
        <text:list-item>
          <text:p text:style-name="P326">make the platform move automatically</text:p>
        </text:list-item>
        <text:list-item>
          <text:p text:style-name="P326">sine wave is the projection of cir<text:span text:style-name="T51">c</text:span>ular movement.</text:p>
        </text:list-item>
        <text:list-item>
          <text:p text:style-name="P327">Tau is 2* pi! <text:span text:style-name="T49">Pi is equal to the number of radians to get us half way around a circle.</text:span></text:p>
        </text:list-item>
        <text:list-item>
          <text:p text:style-name="P327">We must define a cycle using Time.time / period; <text:span text:style-name="T49">default period to 2 seconds.</text:span></text:p>
          <text:list>
            <text:list-item>
              <text:p text:style-name="P328">Period will be a float.</text:p>
            </text:list-item>
          </text:list>
        </text:list-item>
        <text:list-item>
          <text:p text:style-name="P328">While we are at it, initialize the movementVector = (10f,10f,10f)</text:p>
          <text:list>
            <text:list-item>
              <text:p text:style-name="P328">just settings contraints</text:p>
            </text:list-item>
          </text:list>
        </text:list-item>
        <text:list-item>
          <text:p text:style-name="P328">need a serialized float period, initialized to 2 seconds.</text:p>
        </text:list-item>
        <text:list-item>
          <text:p text:style-name="P328">In update</text:p>
          <text:list>
            <text:list-item>
              <text:p text:style-name="P328">need a float cycles = Time.time / period;</text:p>
              <text:list>
                <text:list-item>
                  <text:p text:style-name="P328">our rhythm, or start to finish time</text:p>
                </text:list-item>
                <text:list-item>
                  <text:p text:style-name="P329">Note that using Time.time makes this frame rate independent. We also need to go back to rocket and make thrust frame rate independent as <text:soft-page-break/>well.</text:p>
                </text:list-item>
              </text:list>
            </text:list-item>
            <text:list-item>
              <text:p text:style-name="P328">need a const tau = Mathf.PI * 2; </text:p>
              <text:list>
                <text:list-item>
                  <text:p text:style-name="P328">1 tau gets us all the way around a circle, or one full cycle.</text:p>
                </text:list-item>
              </text:list>
            </text:list-item>
            <text:list-item>
              <text:p text:style-name="P328">Need a float rawSineWa<text:span text:style-name="T50">v</text:span>e = Mathf.Sin(cycles * tau);</text:p>
              <text:list>
                <text:list-item>
                  <text:p text:style-name="P330">this gets us one period of a sine wave.</text:p>
                </text:list-item>
              </text:list>
            </text:list-item>
            <text:list-item>
              <text:p text:style-name="P331">MovementFactor = rawSineWave / 2f + 0.5f;</text:p>
              <text:list>
                <text:list-item>
                  <text:p text:style-name="P331">the above calc simply gets our range between 0 – 1. Initially, the raw sine wave moves between -1 and 1. we cut it in half to get -0.5 – 0.5, then add 0.5 to get 0 – 1.</text:p>
                </text:list-item>
              </text:list>
            </text:list-item>
          </text:list>
        </text:list-item>
        <text:list-item>
          <text:p text:style-name="P332">we can now change the values in the inspector to adjust the movement of the obstacle.</text:p>
        </text:list-item>
        <text:list-item>
          <text:p text:style-name="P333">MovementFactor no longer needs to be serialized</text:p>
        </text:list-item>
        <text:list-item>
          <text:p text:style-name="P334">condensed</text:p>
          <text:list>
            <text:list-item>
              <text:p text:style-name="P334"/>
            </text:list-item>
          </text:list>
        </text:list-item>
      </text:list>
      <text:p text:style-name="P90"/>
      <text:p text:style-name="P91">61. Protecting against NaN</text:p>
      <text:list xml:id="list4391879162633343094" text:style-name="L51">
        <text:list-item>
          <text:p text:style-name="P335">the var cycles may cause a dividing by zero error to appear. Protect against it.</text:p>
        </text:list-item>
        <text:list-item>
          <text:p text:style-name="P336">I used Range on the period variable. He used</text:p>
          <text:list>
            <text:list-item>
              <text:p text:style-name="P336">first notes about comparing floats:</text:p>
              <text:list>
                <text:list-item>
                  <text:p text:style-name="P336">unity doesn't like it</text:p>
                </text:list-item>
                <text:list-item>
                  <text:p text:style-name="P336">its unpredictable because of the binary nature of computers.</text:p>
                </text:list-item>
              </text:list>
            </text:list-item>
            <text:list-item>
              <text:p text:style-name="P336">Smallest float available is Mathf.Epsilon:</text:p>
            </text:list-item>
            <text:list-item>
              <text:p text:style-name="P336">if (period == Mathf.Epsilon)</text:p>
              <text:list>
                <text:list-item>
                  <text:p text:style-name="P336">return;</text:p>
                </text:list-item>
                <text:list-item>
                  <text:p text:style-name="P336">//this stops the rest of update from running</text:p>
                </text:list-item>
              </text:list>
            </text:list-item>
          </text:list>
        </text:list-item>
        <text:list-item>
          <text:p text:style-name="P336">we need a slower level load in the rocket.cs </text:p>
          <text:list>
            <text:list-item>
              <text:p text:style-name="P336">level load delay</text:p>
              <text:list>
                <text:list-item>
                  <text:p text:style-name="P336">new serialized float levelLoadDelay, initialize it to 2f.</text:p>
                </text:list-item>
                <text:list-item>
                  <text:p text:style-name="P336">Use this new var anywhere that we used loadFIrstLevel and loadNextLevel</text:p>
                </text:list-item>
                <text:list-item>
                  <text:p text:style-name="P336">Now we can tweak the load time from the inspector in unity.</text:p>
                </text:list-item>
              </text:list>
            </text:list-item>
          </text:list>
        </text:list-item>
      </text:list>
      <text:p text:style-name="P92"/>
      <text:p text:style-name="P93">62. organize your assets</text:p>
      <text:list xml:id="list5661401859629978570" text:style-name="L52">
        <text:list-item>
          <text:p text:style-name="P337">add folders to organize assets</text:p>
          <text:list>
            <text:list-item>
              <text:p text:style-name="P337">levels, materials, scripts, particle<text:span text:style-name="T52">s</text:span>, <text:span text:style-name="T52">audio,</text:span></text:p>
            </text:list-item>
          </text:list>
        </text:list-item>
        <text:list-item>
          <text:p text:style-name="P338">we perform a search, then click the star to save the search as a favorite search</text:p>
        </text:list-item>
        <text:list-item>
          <text:p text:style-name="P338">organize hierarchy as needed.</text:p>
        </text:list-item>
        <text:list-item>
          <text:p text:style-name="P338">We can right click on prefabs and find reference in scene to find all of its instances.</text:p>
        </text:list-item>
      </text:list>
      <text:p text:style-name="P94"/>
      <text:p text:style-name="P95">63. light your scene</text:p>
      <text:list xml:id="list3676675895133056914" text:style-name="L53">
        <text:list-item>
          <text:p text:style-name="P339">add lighting effects</text:p>
        </text:list-item>
        <text:list-item>
          <text:p text:style-name="P339">we have:</text:p>
          <text:list>
            <text:list-item>
              <text:p text:style-name="P339">main directional light, like the sun</text:p>
            </text:list-item>
            <text:list-item>
              <text:p text:style-name="P339">environmental lighting – tends to come from skybox</text:p>
            </text:list-item>
            <text:list-item>
              <text:p text:style-name="P339">Scene lights that we place in the scene</text:p>
            </text:list-item>
          </text:list>
        </text:list-item>
        <text:list-item>
          <text:p text:style-name="P339">we can change the brightness and color of the Direction Light asset</text:p>
        </text:list-item>
        <text:list-item>
          <text:p text:style-name="P339">on the lighting tab</text:p>
          <text:list>
            <text:list-item>
              <text:p text:style-name="P339">window&gt;lighting&gt;settings</text:p>
            </text:list-item>
            <text:list-item>
              <text:p text:style-name="P339">always click generate lighting after changes</text:p>
            </text:list-item>
            <text:list-item>
              <text:p text:style-name="P339">drop the intensities to 0.3, making shadows.</text:p>
            </text:list-item>
          </text:list>
        </text:list-item>
        <text:list-item>
          <text:p text:style-name="P339">Add a point light into the hierarchy</text:p>
          <text:list>
            <text:list-item>
              <text:p text:style-name="P339">increase the range and intensity and place the light over the landing pad.</text:p>
            </text:list-item>
            <text:list-item>
              <text:p text:style-name="P339">Range 11, intensity 5</text:p>
            </text:list-item>
            <text:list-item>
              <text:p text:style-name="P339">duplicate the lights to lighten the level in other areas</text:p>
            </text:list-item>
            <text:list-item>
              <text:p text:style-name="P339"><text:soft-page-break/>we can change the type to spot light in the inspector</text:p>
            </text:list-item>
          </text:list>
        </text:list-item>
        <text:list-item>
          <text:p text:style-name="P339">add lights to the ship by right clicking on the ship, adding point light to it.</text:p>
          <text:list>
            <text:list-item>
              <text:p text:style-name="P339">Make it a spot light, increase range and intensity. Like headlights.</text:p>
            </text:list-item>
            <text:list-item>
              <text:p text:style-name="P339">Also add a spot light pointing at the front of the ship to make it pop.</text:p>
            </text:list-item>
          </text:list>
        </text:list-item>
        <text:list-item>
          <text:p text:style-name="P340">Remember to generate lighting after creating all of the lights.</text:p>
        </text:list-item>
      </text:list>
      <text:p text:style-name="P96"/>
      <text:p text:style-name="P97">64. nested prefab joy</text:p>
      <text:list xml:id="list9136227139409248601" text:style-name="L54">
        <text:list-item>
          <text:p text:style-name="P341">success particles are spawning from the wrong place.</text:p>
        </text:list-item>
        <text:list-item>
          <text:p text:style-name="P341">Prefabs cannot be childed to another <text:span text:style-name="T53">prefab</text:span> in Unity. It becomes a copy of the prefab. This actually uses lots of data. <text:span text:style-name="T53">Instead of linking to data, it duplicates the data.</text:span></text:p>
          <text:list>
            <text:list-item>
              <text:p text:style-name="P342">If we child prefabs, we need to instantiate prefabs at runtime, in code</text:p>
            </text:list-item>
            <text:list-item>
              <text:p text:style-name="P342">this will allow us to better use the prefab tools, making changes to the prefab and having them pushed to instantiated items</text:p>
            </text:list-item>
          </text:list>
        </text:list-item>
        <text:list-item>
          <text:p text:style-name="P342">delete the particle prefabs and their folder. We will fix it later</text:p>
          <text:list>
            <text:list-item>
              <text:p text:style-name="P342">note they are still applied to the rocket.</text:p>
            </text:list-item>
          </text:list>
        </text:list-item>
      </text:list>
      <text:p text:style-name="P98"/>
      <text:p text:style-name="P99">65. make game moments</text:p>
      <text:list xml:id="list6230079009590657931" text:style-name="L55">
        <text:list-item>
          <text:p text:style-name="P343">use tuning, visuals, level layouts, Audio to tweak make moments.</text:p>
        </text:list-item>
        <text:list-item>
          <text:p text:style-name="P343">Players need variety to stay interested, two ways to do this:</text:p>
          <text:list>
            <text:list-item>
              <text:p text:style-name="P343">randomized levels of similar challenges</text:p>
            </text:list-item>
            <text:list-item>
              <text:p text:style-name="P343">sequential levels of increasing challenge levels</text:p>
            </text:list-item>
          </text:list>
        </text:list-item>
        <text:list-item>
          <text:p text:style-name="P344">get creative with level design.</text:p>
        </text:list-item>
        <text:list-item>
          <text:p text:style-name="P345">Ongoing sound effects</text:p>
          <text:list>
            <text:list-item>
              <text:p text:style-name="P345">adda new audio file, drag into hierarchy, play on awake and loop if needed.</text:p>
            </text:list-item>
          </text:list>
        </text:list-item>
      </text:list>
      <text:p text:style-name="P100"/>
      <text:p text:style-name="P101">66. debug keys and builds</text:p>
      <text:list xml:id="list3163730750308533863" text:style-name="L56">
        <text:list-item>
          <text:p text:style-name="P346">we will bind keys to stop collisions. This will make it easy to test the game play on each level </text:p>
        </text:list-item>
        <text:list-item>
          <text:p text:style-name="P347">make sure build settings are correct.</text:p>
        </text:list-item>
        <text:list-item>
          <text:p text:style-name="P347">To quickly test the levels:</text:p>
          <text:list>
            <text:list-item>
              <text:p text:style-name="P347">L key at any time will load the next level.</text:p>
              <text:list>
                <text:list-item>
                  <text:p text:style-name="P348">Do this in </text:p>
                </text:list-item>
              </text:list>
            </text:list-item>
            <text:list-item>
              <text:p text:style-name="P347">Pressing C toggles collision on and off.</text:p>
              <text:list>
                <text:list-item>
                  <text:p text:style-name="P348">Do this in deathSequence</text:p>
                </text:list-item>
              </text:list>
            </text:list-item>
          </text:list>
        </text:list-item>
        <text:list-item>
          <text:p text:style-name="P349">Bens way:</text:p>
          <text:list>
            <text:list-item>
              <text:p text:style-name="P349">void RespondToDebugKeys();</text:p>
              <text:list>
                <text:list-item>
                  <text:p text:style-name="P349">if L key down</text:p>
                  <text:list>
                    <text:list-item>
                      <text:p text:style-name="P349">load next level <text:tab/></text:p>
                    </text:list-item>
                  </text:list>
                </text:list-item>
                <text:list-item>
                  <text:p text:style-name="P349">if C key down</text:p>
                  <text:list>
                    <text:list-item>
                      <text:p text:style-name="P349">toggles collision in using return statement at top of OnCollisionEnter</text:p>
                      <text:list>
                        <text:list-item>
                          <text:p text:style-name="P349">noCollision = !noCollsion;</text:p>
                          <text:list>
                            <text:list-item>
                              <text:p text:style-name="P349">this is an example of a boolean switch. When C is pressed, it will change noCollision to the opposite of what it is currently set at.</text:p>
                            </text:list-item>
                          </text:list>
                        </text:list-item>
                      </text:list>
                    </text:list-item>
                  </text:list>
                </text:list-item>
              </text:list>
            </text:list-item>
            <text:list-item>
              <text:p text:style-name="P350">Turn keys off:</text:p>
              <text:list>
                <text:list-item>
                  <text:p text:style-name="P350">in Build settings</text:p>
                  <text:list>
                    <text:list-item>
                      <text:p text:style-name="P350">if development mode is on, debug works, if off debugs keys do not work: in UPdate</text:p>
                      <text:list>
                        <text:list-item>
                          <text:p text:style-name="P350">if (Debug.isDebugBuild)</text:p>
                          <text:list>
                            <text:list-item>
                              <text:p text:style-name="P350">respond to debug keys</text:p>
                            </text:list-item>
                          </text:list>
                        </text:list-item>
                      </text:list>
                    </text:list-item>
                  </text:list>
                </text:list-item>
              </text:list>
            </text:list-item>
          </text:list>
        </text:list-item>
      </text:list>
      <text:p text:style-name="P102"/>
      <text:p text:style-name="P103">67. instructor hangout 3.3</text:p>
      <text:p text:style-name="P104"><text:soft-page-break/>68. looping through levels</text:p>
      <text:list xml:id="list5931261709376468411" text:style-name="L57">
        <text:list-item>
          <text:p text:style-name="P351">what level are we currently on?</text:p>
          <text:list>
            <text:list-item>
              <text:p text:style-name="P351">Put all scenes in build index.</text:p>
            </text:list-item>
            <text:list-item>
              <text:p text:style-name="P351">SceneManager.GetActiveScene().buildIndex;</text:p>
              <text:list>
                <text:list-item>
                  <text:p text:style-name="P351">returns the build index</text:p>
                </text:list-item>
                <text:list-item>
                  <text:p text:style-name="P351">modify LoadNextLevel() to include variables currentSceneIndex and nextSceneIndex.</text:p>
                </text:list-item>
                <text:list-item>
                  <text:p text:style-name="P351">Last level should loop back to level 1.</text:p>
                </text:list-item>
              </text:list>
            </text:list-item>
            <text:list-item>
              <text:p text:style-name="P351">SceneManager.sceneCountInBuildSettings</text:p>
              <text:list>
                <text:list-item>
                  <text:p text:style-name="P351">returns number of scenes in the build settings.</text:p>
                </text:list-item>
              </text:list>
            </text:list-item>
          </text:list>
        </text:list-item>
        <text:list-item>
          <text:p text:style-name="P352">Play with main cameras field of view</text:p>
        </text:list-item>
      </text:list>
      <text:p text:style-name="P105"/>
      <text:p text:style-name="P106">69. sharing with a teaser video.</text:p>
      <text:list xml:id="list2907350467123477644" text:style-name="L58">
        <text:list-item>
          <text:p text:style-name="P353">Build as web build, no dev mode</text:p>
        </text:list-item>
        <text:list-item>
          <text:p text:style-name="P353">marketing your game</text:p>
          <text:list>
            <text:list-item>
              <text:p text:style-name="P353">make it easy for people</text:p>
            </text:list-item>
            <text:list-item>
              <text:p text:style-name="P353">ask questions to get the thinking</text:p>
            </text:list-item>
            <text:list-item>
              <text:p text:style-name="P353">Whats in it for others?</text:p>
            </text:list-item>
            <text:list-item>
              <text:p text:style-name="P353">Be prepared for honest feedback</text:p>
            </text:list-item>
          </text:list>
        </text:list-item>
        <text:list-item>
          <text:p text:style-name="P353">build and share with 20 second video.</text:p>
        </text:list-item>
        <text:list-item>
          <text:p text:style-name="P353">Share the link to play as well as the video.</text:p>
          <text:list>
            <text:list-item>
              <text:p text:style-name="P354">Zip the game folder, share via sharemygame.com</text:p>
            </text:list-item>
            <text:list-item>
              <text:p text:style-name="P355">give tips like which keys do what</text:p>
            </text:list-item>
          </text:list>
        </text:list-item>
      </text:list>
      <text:p text:style-name="P107"/>
      <text:p text:style-name="P108">70. spit and polish</text:p>
      <text:list xml:id="list169751867447248631" text:style-name="L59">
        <text:list-item>
          <text:p text:style-name="P356">change camera, lights, angles, etc to make the look better.</text:p>
        </text:list-item>
        <text:list-item>
          <text:p text:style-name="P356">Remove enum and replace with bool isTransitioning = false;</text:p>
        </text:list-item>
        <text:list-item>
          <text:p text:style-name="P356">methods should only do one thing. Its okay <text:s/>to make MANY methods</text:p>
        </text:list-item>
      </text:list>
      <text:p text:style-name="P109"/>
      <text:p text:style-name="P110">71. section 3 wrap up</text:p>
      <text:p text:style-name="P110"/>
      <text:p text:style-name="P111"/>
      <text:p text:style-name="P111">ARGON ASSAULT </text:p>
      <text:p text:style-name="P111"/>
      <text:p text:style-name="P111">73. game design</text:p>
      <text:list xml:id="list7727396880313814157" text:style-name="L60">
        <text:list-item>
          <text:p text:style-name="P357">game is on rails. Meaning it does not stop, always moving forward. Like an endless runner.</text:p>
        </text:list-item>
        <text:list-item>
          <text:p text:style-name="P358">Camera is on a rail and moves on a path.</text:p>
        </text:list-item>
        <text:list-item>
          <text:p text:style-name="P358">We will have enemies, they may or may not shoot.</text:p>
        </text:list-item>
        <text:list-item>
          <text:p text:style-name="P358">Player movement is horizontal and vertical</text:p>
        </text:list-item>
        <text:list-item>
          <text:p text:style-name="P358">player experience</text:p>
          <text:list>
            <text:list-item>
              <text:p text:style-name="P358">chaos!!</text:p>
            </text:list-item>
          </text:list>
        </text:list-item>
        <text:list-item>
          <text:p text:style-name="P358">core mechanic</text:p>
          <text:list>
            <text:list-item>
              <text:p text:style-name="P358">dodge and shoot</text:p>
            </text:list-item>
          </text:list>
        </text:list-item>
        <text:list-item>
          <text:p text:style-name="P358">core game loop</text:p>
          <text:list>
            <text:list-item>
              <text:p text:style-name="P358">get as far as possible without dying, get the highest score possible.</text:p>
            </text:list-item>
            <text:list-item>
              <text:p text:style-name="P358">Start from beginning after death</text:p>
            </text:list-item>
          </text:list>
        </text:list-item>
        <text:list-item>
          <text:p text:style-name="P358">game theme</text:p>
          <text:list>
            <text:list-item>
              <text:p text:style-name="P358">save your planet from invading forces!</text:p>
            </text:list-item>
          </text:list>
        </text:list-item>
        <text:list-item>
          <text:p text:style-name="P358">Game flow and screens</text:p>
          <text:list>
            <text:list-item>
              <text:p text:style-name="P358">menu screen &gt; play screen </text:p>
            </text:list-item>
            <text:list-item>
              <text:p text:style-name="P358">play screen &gt; death screen || pause screen</text:p>
            </text:list-item>
            <text:list-item>
              <text:p text:style-name="P358">death screen &gt; play screen || menu screen</text:p>
            </text:list-item>
            <text:list-item>
              <text:p text:style-name="P358">pause screen &gt; play screen || menu screen</text:p>
            </text:list-item>
          </text:list>
        </text:list-item>
        <text:list-item>
          <text:p text:style-name="P359">features and requirements – in order</text:p>
          <text:list>
            <text:list-item>
              <text:p text:style-name="P359">movement, shooting, enemy path, score, camera rail, menu system</text:p>
            </text:list-item>
          </text:list>
        </text:list-item>
        <text:list-item>
          <text:p text:style-name="P359"><text:soft-page-break/>may do stretch goals</text:p>
          <text:list>
            <text:list-item>
              <text:p text:style-name="P359">player shield, pickups, momentary invincibility</text:p>
            </text:list-item>
          </text:list>
        </text:list-item>
        <text:list-item>
          <text:p text:style-name="P359">tech specs</text:p>
          <text:list>
            <text:list-item>
              <text:p text:style-name="P359">1920 x 1080 16:9 aspect ratio</text:p>
            </text:list-item>
            <text:list-item>
              <text:p text:style-name="P359">build to pc, mac, webgl, linux</text:p>
            </text:list-item>
          </text:list>
        </text:list-item>
        <text:list-item>
          <text:p text:style-name="P360">make a prototype</text:p>
          <text:list>
            <text:list-item>
              <text:p text:style-name="P361">we want to know if it will look cool or not </text:p>
            </text:list-item>
          </text:list>
        </text:list-item>
        <text:list-item>
          <text:p text:style-name="P361">game name and theme?</text:p>
          <text:list>
            <text:list-item>
              <text:p text:style-name="P362">Rebel of Rylos</text:p>
            </text:list-item>
          </text:list>
        </text:list-item>
      </text:list>
      <text:p text:style-name="P112"/>
      <text:p text:style-name="P113">74 update unity and create project </text:p>
      <text:list xml:id="list6686323336226085881" text:style-name="L61">
        <text:list-item>
          <text:p text:style-name="P363">update unity to 2017.2</text:p>
        </text:list-item>
        <text:list-item>
          <text:p text:style-name="P363">create new 3d project a</text:p>
          <text:list>
            <text:list-item>
              <text:p text:style-name="P364">3d project with a 4_ prefix</text:p>
            </text:list-item>
          </text:list>
        </text:list-item>
        <text:list-item>
          <text:p text:style-name="P363">set up source control repo.</text:p>
          <text:list>
            <text:list-item>
              <text:p text:style-name="P365">Gitignore</text:p>
            </text:list-item>
          </text:list>
        </text:list-item>
      </text:list>
      <text:p text:style-name="P114"/>
      <text:p text:style-name="P114">75. create terrain</text:p>
      <text:list xml:id="list7572619987512642618" text:style-name="L62">
        <text:list-item>
          <text:p text:style-name="P366">create terrain, raise terrain.</text:p>
        </text:list-item>
        <text:list-item>
          <text:p text:style-name="P367">Early dev priorities</text:p>
          <text:list>
            <text:list-item>
              <text:p text:style-name="P367">make a simple world</text:p>
            </text:list-item>
            <text:list-item>
              <text:p text:style-name="P367">solve the risk of camera movement</text:p>
            </text:list-item>
            <text:list-item>
              <text:p text:style-name="P367">get the player moving</text:p>
            </text:list-item>
          </text:list>
        </text:list-item>
        <text:list-item>
          <text:p text:style-name="P367">simple world</text:p>
          <text:list>
            <text:list-item>
              <text:p text:style-name="P367">new 3d object, terrain – fast and loose</text:p>
            </text:list-item>
            <text:list-item>
              <text:p text:style-name="P367">select terrain, click the gear settings</text:p>
              <text:list>
                <text:list-item>
                  <text:p text:style-name="P367">change resolution to 100w x 1000h</text:p>
                </text:list-item>
                <text:list-item>
                  <text:p text:style-name="P367">change the transform to x -250 z -250. this is so that when new objects are created, they will appear towards the middle of the terrain, at zero transforms</text:p>
                </text:list-item>
              </text:list>
            </text:list-item>
            <text:list-item>
              <text:p text:style-name="P368">exploring terrain</text:p>
              <text:list>
                <text:list-item>
                  <text:p text:style-name="P368">terrain has various tabs in the inspector.</text:p>
                  <text:list>
                    <text:list-item>
                      <text:p text:style-name="P368">Brushes – the terrain is a height map, left mouse button raises the terrain, shift and left button lowers it back down.</text:p>
                    </text:list-item>
                    <text:list-item>
                      <text:p text:style-name="P368">Opacity will change how quickly the terrain raises</text:p>
                    </text:list-item>
                    <text:list-item>
                      <text:p text:style-name="P369">lower intensity of default light to make it easier to see.</text:p>
                    </text:list-item>
                    <text:list-item>
                      <text:p text:style-name="P370">We can raise up the max height specified in the gear setting </text:p>
                    </text:list-item>
                    <text:list-item>
                      <text:p text:style-name="P370">use paint height to make plateaus. </text:p>
                      <text:list>
                        <text:list-item>
                          <text:p text:style-name="P370">Use flatten to bring everything to a height, then make valleys</text:p>
                        </text:list-item>
                        <text:list-item>
                          <text:p text:style-name="P371">bring terrain back down by using the transforms</text:p>
                        </text:list-item>
                      </text:list>
                    </text:list-item>
                    <text:list-item>
                      <text:p text:style-name="P371">hide the edges of the terrain with mountains</text:p>
                    </text:list-item>
                    <text:list-item>
                      <text:p text:style-name="P372">point of interest in the middle.</text:p>
                    </text:list-item>
                  </text:list>
                </text:list-item>
              </text:list>
            </text:list-item>
          </text:list>
        </text:list-item>
        <text:list-item>
          <text:p text:style-name="P373">Create a starting world</text:p>
          <text:list>
            <text:list-item>
              <text:p text:style-name="P373">create 1000 x 1000 terrain</text:p>
            </text:list-item>
            <text:list-item>
              <text:p text:style-name="P373">lower terrain on y axis, paint back up to zero</text:p>
            </text:list-item>
            <text:list-item>
              <text:p text:style-name="P373">Play around with raising and lowering</text:p>
            </text:list-item>
            <text:list-item>
              <text:p text:style-name="P373">add some placeholder mountains</text:p>
            </text:list-item>
          </text:list>
        </text:list-item>
      </text:list>
      <text:p text:style-name="P115"/>
      <text:p text:style-name="P116">76. texture the terrain</text:p>
      <text:list xml:id="list1621635519676200383" text:style-name="L63">
        <text:list-item>
          <text:p text:style-name="P374">using normal maps and shininess</text:p>
        </text:list-item>
        <text:list-item>
          <text:p text:style-name="P374">go to assetstore.unity.com</text:p>
          <text:list>
            <text:list-item>
              <text:p text:style-name="P374">search for rock texture, zero price</text:p>
            </text:list-item>
            <text:list-item>
              <text:p text:style-name="P374">24 pbr materials for unity 5</text:p>
              <text:list>
                <text:list-item>
                  <text:p text:style-name="P374">open in editor</text:p>
                </text:list-item>
              </text:list>
            </text:list-item>
            <text:list-item>
              <text:p text:style-name="P374">saves in list of assets</text:p>
              <text:list>
                <text:list-item>
                  <text:p text:style-name="P374"><text:soft-page-break/>find the asset store tab, click on the hard drive icon. All assets are bought are here.</text:p>
                  <text:list>
                    <text:list-item>
                      <text:p text:style-name="P375">Import from this screen as well</text:p>
                    </text:list-item>
                    <text:list-item>
                      <text:p text:style-name="P375">don't need the demo sceen, no scripts, get the rest of it.</text:p>
                    </text:list-item>
                  </text:list>
                </text:list-item>
              </text:list>
            </text:list-item>
            <text:list-item>
              <text:p text:style-name="P375">Asset pack now under assets folder</text:p>
            </text:list-item>
          </text:list>
        </text:list-item>
        <text:list-item>
          <text:p text:style-name="P375">terrain &gt; paint texture&gt;edit textures&gt;add textures<text:tab/></text:p>
          <text:list>
            <text:list-item>
              <text:p text:style-name="P375">select and find or drag onto window</text:p>
            </text:list-item>
            <text:list-item>
              <text:p text:style-name="P375">drag rock 3 into albedo</text:p>
            </text:list-item>
            <text:list-item>
              <text:p text:style-name="P375">rock3norm into normal</text:p>
              <text:list>
                <text:list-item>
                  <text:p text:style-name="P375">for normal, make sure normal asset is a normal asset in inspector.</text:p>
                </text:list-item>
              </text:list>
            </text:list-item>
          </text:list>
        </text:list-item>
        <text:list-item>
          <text:p text:style-name="P375">Bump map, height map, normal map</text:p>
          <text:list>
            <text:list-item>
              <text:p text:style-name="P375">bump – how light catches a shape</text:p>
            </text:list-item>
            <text:list-item>
              <text:p text:style-name="P375">height – uses white to black scale to show height</text:p>
            </text:list-item>
            <text:list-item>
              <text:p text:style-name="P376">normal – uses RGB to indicate which way pixels are pointing.</text:p>
              <text:list>
                <text:list-item>
                  <text:p text:style-name="P377">The normal adds nooks and crannies</text:p>
                </text:list-item>
                <text:list-item>
                  <text:p text:style-name="P377">increase the scale of the texture to 100 x 100 to increase the size of the nooks and crannies</text:p>
                </text:list-item>
              </text:list>
            </text:list-item>
          </text:list>
        </text:list-item>
        <text:list-item>
          <text:p text:style-name="P378">add alienSkin Textures in the same way</text:p>
          <text:list>
            <text:list-item>
              <text:p text:style-name="P378">scale 100 x 100</text:p>
            </text:list-item>
            <text:list-item>
              <text:p text:style-name="P378">paint this texture where you want it.</text:p>
            </text:list-item>
          </text:list>
        </text:list-item>
        <text:list-item>
          <text:p text:style-name="P378">Double click the texture, play with the metallic and smoothness settings.</text:p>
        </text:list-item>
      </text:list>
      <text:p text:style-name="P117"/>
      <text:p text:style-name="P118">77. add a skybox</text:p>
      <text:list xml:id="list7249975939806656654" text:style-name="L64">
        <text:list-item>
          <text:p text:style-name="P379">skybox will transform scene into a new world</text:p>
        </text:list-item>
        <text:list-item>
          <text:p text:style-name="P380">create a material called skybox</text:p>
          <text:list>
            <text:list-item>
              <text:p text:style-name="P380">change the shader to skybox&gt;procedural</text:p>
              <text:list>
                <text:list-item>
                  <text:p text:style-name="P380">procedural is like default, a skyline</text:p>
                </text:list-item>
              </text:list>
            </text:list-item>
            <text:list-item>
              <text:p text:style-name="P380">change tint color, drag it onto the sky.</text:p>
            </text:list-item>
            <text:list-item>
              <text:p text:style-name="P380">Sky will change all other colors a little.</text:p>
            </text:list-item>
          </text:list>
        </text:list-item>
        <text:list-item>
          <text:p text:style-name="P380">Get skybox volume 2 (Nebula) assets from unity</text:p>
          <text:list>
            <text:list-item>
              <text:p text:style-name="P381">import them, they will appear in the assets now</text:p>
            </text:list-item>
          </text:list>
        </text:list-item>
        <text:list-item>
          <text:p text:style-name="P381">change our skybox to a six sided</text:p>
          <text:list>
            <text:list-item>
              <text:p text:style-name="P381">skybox&gt;procedural&gt; 6 sided</text:p>
              <text:list>
                <text:list-item>
                  <text:p text:style-name="P382">note the empty sides that appear in the inspector. <text:span text:style-name="T55">This coincides with the skybox volume 2 assets, which have front, back, sides etc.</text:span></text:p>
                  <text:list>
                    <text:list-item>
                      <text:p text:style-name="P383">in the assets, note that along with front and back, there is a DSGWP asset <text:span text:style-name="T56">material</text:span>. <text:span text:style-name="T57">This is a six sided skybox.</text:span> Drag that onto the <text:span text:style-name="T57">scene</text:span>, and it will auto fill everything. Else we can drag the singles onto the sky box.</text:p>
                    </text:list-item>
                    <text:list-item>
                      <text:p text:style-name="P384">Now delete the other skybox we created, move our DSWG skybox up to the assets folder to find it easily. <text:span text:style-name="T58">Rename it Skybox Planet…</text:span></text:p>
                    </text:list-item>
                  </text:list>
                </text:list-item>
              </text:list>
            </text:list-item>
          </text:list>
        </text:list-item>
        <text:list-item>
          <text:p text:style-name="P385">play with the lighting to make it look great.</text:p>
        </text:list-item>
      </text:list>
      <text:p text:style-name="P119"/>
      <text:p text:style-name="P119">78. add player ship</text:p>
      <text:list xml:id="list7976704328200911375" text:style-name="L65">
        <text:list-item>
          <text:p text:style-name="P386">create a play space ship</text:p>
        </text:list-item>
        <text:list-item>
          <text:p text:style-name="P386">optimization – increase performance IF NEEDED</text:p>
          <text:list>
            <text:list-item>
              <text:p text:style-name="P386">on the Terrain, change pixel error to 100, this will increase performance.</text:p>
            </text:list-item>
            <text:list-item>
              <text:p text:style-name="P386">Reduce Base Map Dist to increase performance as well</text:p>
            </text:list-item>
            <text:list-item>
              <text:p text:style-name="P386">Also turn= off shadows</text:p>
            </text:list-item>
          </text:list>
        </text:list-item>
        <text:list-item>
          <text:p text:style-name="P387">download modular spaceship 1 star sparrow.</text:p>
          <text:list>
            <text:list-item>
              <text:p text:style-name="P387">These are materials we can use to create ships</text:p>
            </text:list-item>
          </text:list>
        </text:list-item>
        <text:list-item>
          <text:p text:style-name="P387">star sparrow assets</text:p>
          <text:list>
            <text:list-item>
              <text:p text:style-name="P387">prefab folder has elements that we can drag onto the scene and build our own ship, or use a prebuit.</text:p>
            </text:list-item>
          </text:list>
        </text:list-item>
        <text:list-item>
          <text:p text:style-name="P388">Create your ship</text:p>
          <text:list>
            <text:list-item>
              <text:p text:style-name="P388">ensure pivot point in central and ship is prefabbed.</text:p>
            </text:list-item>
          </text:list>
        </text:list-item>
      </text:list>
      <text:p text:style-name="P120"><text:soft-page-break/>79. Setup Splash Screen</text:p>
      <text:list xml:id="list1582806688790678017" text:style-name="L66">
        <text:list-item>
          <text:p text:style-name="P389">add background music as well.</text:p>
        </text:list-item>
        <text:list-item>
          <text:p text:style-name="P389">New Scene&gt; add skybox to it, remove the light, adjust camera to see the whole planet, this will be the splash screen.</text:p>
          <text:list>
            <text:list-item>
              <text:p text:style-name="P389">Keep splash screens short</text:p>
            </text:list-item>
          </text:list>
        </text:list-item>
        <text:list-item>
          <text:p text:style-name="P389">name scene Splsh</text:p>
        </text:list-item>
        <text:list-item>
          <text:p text:style-name="P389">add a game object called Music Player</text:p>
          <text:list>
            <text:list-item>
              <text:p text:style-name="P389">add audio source, find music or use provided</text:p>
              <text:list>
                <text:list-item>
                  <text:p text:style-name="P389">connect audio to music player</text:p>
                </text:list-item>
              </text:list>
            </text:list-item>
            <text:list-item>
              <text:p text:style-name="P389">lower volume to 25%</text:p>
            </text:list-item>
          </text:list>
        </text:list-item>
        <text:list-item>
          <text:p text:style-name="P390">challenge: create this scene, <text:span text:style-name="T59">play</text:span> the music, auto load next level after a moment of splash screen</text:p>
          <text:list>
            <text:list-item>
              <text:p text:style-name="P391">created script, using UnityEngine.SceneManage<text:span text:style-name="T60">ment</text:span>; created LoadnextLevel method, called it in Start using Invoke with 5 seconds.</text:p>
            </text:list-item>
            <text:list-item>
              <text:p text:style-name="P392">Ben called script Music Player</text:p>
            </text:list-item>
          </text:list>
        </text:list-item>
      </text:list>
      <text:p text:style-name="P121"/>
      <text:p text:style-name="P122">80. Playing Music Between Scenes</text:p>
      <text:list xml:id="list879662950152580106" text:style-name="L67">
        <text:list-item>
          <text:p text:style-name="P393">the music player is destroyed when the new scene is loaded.</text:p>
        </text:list-item>
        <text:list-item>
          <text:p text:style-name="P393">We need to inject the music player from scene 0, onto scene 1</text:p>
        </text:list-item>
        <text:list-item>
          <text:p text:style-name="P394">challenge - <text:s/>music should play continuously as level 1 loads.</text:p>
          <text:list>
            <text:list-item>
              <text:p text:style-name="P394">Use DontDestroyOnLoad(this), or DontDestroyOnLoad(gameObject) within the Awake() of the script</text:p>
            </text:list-item>
          </text:list>
        </text:list-item>
      </text:list>
      <text:p text:style-name="P123"/>
      <text:p text:style-name="P124">81. unity's waypoint utility scripts</text:p>
      <text:list xml:id="list8564293336036818346" text:style-name="L68">
        <text:list-item>
          <text:p text:style-name="P395">do a camera fly through of the level.</text:p>
        </text:list-item>
        <text:list-item>
          <text:p text:style-name="P396">assets&gt;ImportPackage&gt;Utility</text:p>
          <text:list>
            <text:list-item>
              <text:p text:style-name="P396">import it all</text:p>
            </text:list-item>
            <text:list-item>
              <text:p text:style-name="P396">Note, download Standard Assets by Unity from asset store to get these.</text:p>
            </text:list-item>
          </text:list>
        </text:list-item>
        <text:list-item>
          <text:p text:style-name="P397">Standard assets folder &gt; utility </text:p>
          <text:list>
            <text:list-item>
              <text:p text:style-name="P397">waypointCircuit and waypointProgess scripts will be used.</text:p>
            </text:list-item>
            <text:list-item>
              <text:p text:style-name="P398">Click y on sceen gizmo, <text:s/>double click terrain, gets perfect overhead viewable</text:p>
            </text:list-item>
          </text:list>
        </text:list-item>
        <text:list-item>
          <text:p text:style-name="P398">new gameObject called Circuit</text:p>
          <text:list>
            <text:list-item>
              <text:p text:style-name="P398">reset transfomr</text:p>
            </text:list-item>
            <text:list-item>
              <text:p text:style-name="P398">add empty child object</text:p>
            </text:list-item>
            <text:list-item>
              <text:p text:style-name="P398">make a handful of childed objects. 5 – 10 of them, <text:span text:style-name="T61">the less the better, too many will make the camera 'jerky'</text:span></text:p>
              <text:list>
                <text:list-item>
                  <text:p text:style-name="P399">spread them around</text:p>
                </text:list-item>
                <text:list-item>
                  <text:p text:style-name="P400">make sure they are vertically above the map</text:p>
                </text:list-item>
              </text:list>
            </text:list-item>
            <text:list-item>
              <text:p text:style-name="P401">on the Circuit add component Waypoint Ciruit script</text:p>
              <text:list>
                <text:list-item>
                  <text:p text:style-name="P401">click assign using all child objects, circuit is now visualized.</text:p>
                </text:list-item>
                <text:list-item>
                  <text:p text:style-name="P401">A path!!</text:p>
                </text:list-item>
                <text:list-item>
                  <text:p text:style-name="P402">autorename numerically from this point to rename them </text:p>
                </text:list-item>
              </text:list>
            </text:list-item>
          </text:list>
        </text:list-item>
        <text:list-item>
          <text:p text:style-name="P403">add component to camera</text:p>
          <text:list>
            <text:list-item>
              <text:p text:style-name="P403">Waypoint progress tracker</text:p>
            </text:list-item>
            <text:list-item>
              <text:p text:style-name="P404">connect the circuit to the progress tracker script</text:p>
            </text:list-item>
            <text:list-item>
              <text:p text:style-name="P404">connect the main camera to the Target of the script</text:p>
            </text:list-item>
            <text:list-item>
              <text:p text:style-name="P405">there may be an error in the circuit script</text:p>
              <text:list>
                <text:list-item>
                  <text:p text:style-name="P405">line 255</text:p>
                  <text:list>
                    <text:list-item>
                      <text:p text:style-name="P405">in the for loop, initial I to 0, and post increment the I with i++ instead of ++i, which pre-increments the variable</text:p>
                    </text:list-item>
                  </text:list>
                </text:list-item>
              </text:list>
            </text:list-item>
          </text:list>
        </text:list-item>
        <text:list-item>
          <text:p text:style-name="P406">challenge</text:p>
          <text:list>
            <text:list-item>
              <text:p text:style-name="P406">share fly through</text:p>
            </text:list-item>
            <text:list-item>
              <text:p text:style-name="P406">camera should fly loops</text:p>
            </text:list-item>
          </text:list>
        </text:list-item>
      </text:list>
      <text:p text:style-name="P125"/>
      <text:p text:style-name="P125"/>
      <text:p text:style-name="P126"><text:soft-page-break/>82. using cross platform input <text:span text:style-name="T62">manager</text:span></text:p>
      <text:list xml:id="list7143138744835932460" text:style-name="L69">
        <text:list-item>
          <text:p text:style-name="P407">our code goes into the input manager, like a middle layer</text:p>
        </text:list-item>
        <text:list-item>
          <text:p text:style-name="P407">where will our ship be in the world</text:p>
          <text:list>
            <text:list-item>
              <text:p text:style-name="P407">child the ship to the camera, reset <text:span text:style-name="T63">the ships transform</text:span></text:p>
            </text:list-item>
            <text:list-item>
              <text:p text:style-name="P408">Move the camera to a good spot, fly into the scene view, where you want the ship to be, click on camera, then gameObject&gt;align with view</text:p>
              <text:list>
                <text:list-item>
                  <text:p text:style-name="P408">this will pull to camera to where we are in the scene!</text:p>
                </text:list-item>
              </text:list>
            </text:list-item>
          </text:list>
        </text:list-item>
        <text:list-item>
          <text:p text:style-name="P409">The ship will now fly with the camera, move the ship fore and aft as needed.</text:p>
        </text:list-item>
        <text:list-item>
          <text:p text:style-name="P410">Ship movement</text:p>
          <text:list>
            <text:list-item>
              <text:p text:style-name="P410">new script on the ship, Player.cs,</text:p>
              <text:list>
                <text:list-item>
                  <text:p text:style-name="P410">need to be using UnityStandardAssets.CrossPlatformInput;</text:p>
                  <text:list>
                    <text:list-item>
                      <text:p text:style-name="P410">note that this came when we imported the Standard Assets package </text:p>
                    </text:list-item>
                    <text:list-item>
                      <text:p text:style-name="P410">it will be grey because we are not yet using it, lets use it!</text:p>
                    </text:list-item>
                    <text:list-item>
                      <text:p text:style-name="P410">Using the cross platform input manager means we will no longer bind controls to keys, we will bind them to axis'. The control manager will decide what keys, or controllers will bind to that axis.</text:p>
                    </text:list-item>
                  </text:list>
                </text:list-item>
                <text:list-item>
                  <text:p text:style-name="P410">In update</text:p>
                  <text:list>
                    <text:list-item>
                      <text:p text:style-name="P410">new float horizontalThrow = CrossPlatformInputManager.GetAxis(“Horizontal”);</text:p>
                      <text:list>
                        <text:list-item>
                          <text:p text:style-name="P410">A and D keys are the my horizontal axis keys</text:p>
                        </text:list-item>
                        <text:list-item>
                          <text:p text:style-name="P410">works with controlers as well</text:p>
                        </text:list-item>
                        <text:list-item>
                          <text:p text:style-name="P410">edit&gt;project Settings&gt; input <text:s/>- <text:s/>key to <text:s/>the 'middle layer'</text:p>
                          <text:list>
                            <text:list-item>
                              <text:p text:style-name="P411">this window connects to CrossPlatformInputManager code.</text:p>
                            </text:list-item>
                            <text:list-item>
                              <text:p text:style-name="P412">This manager allows us to set the keys we need, as well as additional <text:span text:style-name="T64">alternative</text:span> controls</text:p>
                            </text:list-item>
                          </text:list>
                        </text:list-item>
                      </text:list>
                    </text:list-item>
                    <text:list-item>
                      <text:p text:style-name="P413">print the horizontal throw.</text:p>
                      <text:list>
                        <text:list-item>
                          <text:p text:style-name="P413">Note it prints 0 at first, remember to click into the game window to test a d keys</text:p>
                        </text:list-item>
                        <text:list-item>
                          <text:p text:style-name="P414">the values slowly build to 1 to mimick a joystick throw. <text:span text:style-name="T65">Releasing the keys will bring the value back down to zero.</text:span></text:p>
                        </text:list-item>
                      </text:list>
                    </text:list-item>
                    <text:list-item>
                      <text:p text:style-name="P415">Use horizontalThrow to control the ship.</text:p>
                    </text:list-item>
                  </text:list>
                </text:list-item>
              </text:list>
            </text:list-item>
          </text:list>
        </text:list-item>
      </text:list>
      <text:p text:style-name="P127"/>
      <text:p text:style-name="P128">83. Input sensitivity and gravity</text:p>
      <text:list xml:id="list4592130935260815278" text:style-name="L70">
        <text:list-item>
          <text:p text:style-name="P416">add movement to ship transform per frame</text:p>
        </text:list-item>
        <text:list-item>
          <text:p text:style-name="P416">input manager sensitivity settings changes how quickly the throw will be increased/decreased</text:p>
        </text:list-item>
        <text:list-item>
          <text:p text:style-name="P417">we can multiply throw times a speed, correct for frame rate with time detlatime. </text:p>
        </text:list-item>
        <text:list-item>
          <text:p text:style-name="P417">Come up with an xOffset. <text:span text:style-name="T66">This is a value representing how far our ship should move.</text:span></text:p>
          <text:list>
            <text:list-item>
              <text:p text:style-name="P418">Moving the transform gives me a value of 4.??</text:p>
            </text:list-item>
            <text:list-item>
              <text:p text:style-name="P419">rename horizontalThrow to xThrow.</text:p>
            </text:list-item>
            <text:list-item>
              <text:p text:style-name="P419">Serialize a member variable float xSpeed = 4f; </text:p>
              <text:list>
                <text:list-item>
                  <text:p text:style-name="P419">prefix this with [Tooltip(“In Meters per Second)]</text:p>
                </text:list-item>
              </text:list>
            </text:list-item>
            <text:list-item>
              <text:p text:style-name="P419">xOffsetThisFrame = xThrow * xSpeed * Time.deltaTime;</text:p>
            </text:list-item>
            <text:list-item>
              <text:p text:style-name="P420">check this against the frames per second counter in the stats window of the scene view.</text:p>
            </text:list-item>
          </text:list>
        </text:list-item>
      </text:list>
      <text:p text:style-name="P129"/>
      <text:p text:style-name="P130">84. Mathf.Clamp() to restrict movements</text:p>
      <text:list xml:id="list8599979171441095804" text:style-name="L71">
        <text:list-item>
          <text:p text:style-name="P421">make the ship move.</text:p>
          <text:list>
            <text:list-item>
              <text:p text:style-name="P421">Rename xOffsetThisFrame to xOffset.</text:p>
            </text:list-item>
            <text:list-item>
              <text:p text:style-name="P421">Transform.localPosition = new Vector3(xOffset, transform.localPosition.y, transform.localPosition.z);</text:p>
              <text:list>
                <text:list-item>
                  <text:p text:style-name="P421">this accesses the transform of the game object that the script is attached to, and changes its transform coordinates. We change the x to our variable, and set y and z to whatever the editor inspector <text:soft-page-break/>currently has it set to.</text:p>
                </text:list-item>
                <text:list-item>
                  <text:p text:style-name="P422">This will be glitchly, we need to do more than set x to xOffset.</text:p>
                </text:list-item>
              </text:list>
            </text:list-item>
            <text:list-item>
              <text:p text:style-name="P422">New var, foat rawNewXPos = transform.localPosition.x + xOffset.</text:p>
              <text:list>
                <text:list-item>
                  <text:p text:style-name="P422">Use this in the new vector for the x coordinate.</text:p>
                </text:list-item>
                <text:list-item>
                  <text:p text:style-name="P422">Remember that xOffset gets up to about 0.06x , not enough to truly move. RawNewXPos constantly adds to the x coordinate .</text:p>
                </text:list-item>
                <text:list-item>
                  <text:p text:style-name="P423">Ship moves off screen, need to fix this.</text:p>
                </text:list-item>
              </text:list>
            </text:list-item>
            <text:list-item>
              <text:p text:style-name="P423">Limit the range of the ships x movements</text:p>
              <text:list>
                <text:list-item>
                  <text:p text:style-name="P423">use Mathf.Clamp(rawPosition, min float, max float);</text:p>
                </text:list-item>
                <text:list-item>
                  <text:p text:style-name="P423">float clampedxPos = Mathf.Clamp(rawNewXPos, -xRange, xrange);</text:p>
                </text:list-item>
                <text:list-item>
                  <text:p text:style-name="P424">serialize a member var xRange, set to max x movement of 3f. This is our max range before leaving the screen.</text:p>
                </text:list-item>
              </text:list>
            </text:list-item>
          </text:list>
        </text:list-item>
      </text:list>
      <text:p text:style-name="P425"/>
      <text:p text:style-name="P426">85. understanding roll pitch and yaw</text:p>
      <text:list xml:id="list942271424977112627" text:style-name="L72">
        <text:list-item>
          <text:p text:style-name="P427">get vertical movements</text:p>
          <text:list>
            <text:list-item>
              <text:p text:style-name="P430">wrote the code using above as <text:s/>a fuide.</text:p>
            </text:list-item>
          </text:list>
        </text:list-item>
        <text:list-item>
          <text:p text:style-name="P428">move ship around yaw axis, rotate about y axis when piloting left or right</text:p>
          <text:list>
            <text:list-item>
              <text:p text:style-name="P428">this will correct our aiming problem.</text:p>
            </text:list-item>
          </text:list>
        </text:list-item>
      </text:list>
      <text:p text:style-name="P429"/>
      <text:p text:style-name="P431">86. set locale rotation</text:p>
      <text:list xml:id="list762598220626865867" text:style-name="L73">
        <text:list-item>
          <text:p text:style-name="P43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7T13:36:32.381754517</dc:date>
    <meta:editing-duration>P1DT21H47M48S</meta:editing-duration>
    <meta:editing-cycles>391</meta:editing-cycles>
    <meta:generator>LibreOffice/5.0.3.2$Linux_x86 LibreOffice_project/00m0$Build-2</meta:generator>
    <meta:document-statistic meta:table-count="0" meta:image-count="0" meta:object-count="0" meta:page-count="21" meta:paragraph-count="915" meta:word-count="7929" meta:character-count="41632" meta:non-whitespace-character-count="35369"/>
  </office:meta>
</office:document-meta>
</file>